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05cm"/>
    </style:style>
    <style:style style:name="co2" style:family="table-column">
      <style:table-column-properties fo:break-before="auto" style:column-width="1.778cm"/>
    </style:style>
    <style:style style:name="co3" style:family="table-column">
      <style:table-column-properties fo:break-before="auto" style:column-width="0.878cm"/>
    </style:style>
    <style:style style:name="co4" style:family="table-column">
      <style:table-column-properties fo:break-before="auto" style:column-width="1.942cm"/>
    </style:style>
    <style:style style:name="co5" style:family="table-column">
      <style:table-column-properties fo:break-before="auto" style:column-width="1.914cm"/>
    </style:style>
    <style:style style:name="co6" style:family="table-column">
      <style:table-column-properties fo:break-before="auto" style:column-width="1.588cm"/>
    </style:style>
    <style:style style:name="co7" style:family="table-column">
      <style:table-column-properties fo:break-before="auto" style:column-width="1.506cm"/>
    </style:style>
    <style:style style:name="co8" style:family="table-column">
      <style:table-column-properties fo:break-before="auto" style:column-width="1.207cm"/>
    </style:style>
    <style:style style:name="co9" style:family="table-column">
      <style:table-column-properties fo:break-before="auto" style:column-width="3.466cm"/>
    </style:style>
    <style:style style:name="co10" style:family="table-column">
      <style:table-column-properties fo:break-before="auto" style:column-width="0.907cm"/>
    </style:style>
    <style:style style:name="co11" style:family="table-column">
      <style:table-column-properties fo:break-before="auto" style:column-width="1.097cm"/>
    </style:style>
    <style:style style:name="co12" style:family="table-column">
      <style:table-column-properties fo:break-before="auto" style:column-width="0.743cm"/>
    </style:style>
    <style:style style:name="co13" style:family="table-column">
      <style:table-column-properties fo:break-before="auto" style:column-width="1.752cm"/>
    </style:style>
    <style:style style:name="co14" style:family="table-column">
      <style:table-column-properties fo:break-before="auto" style:column-width="3.276cm"/>
    </style:style>
    <style:style style:name="co15" style:family="table-column">
      <style:table-column-properties fo:break-before="auto" style:column-width="0.961cm"/>
    </style:style>
    <style:style style:name="co1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results" table:style-name="ta1">
        <table:table-column table:style-name="co1" table:default-cell-style-name="Default"/>
        <table:table-column table:style-name="co1" table:default-cell-style-name="ce1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7" table:default-cell-style-name="Default"/>
        <table:table-column table:style-name="co4" table:default-cell-style-name="Default"/>
        <table:table-column table:style-name="co6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9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0" table:default-cell-style-name="Default"/>
        <table:table-column table:style-name="co15" table:default-cell-style-name="Default"/>
        <table:table-column table:style-name="co14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23-01-28</text:p>
          </table:table-cell>
          <table:table-cell office:value-type="string" calcext:value-type="string">
            <text:p>12:33:28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44.71128" calcext:value-type="float">
            <text:p>44,7112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33.722204" calcext:value-type="float">
            <text:p>33,72220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200632855664688" calcext:value-type="float">
            <text:p>0,200632855664688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34.3941936633663" calcext:value-type="float">
            <text:p>34,3941936633663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23-01-28</text:p>
          </table:table-cell>
          <table:table-cell office:value-type="string" calcext:value-type="string">
            <text:p>12:52:00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45.130711" calcext:value-type="float">
            <text:p>45,130711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0.01366" calcext:value-type="float">
            <text:p>40,0136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19365285661447" calcext:value-type="float">
            <text:p>0,119365285661447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.0434883451235069" calcext:value-type="float">
            <text:p>0,043488345123507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29.2149424" calcext:value-type="float">
            <text:p>29,2149424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023-01-28</text:p>
          </table:table-cell>
          <table:table-cell office:value-type="string" calcext:value-type="string">
            <text:p>13:09:34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49.492787" calcext:value-type="float">
            <text:p>49,492787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2.446356" calcext:value-type="float">
            <text:p>42,44635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46101113826048" calcext:value-type="float">
            <text:p>0,146101113826048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.120254721364345" calcext:value-type="float">
            <text:p>0,120254721364345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36.9376976237624" calcext:value-type="float">
            <text:p>36,9376976237624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023-01-28</text:p>
          </table:table-cell>
          <table:table-cell office:value-type="string" calcext:value-type="string">
            <text:p>13:27:10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51.841597" calcext:value-type="float">
            <text:p>51,841597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36.909875" calcext:value-type="float">
            <text:p>36,909875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19259239922247" calcext:value-type="float">
            <text:p>0,119259239922247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.113147059747933" calcext:value-type="float">
            <text:p>0,113147059747933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29.448154950495" calcext:value-type="float">
            <text:p>29,448154950495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2023-01-28</text:p>
          </table:table-cell>
          <table:table-cell office:value-type="string" calcext:value-type="string">
            <text:p>13:44:47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48.150609" calcext:value-type="float">
            <text:p>48,150609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39.174799" calcext:value-type="float">
            <text:p>39,174799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6659141158283" calcext:value-type="float">
            <text:p>0,16659141158283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.00296129586306968" calcext:value-type="float">
            <text:p>0,00296129586307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30.762296" calcext:value-type="float">
            <text:p>30,762296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2023-01-28</text:p>
          </table:table-cell>
          <table:table-cell office:value-type="string" calcext:value-type="string">
            <text:p>14:02:24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43.872419" calcext:value-type="float">
            <text:p>43,872419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36.825989" calcext:value-type="float">
            <text:p>36,825989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424760132045" calcext:value-type="float">
            <text:p>0,1424760132045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30.7759741584158" calcext:value-type="float">
            <text:p>30,7759741584158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2023-01-28</text:p>
          </table:table-cell>
          <table:table-cell office:value-type="string" calcext:value-type="string">
            <text:p>14:20:00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52.764344" calcext:value-type="float">
            <text:p>52,76434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39.426457" calcext:value-type="float">
            <text:p>39,426457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227789330396799" calcext:value-type="float">
            <text:p>0,227789330396799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.04119343258989" calcext:value-type="float">
            <text:p>0,04119343258989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30.7970967326733" calcext:value-type="float">
            <text:p>30,7970967326733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2023-01-28</text:p>
          </table:table-cell>
          <table:table-cell office:value-type="string" calcext:value-type="string">
            <text:p>14:38:07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46.724546" calcext:value-type="float">
            <text:p>46,72454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34.22552" calcext:value-type="float">
            <text:p>34,2255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29843640561033" calcext:value-type="float">
            <text:p>0,29843640561033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.142358404230078" calcext:value-type="float">
            <text:p>0,142358404230078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39.7408552475248" calcext:value-type="float">
            <text:p>39,7408552475248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2023-01-28</text:p>
          </table:table-cell>
          <table:table-cell office:value-type="string" calcext:value-type="string">
            <text:p>14:55:46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49.492787" calcext:value-type="float">
            <text:p>49,492787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35.232153" calcext:value-type="float">
            <text:p>35,232153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34243107771619" calcext:value-type="float">
            <text:p>0,134243107771619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.358894998518323" calcext:value-type="float">
            <text:p>0,358894998518323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30.7901286138614" calcext:value-type="float">
            <text:p>30,7901286138614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2023-01-28</text:p>
          </table:table-cell>
          <table:table-cell office:value-type="string" calcext:value-type="string">
            <text:p>15:13:48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52.4288" calcext:value-type="float">
            <text:p>52,428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33.889976" calcext:value-type="float">
            <text:p>33,88997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56579972957196" calcext:value-type="float">
            <text:p>0,156579972957196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39.8207185148515" calcext:value-type="float">
            <text:p>39,8207185148515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2023-01-28</text:p>
          </table:table-cell>
          <table:table-cell office:value-type="string" calcext:value-type="string">
            <text:p>16:48:41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52.009369" calcext:value-type="float">
            <text:p>52,009369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35.232153" calcext:value-type="float">
            <text:p>35,232153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42813129062343" calcext:value-type="float">
            <text:p>0,142813129062343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.0362187613183629" calcext:value-type="float">
            <text:p>0,036218761318363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51.6903616" calcext:value-type="float">
            <text:p>51,6903616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2023-01-28</text:p>
          </table:table-cell>
          <table:table-cell office:value-type="string" calcext:value-type="string">
            <text:p>17:06:15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51.086622" calcext:value-type="float">
            <text:p>51,08662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39.174799" calcext:value-type="float">
            <text:p>39,174799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75981831985435" calcext:value-type="float">
            <text:p>0,175981831985435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30.1289928712871" calcext:value-type="float">
            <text:p>30,1289928712871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2023-01-28</text:p>
          </table:table-cell>
          <table:table-cell office:value-type="string" calcext:value-type="string">
            <text:p>17:41:08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50.834964" calcext:value-type="float">
            <text:p>50,83496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39.426457" calcext:value-type="float">
            <text:p>39,426457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74406759290708" calcext:value-type="float">
            <text:p>0,174406759290708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.002942388042135" calcext:value-type="float">
            <text:p>0,002942388042135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32.6695631683168" calcext:value-type="float">
            <text:p>32,6695631683168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2023-01-28</text:p>
          </table:table-cell>
          <table:table-cell office:value-type="string" calcext:value-type="string">
            <text:p>17:58:46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53.183774" calcext:value-type="float">
            <text:p>53,18377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36.742103" calcext:value-type="float">
            <text:p>36,742103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10841714568694" calcext:value-type="float">
            <text:p>0,110841714568694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.101035615054307" calcext:value-type="float">
            <text:p>0,101035615054307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31.2639838613861" calcext:value-type="float">
            <text:p>31,2639838613861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2023-01-28</text:p>
          </table:table-cell>
          <table:table-cell office:value-type="string" calcext:value-type="string">
            <text:p>18:16:19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48.234496" calcext:value-type="float">
            <text:p>48,23449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1.271951" calcext:value-type="float">
            <text:p>41,271951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58811896677848" calcext:value-type="float">
            <text:p>0,158811896677848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29.8628195049505" calcext:value-type="float">
            <text:p>29,8628195049505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2023-01-28</text:p>
          </table:table-cell>
          <table:table-cell office:value-type="string" calcext:value-type="string">
            <text:p>18:34:01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51.506053" calcext:value-type="float">
            <text:p>51,506053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1.775267" calcext:value-type="float">
            <text:p>41,775267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96788072267286" calcext:value-type="float">
            <text:p>0,196788072267286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.0666463025186748" calcext:value-type="float">
            <text:p>0,066646302518675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50.0623893069307" calcext:value-type="float">
            <text:p>50,0623893069307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2023-01-28</text:p>
          </table:table-cell>
          <table:table-cell office:value-type="string" calcext:value-type="string">
            <text:p>18:51:36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49.660559" calcext:value-type="float">
            <text:p>49,660559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5.130711" calcext:value-type="float">
            <text:p>45,130711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235770110253673" calcext:value-type="float">
            <text:p>0,235770110253673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.0334164460324397" calcext:value-type="float">
            <text:p>0,03341644603244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35.6810467326733" calcext:value-type="float">
            <text:p>35,6810467326733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2023-01-28</text:p>
          </table:table-cell>
          <table:table-cell office:value-type="string" calcext:value-type="string">
            <text:p>19:09:11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52.512686" calcext:value-type="float">
            <text:p>52,51268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2.698014" calcext:value-type="float">
            <text:p>42,69801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77221334793963" calcext:value-type="float">
            <text:p>0,177221334793963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.095093191327501" calcext:value-type="float">
            <text:p>0,095093191327501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41.1911601980198" calcext:value-type="float">
            <text:p>41,1911601980198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2023-01-28</text:p>
          </table:table-cell>
          <table:table-cell office:value-type="string" calcext:value-type="string">
            <text:p>19:27:35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50.583306" calcext:value-type="float">
            <text:p>50,58330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2.698014" calcext:value-type="float">
            <text:p>42,69801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19264799070571" calcext:value-type="float">
            <text:p>0,119264799070571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.345052437102646" calcext:value-type="float">
            <text:p>0,345052437102646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41.1911601980198" calcext:value-type="float">
            <text:p>41,1911601980198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2023-01-28</text:p>
          </table:table-cell>
          <table:table-cell office:value-type="string" calcext:value-type="string">
            <text:p>19:45:10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52.344913" calcext:value-type="float">
            <text:p>52,344913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1.691381" calcext:value-type="float">
            <text:p>41,691381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93750422174815" calcext:value-type="float">
            <text:p>0,193750422174815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.0194774478978269" calcext:value-type="float">
            <text:p>0,019477447897827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33.8117674257426" calcext:value-type="float">
            <text:p>33,8117674257426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2023-01-28</text:p>
          </table:table-cell>
          <table:table-cell office:value-type="string" calcext:value-type="string">
            <text:p>20:02:47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53.687091" calcext:value-type="float">
            <text:p>53,687091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2.026926" calcext:value-type="float">
            <text:p>42,02692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321038850938322" calcext:value-type="float">
            <text:p>0,321038850938322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36.1582004950495" calcext:value-type="float">
            <text:p>36,1582004950495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2023-01-28</text:p>
          </table:table-cell>
          <table:table-cell office:value-type="string" calcext:value-type="string">
            <text:p>20:20:19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53.016002" calcext:value-type="float">
            <text:p>53,01600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0.097546" calcext:value-type="float">
            <text:p>40,09754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207153362962348" calcext:value-type="float">
            <text:p>0,207153362962348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39.0488865346535" calcext:value-type="float">
            <text:p>39,0488865346535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2023-01-28</text:p>
          </table:table-cell>
          <table:table-cell office:value-type="string" calcext:value-type="string">
            <text:p>20:37:54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51.589939" calcext:value-type="float">
            <text:p>51,589939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39.426457" calcext:value-type="float">
            <text:p>39,426457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87043601534687" calcext:value-type="float">
            <text:p>0,187043601534687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.0617901488848349" calcext:value-type="float">
            <text:p>0,061790148884835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28.4045895049505" calcext:value-type="float">
            <text:p>28,4045895049505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2023-01-28</text:p>
          </table:table-cell>
          <table:table-cell office:value-type="string" calcext:value-type="string">
            <text:p>20:55:29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50.079989" calcext:value-type="float">
            <text:p>50,079989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2.026926" calcext:value-type="float">
            <text:p>42,02692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200939223618213" calcext:value-type="float">
            <text:p>0,200939223618213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34.1428293069307" calcext:value-type="float">
            <text:p>34,1428293069307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2023-01-28</text:p>
          </table:table-cell>
          <table:table-cell office:value-type="string" calcext:value-type="string">
            <text:p>21:13:56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52.177141" calcext:value-type="float">
            <text:p>52,177141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38.923141" calcext:value-type="float">
            <text:p>38,923141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290535141325429" calcext:value-type="float">
            <text:p>0,290535141325429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.140081068192656" calcext:value-type="float">
            <text:p>0,140081068192656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38.6255802970297" calcext:value-type="float">
            <text:p>38,6255802970297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2023-01-28</text:p>
          </table:table-cell>
          <table:table-cell office:value-type="string" calcext:value-type="string">
            <text:p>21:31:30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52.512686" calcext:value-type="float">
            <text:p>52,51268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39.845888" calcext:value-type="float">
            <text:p>39,84588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0753768533442061" calcext:value-type="float">
            <text:p>0,075376853344206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.0262023989751951" calcext:value-type="float">
            <text:p>0,026202398975195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38.2961703960396" calcext:value-type="float">
            <text:p>38,2961703960396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2023-01-28</text:p>
          </table:table-cell>
          <table:table-cell office:value-type="string" calcext:value-type="string">
            <text:p>21:49:04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51.841597" calcext:value-type="float">
            <text:p>51,841597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0.01366" calcext:value-type="float">
            <text:p>40,0136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86432196976309" calcext:value-type="float">
            <text:p>0,186432196976309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28.1265395049505" calcext:value-type="float">
            <text:p>28,1265395049505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2023-01-28</text:p>
          </table:table-cell>
          <table:table-cell office:value-type="string" calcext:value-type="string">
            <text:p>22:06:38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48.150609" calcext:value-type="float">
            <text:p>48,150609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1.271951" calcext:value-type="float">
            <text:p>41,271951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00165785527088" calcext:value-type="float">
            <text:p>0,100165785527088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.00281080473339517" calcext:value-type="float">
            <text:p>0,002810804733395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37.4363363366337" calcext:value-type="float">
            <text:p>37,4363363366337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2023-01-28</text:p>
          </table:table-cell>
          <table:table-cell office:value-type="string" calcext:value-type="string">
            <text:p>22:24:58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50.415534" calcext:value-type="float">
            <text:p>50,41553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39.342571" calcext:value-type="float">
            <text:p>39,342571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77402968313822" calcext:value-type="float">
            <text:p>0,177402968313822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.0206404434746712" calcext:value-type="float">
            <text:p>0,020640443474671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34.0339971287129" calcext:value-type="float">
            <text:p>34,0339971287129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2023-01-28</text:p>
          </table:table-cell>
          <table:table-cell office:value-type="string" calcext:value-type="string">
            <text:p>22:42:32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52.932116" calcext:value-type="float">
            <text:p>52,93211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1.94304" calcext:value-type="float">
            <text:p>41,9430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7049201067192" calcext:value-type="float">
            <text:p>0,17049201067192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30.3688740594059" calcext:value-type="float">
            <text:p>30,3688740594059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2023-01-28</text:p>
          </table:table-cell>
          <table:table-cell office:value-type="string" calcext:value-type="string">
            <text:p>23:00:12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52.596572" calcext:value-type="float">
            <text:p>52,59657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0.265318" calcext:value-type="float">
            <text:p>40,26531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405526021834355" calcext:value-type="float">
            <text:p>0,405526021834355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30.0786515841584" calcext:value-type="float">
            <text:p>30,0786515841584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2023-01-28</text:p>
          </table:table-cell>
          <table:table-cell office:value-type="string" calcext:value-type="string">
            <text:p>23:17:45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52.932116" calcext:value-type="float">
            <text:p>52,93211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36.909875" calcext:value-type="float">
            <text:p>36,909875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48446618880549" calcext:value-type="float">
            <text:p>0,148446618880549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34.5520311881188" calcext:value-type="float">
            <text:p>34,5520311881188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2023-01-28</text:p>
          </table:table-cell>
          <table:table-cell office:value-type="string" calcext:value-type="string">
            <text:p>23:36:08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52.596572" calcext:value-type="float">
            <text:p>52,59657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38.923141" calcext:value-type="float">
            <text:p>38,923141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59588290188673" calcext:value-type="float">
            <text:p>0,159588290188673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.0298044825941822" calcext:value-type="float">
            <text:p>0,029804482594182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40.1475452475248" calcext:value-type="float">
            <text:p>40,1475452475248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2023-01-28</text:p>
          </table:table-cell>
          <table:table-cell office:value-type="string" calcext:value-type="string">
            <text:p>23:53:43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51.086622" calcext:value-type="float">
            <text:p>51,08662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4.795166" calcext:value-type="float">
            <text:p>44,79516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5044030757121" calcext:value-type="float">
            <text:p>0,15044030757121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.209768477754182" calcext:value-type="float">
            <text:p>0,209768477754182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47.0950695049505" calcext:value-type="float">
            <text:p>47,0950695049505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2023-01-29</text:p>
          </table:table-cell>
          <table:table-cell office:value-type="string" calcext:value-type="string">
            <text:p>00:11:18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52.344913" calcext:value-type="float">
            <text:p>52,344913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39.762001" calcext:value-type="float">
            <text:p>39,762001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53893440777816" calcext:value-type="float">
            <text:p>0,153893440777816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.105032822757112" calcext:value-type="float">
            <text:p>0,105032822757112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32.7082126732673" calcext:value-type="float">
            <text:p>32,7082126732673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2023-01-29</text:p>
          </table:table-cell>
          <table:table-cell office:value-type="string" calcext:value-type="string">
            <text:p>00:28:54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49.912217" calcext:value-type="float">
            <text:p>49,912217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3.704647" calcext:value-type="float">
            <text:p>43,704647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209617934096679" calcext:value-type="float">
            <text:p>0,209617934096679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.0822848648935605" calcext:value-type="float">
            <text:p>0,082284864893561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35.9217274257426" calcext:value-type="float">
            <text:p>35,9217274257426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2023-01-29</text:p>
          </table:table-cell>
          <table:table-cell office:value-type="string" calcext:value-type="string">
            <text:p>00:46:29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51.925483" calcext:value-type="float">
            <text:p>51,925483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39.090913" calcext:value-type="float">
            <text:p>39,090913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209770396066356" calcext:value-type="float">
            <text:p>0,209770396066356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.0682553343027569" calcext:value-type="float">
            <text:p>0,068255334302757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30.0115995049505" calcext:value-type="float">
            <text:p>30,0115995049505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2023-01-29</text:p>
          </table:table-cell>
          <table:table-cell office:value-type="string" calcext:value-type="string">
            <text:p>01:04:04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53.26766" calcext:value-type="float">
            <text:p>53,2676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0.600862" calcext:value-type="float">
            <text:p>40,60086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63860027510547" calcext:value-type="float">
            <text:p>0,163860027510547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.62287493928398" calcext:value-type="float">
            <text:p>0,62287493928398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43.3393307920792" calcext:value-type="float">
            <text:p>43,3393307920792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2023-01-29</text:p>
          </table:table-cell>
          <table:table-cell office:value-type="string" calcext:value-type="string">
            <text:p>01:21:39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51.757711" calcext:value-type="float">
            <text:p>51,757711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3.117445" calcext:value-type="float">
            <text:p>43,117445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37208273345958" calcext:value-type="float">
            <text:p>0,37208273345958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33.1928028712871" calcext:value-type="float">
            <text:p>33,1928028712871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2023-01-29</text:p>
          </table:table-cell>
          <table:table-cell office:value-type="string" calcext:value-type="string">
            <text:p>01:39:17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49.660559" calcext:value-type="float">
            <text:p>49,660559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2.698014" calcext:value-type="float">
            <text:p>42,69801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65421612992971" calcext:value-type="float">
            <text:p>0,165421612992971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36.4969767326733" calcext:value-type="float">
            <text:p>36,4969767326733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2023-01-29</text:p>
          </table:table-cell>
          <table:table-cell office:value-type="string" calcext:value-type="string">
            <text:p>01:56:51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51.086622" calcext:value-type="float">
            <text:p>51,08662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0.936407" calcext:value-type="float">
            <text:p>40,936407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93358221559543" calcext:value-type="float">
            <text:p>0,193358221559543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30.0316784158416" calcext:value-type="float">
            <text:p>30,0316784158416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2023-01-29</text:p>
          </table:table-cell>
          <table:table-cell office:value-type="string" calcext:value-type="string">
            <text:p>02:14:42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51.506053" calcext:value-type="float">
            <text:p>51,506053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38.08428" calcext:value-type="float">
            <text:p>38,0842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40247196128525" calcext:value-type="float">
            <text:p>0,140247196128525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.00609217460172409" calcext:value-type="float">
            <text:p>0,006092174601724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28.4208520792079" calcext:value-type="float">
            <text:p>28,4208520792079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2023-01-29</text:p>
          </table:table-cell>
          <table:table-cell office:value-type="string" calcext:value-type="string">
            <text:p>02:32:20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54.77761" calcext:value-type="float">
            <text:p>54,77761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0.349204" calcext:value-type="float">
            <text:p>40,34920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90472140058513" calcext:value-type="float">
            <text:p>0,190472140058513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.0201259308243006" calcext:value-type="float">
            <text:p>0,020125930824301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28.5221069306931" calcext:value-type="float">
            <text:p>28,5221069306931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2023-01-29</text:p>
          </table:table-cell>
          <table:table-cell office:value-type="string" calcext:value-type="string">
            <text:p>02:50:17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51.254394" calcext:value-type="float">
            <text:p>51,25439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2.110812" calcext:value-type="float">
            <text:p>42,11081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68218271618095" calcext:value-type="float">
            <text:p>0,168218271618095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.0358126721763085" calcext:value-type="float">
            <text:p>0,035812672176309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28.0752795049505" calcext:value-type="float">
            <text:p>28,0752795049505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2023-01-29</text:p>
          </table:table-cell>
          <table:table-cell office:value-type="string" calcext:value-type="string">
            <text:p>03:07:56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49.828331" calcext:value-type="float">
            <text:p>49,828331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39.762001" calcext:value-type="float">
            <text:p>39,762001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42030944117188" calcext:value-type="float">
            <text:p>0,142030944117188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.0175054704595186" calcext:value-type="float">
            <text:p>0,017505470459519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28.4796731683168" calcext:value-type="float">
            <text:p>28,4796731683168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2023-01-29</text:p>
          </table:table-cell>
          <table:table-cell office:value-type="string" calcext:value-type="string">
            <text:p>03:25:29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50.49942" calcext:value-type="float">
            <text:p>50,4994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1.607495" calcext:value-type="float">
            <text:p>41,607495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61387957319121" calcext:value-type="float">
            <text:p>0,161387957319121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.00836446774103608" calcext:value-type="float">
            <text:p>0,008364467741036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28.5955844554455" calcext:value-type="float">
            <text:p>28,5955844554455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2023-01-29</text:p>
          </table:table-cell>
          <table:table-cell office:value-type="string" calcext:value-type="string">
            <text:p>03:43:04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49.912217" calcext:value-type="float">
            <text:p>49,912217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2.446356" calcext:value-type="float">
            <text:p>42,44635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53122342650294" calcext:value-type="float">
            <text:p>0,153122342650294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.177649020197327" calcext:value-type="float">
            <text:p>0,177649020197327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28.2411479207921" calcext:value-type="float">
            <text:p>28,2411479207921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2023-01-29</text:p>
          </table:table-cell>
          <table:table-cell office:value-type="string" calcext:value-type="string">
            <text:p>04:00:38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49.073356" calcext:value-type="float">
            <text:p>49,07335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3.201331" calcext:value-type="float">
            <text:p>43,201331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69698374050698" calcext:value-type="float">
            <text:p>0,169698374050698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44.5386394059406" calcext:value-type="float">
            <text:p>44,5386394059406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2023-01-29</text:p>
          </table:table-cell>
          <table:table-cell office:value-type="string" calcext:value-type="string">
            <text:p>04:18:18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51.086622" calcext:value-type="float">
            <text:p>51,08662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37.497077" calcext:value-type="float">
            <text:p>37,497077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40428454370062" calcext:value-type="float">
            <text:p>0,140428454370062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27.8714559405941" calcext:value-type="float">
            <text:p>27,8714559405941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2023-01-29</text:p>
          </table:table-cell>
          <table:table-cell office:value-type="string" calcext:value-type="string">
            <text:p>04:36:11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51.841597" calcext:value-type="float">
            <text:p>51,841597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1.188065" calcext:value-type="float">
            <text:p>41,188065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3611833154794" calcext:value-type="float">
            <text:p>0,13611833154794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35.0872526732673" calcext:value-type="float">
            <text:p>35,0872526732673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2023-01-29</text:p>
          </table:table-cell>
          <table:table-cell office:value-type="string" calcext:value-type="string">
            <text:p>04:53:51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51.170508" calcext:value-type="float">
            <text:p>51,17050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1.188065" calcext:value-type="float">
            <text:p>41,188065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55193958297524" calcext:value-type="float">
            <text:p>0,155193958297524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.405576679340938" calcext:value-type="float">
            <text:p>0,405576679340938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33.5646620792079" calcext:value-type="float">
            <text:p>33,5646620792079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2023-01-29</text:p>
          </table:table-cell>
          <table:table-cell office:value-type="string" calcext:value-type="string">
            <text:p>05:11:27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46.976204" calcext:value-type="float">
            <text:p>46,97620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5.214597" calcext:value-type="float">
            <text:p>45,214597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44272117636984" calcext:value-type="float">
            <text:p>0,144272117636984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.248871100164204" calcext:value-type="float">
            <text:p>0,248871100164204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33.2040789108911" calcext:value-type="float">
            <text:p>33,2040789108911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2023-01-29</text:p>
          </table:table-cell>
          <table:table-cell office:value-type="string" calcext:value-type="string">
            <text:p>05:29:07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51.757711" calcext:value-type="float">
            <text:p>51,757711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0.097546" calcext:value-type="float">
            <text:p>40,09754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5371520540698" calcext:value-type="float">
            <text:p>0,15371520540698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.138868797916968" calcext:value-type="float">
            <text:p>0,138868797916968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31.709787029703" calcext:value-type="float">
            <text:p>31,709787029703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2023-01-29</text:p>
          </table:table-cell>
          <table:table-cell office:value-type="string" calcext:value-type="string">
            <text:p>05:46:44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53.435432" calcext:value-type="float">
            <text:p>53,43543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4.962938" calcext:value-type="float">
            <text:p>44,96293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249318851905639" calcext:value-type="float">
            <text:p>0,249318851905639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.121262158466421" calcext:value-type="float">
            <text:p>0,121262158466421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26.8962121782178" calcext:value-type="float">
            <text:p>26,8962121782178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2023-01-29</text:p>
          </table:table-cell>
          <table:table-cell office:value-type="string" calcext:value-type="string">
            <text:p>06:04:17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50.667192" calcext:value-type="float">
            <text:p>50,66719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1.104179" calcext:value-type="float">
            <text:p>41,104179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203357548314084" calcext:value-type="float">
            <text:p>0,203357548314084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.220139986452924" calcext:value-type="float">
            <text:p>0,220139986452924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27.8075495049505" calcext:value-type="float">
            <text:p>27,8075495049505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2023-01-29</text:p>
          </table:table-cell>
          <table:table-cell office:value-type="string" calcext:value-type="string">
            <text:p>06:21:53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52.84823" calcext:value-type="float">
            <text:p>52,84823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0.43309" calcext:value-type="float">
            <text:p>40,43309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61094899422678" calcext:value-type="float">
            <text:p>0,161094899422678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34.0908825742574" calcext:value-type="float">
            <text:p>34,0908825742574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2023-01-29</text:p>
          </table:table-cell>
          <table:table-cell office:value-type="string" calcext:value-type="string">
            <text:p>06:40:20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51.086622" calcext:value-type="float">
            <text:p>51,08662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1.104179" calcext:value-type="float">
            <text:p>41,104179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88795901870255" calcext:value-type="float">
            <text:p>0,188795901870255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.0254007676676451" calcext:value-type="float">
            <text:p>0,025400767667645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30.4086278217822" calcext:value-type="float">
            <text:p>30,4086278217822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2023-01-29</text:p>
          </table:table-cell>
          <table:table-cell office:value-type="string" calcext:value-type="string">
            <text:p>06:57:55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50.163875" calcext:value-type="float">
            <text:p>50,163875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3.369103" calcext:value-type="float">
            <text:p>43,369103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85238910803022" calcext:value-type="float">
            <text:p>0,185238910803022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.0989701752039588" calcext:value-type="float">
            <text:p>0,098970175203959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31.0593618811881" calcext:value-type="float">
            <text:p>31,0593618811881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2023-01-29</text:p>
          </table:table-cell>
          <table:table-cell office:value-type="string" calcext:value-type="string">
            <text:p>07:15:30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48.486154" calcext:value-type="float">
            <text:p>48,48615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38.08428" calcext:value-type="float">
            <text:p>38,0842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06206579267506" calcext:value-type="float">
            <text:p>0,106206579267506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.00304608730086204" calcext:value-type="float">
            <text:p>0,003046087300862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41.2830765346535" calcext:value-type="float">
            <text:p>41,2830765346535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2023-01-29</text:p>
          </table:table-cell>
          <table:table-cell office:value-type="string" calcext:value-type="string">
            <text:p>07:33:05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50.667192" calcext:value-type="float">
            <text:p>50,66719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0.768634" calcext:value-type="float">
            <text:p>40,76863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97657439108163" calcext:value-type="float">
            <text:p>0,197657439108163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.0341462026577128" calcext:value-type="float">
            <text:p>0,034146202657713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36.8538491089109" calcext:value-type="float">
            <text:p>36,8538491089109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2023-01-29</text:p>
          </table:table-cell>
          <table:table-cell office:value-type="string" calcext:value-type="string">
            <text:p>07:50:38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50.079989" calcext:value-type="float">
            <text:p>50,079989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39.510343" calcext:value-type="float">
            <text:p>39,510343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221552305908226" calcext:value-type="float">
            <text:p>0,221552305908226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.0440412225843389" calcext:value-type="float">
            <text:p>0,044041222584339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28.1758569306931" calcext:value-type="float">
            <text:p>28,1758569306931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2023-01-29</text:p>
          </table:table-cell>
          <table:table-cell office:value-type="string" calcext:value-type="string">
            <text:p>08:08:13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52.177141" calcext:value-type="float">
            <text:p>52,177141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1.020293" calcext:value-type="float">
            <text:p>41,020293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0946379249958809" calcext:value-type="float">
            <text:p>0,094637924995881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29.8660888118812" calcext:value-type="float">
            <text:p>29,8660888118812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2023-01-29</text:p>
          </table:table-cell>
          <table:table-cell office:value-type="string" calcext:value-type="string">
            <text:p>08:25:52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53.435432" calcext:value-type="float">
            <text:p>53,43543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1.94304" calcext:value-type="float">
            <text:p>41,9430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3475953051084" calcext:value-type="float">
            <text:p>0,13475953051084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.0857395729616108" calcext:value-type="float">
            <text:p>0,085739572961611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35.8893398019802" calcext:value-type="float">
            <text:p>35,8893398019802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2023-01-29</text:p>
          </table:table-cell>
          <table:table-cell office:value-type="string" calcext:value-type="string">
            <text:p>08:43:25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52.4288" calcext:value-type="float">
            <text:p>52,428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38.50371" calcext:value-type="float">
            <text:p>38,50371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18598690973436" calcext:value-type="float">
            <text:p>0,118598690973436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.0512187038655057" calcext:value-type="float">
            <text:p>0,051218703865506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29.5555685" calcext:value-type="float">
            <text:p>29,5555685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2023-01-29</text:p>
          </table:table-cell>
          <table:table-cell office:value-type="string" calcext:value-type="string">
            <text:p>09:01:01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54.442065" calcext:value-type="float">
            <text:p>54,442065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1.104179" calcext:value-type="float">
            <text:p>41,104179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2075841912876" calcext:value-type="float">
            <text:p>0,2075841912876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.0141115375931361" calcext:value-type="float">
            <text:p>0,014111537593136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28.1615144554455" calcext:value-type="float">
            <text:p>28,1615144554455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2023-01-29</text:p>
          </table:table-cell>
          <table:table-cell office:value-type="string" calcext:value-type="string">
            <text:p>10:14:38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51.002736" calcext:value-type="float">
            <text:p>51,00273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32.212254" calcext:value-type="float">
            <text:p>32,21225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298044953283341" calcext:value-type="float">
            <text:p>0,298044953283341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38.2159842574257" calcext:value-type="float">
            <text:p>38,2159842574257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2bb7bf960d41fa2f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2023-01-29</text:p>
          </table:table-cell>
          <table:table-cell office:value-type="string" calcext:value-type="string">
            <text:p>10:32:13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49.073356" calcext:value-type="float">
            <text:p>49,07335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35.148267" calcext:value-type="float">
            <text:p>35,148267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93722437777288" calcext:value-type="float">
            <text:p>0,193722437777288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.0561093141461483" calcext:value-type="float">
            <text:p>0,056109314146148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36.7160953465347" calcext:value-type="float">
            <text:p>36,7160953465347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2bb7bf960d41fa2f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2023-01-29</text:p>
          </table:table-cell>
          <table:table-cell office:value-type="string" calcext:value-type="string">
            <text:p>10:49:49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44.627394" calcext:value-type="float">
            <text:p>44,62739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3.201331" calcext:value-type="float">
            <text:p>43,201331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411104064062775" calcext:value-type="float">
            <text:p>0,411104064062775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.209452201933405" calcext:value-type="float">
            <text:p>0,209452201933405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34.9154501980198" calcext:value-type="float">
            <text:p>34,9154501980198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2bb7bf960d41fa2f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2023-01-29</text:p>
          </table:table-cell>
          <table:table-cell office:value-type="string" calcext:value-type="string">
            <text:p>11:07:23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47.479521" calcext:value-type="float">
            <text:p>47,479521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35.819356" calcext:value-type="float">
            <text:p>35,81935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332181589555135" calcext:value-type="float">
            <text:p>0,332181589555135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.0356252226576416" calcext:value-type="float">
            <text:p>0,035625222657642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35.3850777227723" calcext:value-type="float">
            <text:p>35,3850777227723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2bb7bf960d41fa2f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2023-01-29</text:p>
          </table:table-cell>
          <table:table-cell office:value-type="string" calcext:value-type="string">
            <text:p>11:25:04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50.751078" calcext:value-type="float">
            <text:p>50,75107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35.316039" calcext:value-type="float">
            <text:p>35,316039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48603658140657" calcext:value-type="float">
            <text:p>0,148603658140657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.0131393095292842" calcext:value-type="float">
            <text:p>0,013139309529284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46.2748436633663" calcext:value-type="float">
            <text:p>46,2748436633663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2bb7bf960d41fa2f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2023-01-29</text:p>
          </table:table-cell>
          <table:table-cell office:value-type="string" calcext:value-type="string">
            <text:p>11:42:55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48.98947" calcext:value-type="float">
            <text:p>48,98947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34.812723" calcext:value-type="float">
            <text:p>34,812723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72654238478201" calcext:value-type="float">
            <text:p>0,172654238478201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.109967009897031" calcext:value-type="float">
            <text:p>0,109967009897031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37.4508776237624" calcext:value-type="float">
            <text:p>37,4508776237624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2bb7bf960d41fa2f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2023-01-29</text:p>
          </table:table-cell>
          <table:table-cell office:value-type="string" calcext:value-type="string">
            <text:p>12:20:20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49.912217" calcext:value-type="float">
            <text:p>49,912217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34.309406" calcext:value-type="float">
            <text:p>34,30940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57016568506499" calcext:value-type="float">
            <text:p>0,157016568506499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.19949281487743" calcext:value-type="float">
            <text:p>0,19949281487743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35.7942534653465" calcext:value-type="float">
            <text:p>35,7942534653465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2bb7bf960d41fa2f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2023-01-29</text:p>
          </table:table-cell>
          <table:table-cell office:value-type="string" calcext:value-type="string">
            <text:p>12:37:54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53.519319" calcext:value-type="float">
            <text:p>53,519319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5.298483" calcext:value-type="float">
            <text:p>45,298483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81342158725184" calcext:value-type="float">
            <text:p>0,181342158725184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.0307314074984634" calcext:value-type="float">
            <text:p>0,030731407498464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34.3863941584158" calcext:value-type="float">
            <text:p>34,3863941584158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2bb7bf960d41fa2f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2023-01-29</text:p>
          </table:table-cell>
          <table:table-cell office:value-type="string" calcext:value-type="string">
            <text:p>12:55:29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53.603205" calcext:value-type="float">
            <text:p>53,603205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6.053457" calcext:value-type="float">
            <text:p>46,053457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383120196791661" calcext:value-type="float">
            <text:p>0,383120196791661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.0579359681604071" calcext:value-type="float">
            <text:p>0,057935968160407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31.8839262376238" calcext:value-type="float">
            <text:p>31,8839262376238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2bb7bf960d41fa2f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2023-01-29</text:p>
          </table:table-cell>
          <table:table-cell office:value-type="string" calcext:value-type="string">
            <text:p>16:45:19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53.26766" calcext:value-type="float">
            <text:p>53,2676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4.375736" calcext:value-type="float">
            <text:p>44,37573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94180993511851" calcext:value-type="float">
            <text:p>0,194180993511851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28.204566039604" calcext:value-type="float">
            <text:p>28,204566039604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2bb7bf960d41fa2f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2023-01-29</text:p>
          </table:table-cell>
          <table:table-cell office:value-type="string" calcext:value-type="string">
            <text:p>17:03:48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1.196032" calcext:value-type="float">
            <text:p>1,19603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5.885685" calcext:value-type="float">
            <text:p>45,885685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68931580376701" calcext:value-type="float">
            <text:p>0,168931580376701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28.109594950495" calcext:value-type="float">
            <text:p>28,109594950495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2bb7bf960d41fa2f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2023-01-29</text:p>
          </table:table-cell>
          <table:table-cell office:value-type="string" calcext:value-type="string">
            <text:p>17:21:22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53.016002" calcext:value-type="float">
            <text:p>53,01600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4.040192" calcext:value-type="float">
            <text:p>44,04019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230632971500879" calcext:value-type="float">
            <text:p>0,230632971500879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37.3650969306931" calcext:value-type="float">
            <text:p>37,3650969306931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2bb7bf960d41fa2f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2023-01-29</text:p>
          </table:table-cell>
          <table:table-cell office:value-type="string" calcext:value-type="string">
            <text:p>17:38:54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54.358179" calcext:value-type="float">
            <text:p>54,358179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1.104179" calcext:value-type="float">
            <text:p>41,104179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60327075381922" calcext:value-type="float">
            <text:p>0,160327075381922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27.9737011881188" calcext:value-type="float">
            <text:p>27,9737011881188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2bb7bf960d41fa2f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2023-01-29</text:p>
          </table:table-cell>
          <table:table-cell office:value-type="string" calcext:value-type="string">
            <text:p>17:56:27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53.351546" calcext:value-type="float">
            <text:p>53,35154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5.466255" calcext:value-type="float">
            <text:p>45,466255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20943781914313" calcext:value-type="float">
            <text:p>0,120943781914313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27.936384950495" calcext:value-type="float">
            <text:p>27,936384950495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2bb7bf960d41fa2f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2023-01-29</text:p>
          </table:table-cell>
          <table:table-cell office:value-type="string" calcext:value-type="string">
            <text:p>18:14:01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53.770977" calcext:value-type="float">
            <text:p>53,770977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5.550141" calcext:value-type="float">
            <text:p>45,550141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256982230597416" calcext:value-type="float">
            <text:p>0,256982230597416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34.5463137623762" calcext:value-type="float">
            <text:p>34,5463137623762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2bb7bf960d41fa2f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2023-01-29</text:p>
          </table:table-cell>
          <table:table-cell office:value-type="string" calcext:value-type="string">
            <text:p>18:31:33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53.603205" calcext:value-type="float">
            <text:p>53,603205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6.305116" calcext:value-type="float">
            <text:p>46,30511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52037638108231" calcext:value-type="float">
            <text:p>0,152037638108231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30.8913169306931" calcext:value-type="float">
            <text:p>30,8913169306931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2bb7bf960d41fa2f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2023-01-29</text:p>
          </table:table-cell>
          <table:table-cell office:value-type="string" calcext:value-type="string">
            <text:p>18:49:11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48.150609" calcext:value-type="float">
            <text:p>48,150609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5.382369" calcext:value-type="float">
            <text:p>45,382369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81837589790036" calcext:value-type="float">
            <text:p>0,181837589790036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.0102249488752556" calcext:value-type="float">
            <text:p>0,010224948875256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31.0843203960396" calcext:value-type="float">
            <text:p>31,0843203960396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2bb7bf960d41fa2f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2023-01-29</text:p>
          </table:table-cell>
          <table:table-cell office:value-type="string" calcext:value-type="string">
            <text:p>19:06:45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54.106521" calcext:value-type="float">
            <text:p>54,106521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6.389002" calcext:value-type="float">
            <text:p>46,38900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96561800830356" calcext:value-type="float">
            <text:p>0,196561800830356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.00500150045013504" calcext:value-type="float">
            <text:p>0,005001500450135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37.4493787128713" calcext:value-type="float">
            <text:p>37,4493787128713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2bb7bf960d41fa2f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2023-01-29</text:p>
          </table:table-cell>
          <table:table-cell office:value-type="string" calcext:value-type="string">
            <text:p>19:24:23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51.925483" calcext:value-type="float">
            <text:p>51,925483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5.634027" calcext:value-type="float">
            <text:p>45,634027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230485758723486" calcext:value-type="float">
            <text:p>0,230485758723486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.0254213590258535" calcext:value-type="float">
            <text:p>0,025421359025854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28.3123648514851" calcext:value-type="float">
            <text:p>28,3123648514851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2bb7bf960d41fa2f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2023-01-29</text:p>
          </table:table-cell>
          <table:table-cell office:value-type="string" calcext:value-type="string">
            <text:p>19:42:11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52.093255" calcext:value-type="float">
            <text:p>52,093255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5.214597" calcext:value-type="float">
            <text:p>45,214597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81415692027741" calcext:value-type="float">
            <text:p>0,181415692027741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.0410509031198686" calcext:value-type="float">
            <text:p>0,041050903119869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28.237672970297" calcext:value-type="float">
            <text:p>28,237672970297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2bb7bf960d41fa2f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2023-01-29</text:p>
          </table:table-cell>
          <table:table-cell office:value-type="string" calcext:value-type="string">
            <text:p>19:59:44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53.687091" calcext:value-type="float">
            <text:p>53,687091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5.969571" calcext:value-type="float">
            <text:p>45,969571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82362429514955" calcext:value-type="float">
            <text:p>0,182362429514955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.063088298382416" calcext:value-type="float">
            <text:p>0,063088298382416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28.5013055445545" calcext:value-type="float">
            <text:p>28,5013055445545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2bb7bf960d41fa2f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2023-01-29</text:p>
          </table:table-cell>
          <table:table-cell office:value-type="string" calcext:value-type="string">
            <text:p>20:17:20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54.861496" calcext:value-type="float">
            <text:p>54,86149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5.969571" calcext:value-type="float">
            <text:p>45,969571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212584717651362" calcext:value-type="float">
            <text:p>0,212584717651362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.070658894188306" calcext:value-type="float">
            <text:p>0,070658894188306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28.8372347524752" calcext:value-type="float">
            <text:p>28,8372347524752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2bb7bf960d41fa2f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2023-01-29</text:p>
          </table:table-cell>
          <table:table-cell office:value-type="string" calcext:value-type="string">
            <text:p>20:34:53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53.770977" calcext:value-type="float">
            <text:p>53,770977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5.969571" calcext:value-type="float">
            <text:p>45,969571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96908732250529" calcext:value-type="float">
            <text:p>0,196908732250529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.0328059151588563" calcext:value-type="float">
            <text:p>0,032805915158856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32.8219621782178" calcext:value-type="float">
            <text:p>32,8219621782178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2bb7bf960d41fa2f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2023-01-29</text:p>
          </table:table-cell>
          <table:table-cell office:value-type="string" calcext:value-type="string">
            <text:p>20:52:26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53.938749" calcext:value-type="float">
            <text:p>53,938749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5.466255" calcext:value-type="float">
            <text:p>45,466255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63356021150753" calcext:value-type="float">
            <text:p>0,163356021150753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.0153092467850582" calcext:value-type="float">
            <text:p>0,015309246785058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34.5332486138614" calcext:value-type="float">
            <text:p>34,5332486138614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2bb7bf960d41fa2f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2023-01-29</text:p>
          </table:table-cell>
          <table:table-cell office:value-type="string" calcext:value-type="string">
            <text:p>21:10:09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53.687091" calcext:value-type="float">
            <text:p>53,687091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5.550141" calcext:value-type="float">
            <text:p>45,550141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272795947058431" calcext:value-type="float">
            <text:p>0,272795947058431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31.603751980198" calcext:value-type="float">
            <text:p>31,603751980198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2bb7bf960d41fa2f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2023-01-29</text:p>
          </table:table-cell>
          <table:table-cell office:value-type="string" calcext:value-type="string">
            <text:p>21:28:34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1.400832" calcext:value-type="float">
            <text:p>1,40083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4.627394" calcext:value-type="float">
            <text:p>44,62739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230085017773911" calcext:value-type="float">
            <text:p>0,230085017773911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29.456461980198" calcext:value-type="float">
            <text:p>29,456461980198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2bb7bf960d41fa2f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2023-01-29</text:p>
          </table:table-cell>
          <table:table-cell office:value-type="string" calcext:value-type="string">
            <text:p>21:46:12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54.609838" calcext:value-type="float">
            <text:p>54,60983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1.607495" calcext:value-type="float">
            <text:p>41,607495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271406598113366" calcext:value-type="float">
            <text:p>0,271406598113366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.0250934032231082" calcext:value-type="float">
            <text:p>0,025093403223108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27.9312655445545" calcext:value-type="float">
            <text:p>27,9312655445545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2bb7bf960d41fa2f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2023-01-29</text:p>
          </table:table-cell>
          <table:table-cell office:value-type="string" calcext:value-type="string">
            <text:p>22:03:46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53.687091" calcext:value-type="float">
            <text:p>53,687091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5.550141" calcext:value-type="float">
            <text:p>45,550141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59283097184696" calcext:value-type="float">
            <text:p>0,159283097184696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.00764039220679995" calcext:value-type="float">
            <text:p>0,0076403922068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28.6697771287129" calcext:value-type="float">
            <text:p>28,6697771287129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2bb7bf960d41fa2f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2023-01-29</text:p>
          </table:table-cell>
          <table:table-cell office:value-type="string" calcext:value-type="string">
            <text:p>22:21:30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53.183774" calcext:value-type="float">
            <text:p>53,18377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5.382369" calcext:value-type="float">
            <text:p>45,382369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71529391578502" calcext:value-type="float">
            <text:p>0,171529391578502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28.0153468316832" calcext:value-type="float">
            <text:p>28,0153468316832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2bb7bf960d41fa2f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2023-01-29</text:p>
          </table:table-cell>
          <table:table-cell office:value-type="string" calcext:value-type="string">
            <text:p>22:44:27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54.693724" calcext:value-type="float">
            <text:p>54,69372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4.29185" calcext:value-type="float">
            <text:p>44,29185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53777571885476" calcext:value-type="float">
            <text:p>0,153777571885476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.00523834468308015" calcext:value-type="float">
            <text:p>0,00523834468308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27.9398177227723" calcext:value-type="float">
            <text:p>27,9398177227723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2bb7bf960d41fa2f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2023-01-29</text:p>
          </table:table-cell>
          <table:table-cell office:value-type="string" calcext:value-type="string">
            <text:p>23:02:00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53.435432" calcext:value-type="float">
            <text:p>53,43543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1.859153" calcext:value-type="float">
            <text:p>41,859153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221751263434625" calcext:value-type="float">
            <text:p>0,221751263434625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28.8288099009901" calcext:value-type="float">
            <text:p>28,8288099009901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2bb7bf960d41fa2f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2023-01-29</text:p>
          </table:table-cell>
          <table:table-cell office:value-type="string" calcext:value-type="string">
            <text:p>23:19:33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54.106521" calcext:value-type="float">
            <text:p>54,106521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5.717913" calcext:value-type="float">
            <text:p>45,717913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52432933271444" calcext:value-type="float">
            <text:p>0,152432933271444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.00253742704897234" calcext:value-type="float">
            <text:p>0,002537427048972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28.3436377227723" calcext:value-type="float">
            <text:p>28,3436377227723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2bb7bf960d41fa2f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2023-01-29</text:p>
          </table:table-cell>
          <table:table-cell office:value-type="string" calcext:value-type="string">
            <text:p>23:37:11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53.519319" calcext:value-type="float">
            <text:p>53,519319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4.375736" calcext:value-type="float">
            <text:p>44,37573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70817683466568" calcext:value-type="float">
            <text:p>0,170817683466568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28.1542312871287" calcext:value-type="float">
            <text:p>28,1542312871287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2bb7bf960d41fa2f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2023-01-29</text:p>
          </table:table-cell>
          <table:table-cell office:value-type="string" calcext:value-type="string">
            <text:p>23:54:44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54.274293" calcext:value-type="float">
            <text:p>54,274293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6.053457" calcext:value-type="float">
            <text:p>46,053457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224773575589135" calcext:value-type="float">
            <text:p>0,224773575589135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28.5497766315789" calcext:value-type="float">
            <text:p>28,5497766315789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2bb7bf960d41fa2f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2023-01-30</text:p>
          </table:table-cell>
          <table:table-cell office:value-type="string" calcext:value-type="string">
            <text:p>00:12:17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54.022635" calcext:value-type="float">
            <text:p>54,022635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3.117445" calcext:value-type="float">
            <text:p>43,117445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93629233223055" calcext:value-type="float">
            <text:p>0,193629233223055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.00269048643994834" calcext:value-type="float">
            <text:p>0,002690486439948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28.1310389108911" calcext:value-type="float">
            <text:p>28,1310389108911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2bb7bf960d41fa2f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2023-01-30</text:p>
          </table:table-cell>
          <table:table-cell office:value-type="string" calcext:value-type="string">
            <text:p>00:30:47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1.138688" calcext:value-type="float">
            <text:p>1,13868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6.556774" calcext:value-type="float">
            <text:p>46,55677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220285888492904" calcext:value-type="float">
            <text:p>0,220285888492904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.00249177713545301" calcext:value-type="float">
            <text:p>0,002491777135453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29.1606392079208" calcext:value-type="float">
            <text:p>29,1606392079208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2bb7bf960d41fa2f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2023-01-30</text:p>
          </table:table-cell>
          <table:table-cell office:value-type="string" calcext:value-type="string">
            <text:p>00:48:24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53.26766" calcext:value-type="float">
            <text:p>53,2676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4.795166" calcext:value-type="float">
            <text:p>44,79516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92918763807299" calcext:value-type="float">
            <text:p>0,192918763807299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.00258973429326151" calcext:value-type="float">
            <text:p>0,002589734293262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27.7723088118812" calcext:value-type="float">
            <text:p>27,7723088118812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2bb7bf960d41fa2f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2023-01-30</text:p>
          </table:table-cell>
          <table:table-cell office:value-type="string" calcext:value-type="string">
            <text:p>01:05:58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54.106521" calcext:value-type="float">
            <text:p>54,106521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3.117445" calcext:value-type="float">
            <text:p>43,117445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98378954645025" calcext:value-type="float">
            <text:p>0,198378954645025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.00269048643994834" calcext:value-type="float">
            <text:p>0,002690486439948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57.0919095049505" calcext:value-type="float">
            <text:p>57,0919095049505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2bb7bf960d41fa2f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2023-01-30</text:p>
          </table:table-cell>
          <table:table-cell office:value-type="string" calcext:value-type="string">
            <text:p>01:23:30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52.4288" calcext:value-type="float">
            <text:p>52,428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4.962938" calcext:value-type="float">
            <text:p>44,96293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60350743967644" calcext:value-type="float">
            <text:p>0,160350743967644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28.2049114851485" calcext:value-type="float">
            <text:p>28,2049114851485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2bb7bf960d41fa2f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2023-01-30</text:p>
          </table:table-cell>
          <table:table-cell office:value-type="string" calcext:value-type="string">
            <text:p>01:41:08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53.687091" calcext:value-type="float">
            <text:p>53,687091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4.962938" calcext:value-type="float">
            <text:p>44,96293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317000408225201" calcext:value-type="float">
            <text:p>0,317000408225201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.00258004592481746" calcext:value-type="float">
            <text:p>0,002580045924817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28.7798323762376" calcext:value-type="float">
            <text:p>28,7798323762376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2bb7bf960d41fa2f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2023-01-30</text:p>
          </table:table-cell>
          <table:table-cell office:value-type="string" calcext:value-type="string">
            <text:p>01:58:45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53.770977" calcext:value-type="float">
            <text:p>53,770977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1.607495" calcext:value-type="float">
            <text:p>41,607495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56628693662338" calcext:value-type="float">
            <text:p>0,156628693662338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29.4346314851485" calcext:value-type="float">
            <text:p>29,4346314851485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2bb7bf960d41fa2f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2023-01-30</text:p>
          </table:table-cell>
          <table:table-cell office:value-type="string" calcext:value-type="string">
            <text:p>02:16:18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53.351546" calcext:value-type="float">
            <text:p>53,35154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4.543508" calcext:value-type="float">
            <text:p>44,54350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54516519765367" calcext:value-type="float">
            <text:p>0,154516519765367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27.7099706930693" calcext:value-type="float">
            <text:p>27,7099706930693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2bb7bf960d41fa2f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2023-01-30</text:p>
          </table:table-cell>
          <table:table-cell office:value-type="string" calcext:value-type="string">
            <text:p>02:33:51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53.603205" calcext:value-type="float">
            <text:p>53,603205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5.214597" calcext:value-type="float">
            <text:p>45,214597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58435692460784" calcext:value-type="float">
            <text:p>0,158435692460784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28.0151506930693" calcext:value-type="float">
            <text:p>28,0151506930693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2bb7bf960d41fa2f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2023-01-30</text:p>
          </table:table-cell>
          <table:table-cell office:value-type="string" calcext:value-type="string">
            <text:p>02:51:24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52.84823" calcext:value-type="float">
            <text:p>52,84823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5.634027" calcext:value-type="float">
            <text:p>45,634027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72120050912261" calcext:value-type="float">
            <text:p>0,172120050912261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32.0911664356436" calcext:value-type="float">
            <text:p>32,0911664356436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2bb7bf960d41fa2f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2023-01-30</text:p>
          </table:table-cell>
          <table:table-cell office:value-type="string" calcext:value-type="string">
            <text:p>03:08:57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53.603205" calcext:value-type="float">
            <text:p>53,603205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4.375736" calcext:value-type="float">
            <text:p>44,37573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69628278016019" calcext:value-type="float">
            <text:p>0,169628278016019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27.4788056435644" calcext:value-type="float">
            <text:p>27,4788056435644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2bb7bf960d41fa2f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2023-01-30</text:p>
          </table:table-cell>
          <table:table-cell office:value-type="string" calcext:value-type="string">
            <text:p>03:26:29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53.435432" calcext:value-type="float">
            <text:p>53,43543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5.130711" calcext:value-type="float">
            <text:p>45,130711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0870775985964652" calcext:value-type="float">
            <text:p>0,087077598596465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27.479430990099" calcext:value-type="float">
            <text:p>27,479430990099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2bb7bf960d41fa2f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2023-01-30</text:p>
          </table:table-cell>
          <table:table-cell office:value-type="string" calcext:value-type="string">
            <text:p>03:44:02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53.26766" calcext:value-type="float">
            <text:p>53,2676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3.872419" calcext:value-type="float">
            <text:p>43,872419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73521475349011" calcext:value-type="float">
            <text:p>0,173521475349011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27.8533021782178" calcext:value-type="float">
            <text:p>27,8533021782178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2bb7bf960d41fa2f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2023-01-30</text:p>
          </table:table-cell>
          <table:table-cell office:value-type="string" calcext:value-type="string">
            <text:p>04:01:35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53.687091" calcext:value-type="float">
            <text:p>53,687091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5.550141" calcext:value-type="float">
            <text:p>45,550141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201265586640119" calcext:value-type="float">
            <text:p>0,201265586640119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27.7804834653465" calcext:value-type="float">
            <text:p>27,7804834653465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2bb7bf960d41fa2f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2023-01-30</text:p>
          </table:table-cell>
          <table:table-cell office:value-type="string" calcext:value-type="string">
            <text:p>04:19:09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54.190407" calcext:value-type="float">
            <text:p>54,190407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4.207964" calcext:value-type="float">
            <text:p>44,20796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49591872564839" calcext:value-type="float">
            <text:p>0,149591872564839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27.5010707920792" calcext:value-type="float">
            <text:p>27,5010707920792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2bb7bf960d41fa2f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2023-01-30</text:p>
          </table:table-cell>
          <table:table-cell office:value-type="string" calcext:value-type="string">
            <text:p>04:36:44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53.938749" calcext:value-type="float">
            <text:p>53,938749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5.466255" calcext:value-type="float">
            <text:p>45,466255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64245681265118" calcext:value-type="float">
            <text:p>0,164245681265118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.00255154113084303" calcext:value-type="float">
            <text:p>0,002551541130843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27.3522833663366" calcext:value-type="float">
            <text:p>27,3522833663366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2bb7bf960d41fa2f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2023-01-30</text:p>
          </table:table-cell>
          <table:table-cell office:value-type="string" calcext:value-type="string">
            <text:p>04:54:17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53.770977" calcext:value-type="float">
            <text:p>53,770977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4.207964" calcext:value-type="float">
            <text:p>44,20796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42673675397246" calcext:value-type="float">
            <text:p>0,142673675397246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.00262412091949197" calcext:value-type="float">
            <text:p>0,002624120919492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28.4038979207921" calcext:value-type="float">
            <text:p>28,4038979207921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2bb7bf960d41fa2f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2023-01-30</text:p>
          </table:table-cell>
          <table:table-cell office:value-type="string" calcext:value-type="string">
            <text:p>05:11:50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53.603205" calcext:value-type="float">
            <text:p>53,603205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5.550141" calcext:value-type="float">
            <text:p>45,550141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25722315431474" calcext:value-type="float">
            <text:p>0,25722315431474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28.1978928712871" calcext:value-type="float">
            <text:p>28,1978928712871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2bb7bf960d41fa2f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2023-01-30</text:p>
          </table:table-cell>
          <table:table-cell office:value-type="string" calcext:value-type="string">
            <text:p>05:29:28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53.26766" calcext:value-type="float">
            <text:p>53,2676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4.543508" calcext:value-type="float">
            <text:p>44,54350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74739310388963" calcext:value-type="float">
            <text:p>0,174739310388963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32.8402591089109" calcext:value-type="float">
            <text:p>32,8402591089109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2bb7bf960d41fa2f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2023-01-30</text:p>
          </table:table-cell>
          <table:table-cell office:value-type="string" calcext:value-type="string">
            <text:p>05:48:15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1.318912" calcext:value-type="float">
            <text:p>1,31891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4.879052" calcext:value-type="float">
            <text:p>44,87905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201471034623254" calcext:value-type="float">
            <text:p>0,201471034623254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.00258491443933206" calcext:value-type="float">
            <text:p>0,002584914439332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33.5207056435644" calcext:value-type="float">
            <text:p>33,5207056435644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2023-01-30</text:p>
          </table:table-cell>
          <table:table-cell office:value-type="string" calcext:value-type="string">
            <text:p>06:05:48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53.351546" calcext:value-type="float">
            <text:p>53,35154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4.71128" calcext:value-type="float">
            <text:p>44,7112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55384561601075" calcext:value-type="float">
            <text:p>0,155384561601075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.00259457215505163" calcext:value-type="float">
            <text:p>0,002594572155052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28.5234196039604" calcext:value-type="float">
            <text:p>28,5234196039604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2023-01-30</text:p>
          </table:table-cell>
          <table:table-cell office:value-type="string" calcext:value-type="string">
            <text:p>06:23:21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51.673825" calcext:value-type="float">
            <text:p>51,673825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1.859153" calcext:value-type="float">
            <text:p>41,859153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262090037760686" calcext:value-type="float">
            <text:p>0,262090037760686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28.52352" calcext:value-type="float">
            <text:p>28,52352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2023-01-30</text:p>
          </table:table-cell>
          <table:table-cell office:value-type="string" calcext:value-type="string">
            <text:p>06:40:55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53.183774" calcext:value-type="float">
            <text:p>53,18377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3.956305" calcext:value-type="float">
            <text:p>43,956305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76737175043863" calcext:value-type="float">
            <text:p>0,176737175043863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29.7937774257426" calcext:value-type="float">
            <text:p>29,7937774257426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2023-01-30</text:p>
          </table:table-cell>
          <table:table-cell office:value-type="string" calcext:value-type="string">
            <text:p>06:58:33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53.687091" calcext:value-type="float">
            <text:p>53,687091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5.634027" calcext:value-type="float">
            <text:p>45,634027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3484942048342" calcext:value-type="float">
            <text:p>0,13484942048342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.0050842718051707" calcext:value-type="float">
            <text:p>0,005084271805171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28.0832442574257" calcext:value-type="float">
            <text:p>28,0832442574257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2023-01-30</text:p>
          </table:table-cell>
          <table:table-cell office:value-type="string" calcext:value-type="string">
            <text:p>07:16:07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52.093255" calcext:value-type="float">
            <text:p>52,093255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6.389002" calcext:value-type="float">
            <text:p>46,38900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35023801932503" calcext:value-type="float">
            <text:p>0,135023801932503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.00500150045013504" calcext:value-type="float">
            <text:p>0,005001500450135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29.7571171287129" calcext:value-type="float">
            <text:p>29,7571171287129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2023-01-30</text:p>
          </table:table-cell>
          <table:table-cell office:value-type="string" calcext:value-type="string">
            <text:p>07:33:47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53.938749" calcext:value-type="float">
            <text:p>53,938749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5.382369" calcext:value-type="float">
            <text:p>45,382369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86562527325411" calcext:value-type="float">
            <text:p>0,186562527325411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27.5143232673267" calcext:value-type="float">
            <text:p>27,5143232673267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2023-01-30</text:p>
          </table:table-cell>
          <table:table-cell office:value-type="string" calcext:value-type="string">
            <text:p>07:52:14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1.335296" calcext:value-type="float">
            <text:p>1,33529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2.36247" calcext:value-type="float">
            <text:p>42,36247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48635796746452" calcext:value-type="float">
            <text:p>0,148635796746452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27.7780706930693" calcext:value-type="float">
            <text:p>27,7780706930693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2023-01-30</text:p>
          </table:table-cell>
          <table:table-cell office:value-type="string" calcext:value-type="string">
            <text:p>08:09:47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50.583306" calcext:value-type="float">
            <text:p>50,58330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36.909875" calcext:value-type="float">
            <text:p>36,909875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306110626393806" calcext:value-type="float">
            <text:p>0,306110626393806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.0282867649369834" calcext:value-type="float">
            <text:p>0,028286764936983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35.8509236633663" calcext:value-type="float">
            <text:p>35,8509236633663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2023-01-30</text:p>
          </table:table-cell>
          <table:table-cell office:value-type="string" calcext:value-type="string">
            <text:p>08:27:20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50.583306" calcext:value-type="float">
            <text:p>50,58330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37.497077" calcext:value-type="float">
            <text:p>37,497077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26739747554543" calcext:value-type="float">
            <text:p>0,126739747554543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.736317792284132" calcext:value-type="float">
            <text:p>0,736317792284132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30.678413960396" calcext:value-type="float">
            <text:p>30,678413960396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2023-01-30</text:p>
          </table:table-cell>
          <table:table-cell office:value-type="string" calcext:value-type="string">
            <text:p>08:44:54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49.241128" calcext:value-type="float">
            <text:p>49,24112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3.788533" calcext:value-type="float">
            <text:p>43,788533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68684130241506" calcext:value-type="float">
            <text:p>0,168684130241506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.731203306310603" calcext:value-type="float">
            <text:p>0,731203306310603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29.1531396039604" calcext:value-type="float">
            <text:p>29,1531396039604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2023-01-30</text:p>
          </table:table-cell>
          <table:table-cell office:value-type="string" calcext:value-type="string">
            <text:p>13:15:01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49.828331" calcext:value-type="float">
            <text:p>49,828331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0.684748" calcext:value-type="float">
            <text:p>40,68474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54763802535685" calcext:value-type="float">
            <text:p>0,154763802535685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33.4943101980198" calcext:value-type="float">
            <text:p>33,4943101980198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2023-01-30</text:p>
          </table:table-cell>
          <table:table-cell office:value-type="string" calcext:value-type="string">
            <text:p>13:32:34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1.728512" calcext:value-type="float">
            <text:p>1,72851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3.536875" calcext:value-type="float">
            <text:p>43,536875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17826789197373" calcext:value-type="float">
            <text:p>0,117826789197373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41.4747441584158" calcext:value-type="float">
            <text:p>41,4747441584158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2023-01-30</text:p>
          </table:table-cell>
          <table:table-cell office:value-type="string" calcext:value-type="string">
            <text:p>13:50:12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51.589939" calcext:value-type="float">
            <text:p>51,589939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39.678115" calcext:value-type="float">
            <text:p>39,678115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93777278879365" calcext:value-type="float">
            <text:p>0,193777278879365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.268982253018741" calcext:value-type="float">
            <text:p>0,268982253018741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31.3668493069307" calcext:value-type="float">
            <text:p>31,3668493069307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2023-01-30</text:p>
          </table:table-cell>
          <table:table-cell office:value-type="string" calcext:value-type="string">
            <text:p>14:07:50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52.596572" calcext:value-type="float">
            <text:p>52,59657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4.375736" calcext:value-type="float">
            <text:p>44,37573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66108244367263" calcext:value-type="float">
            <text:p>0,166108244367263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.182996967478825" calcext:value-type="float">
            <text:p>0,182996967478825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45.2552806930693" calcext:value-type="float">
            <text:p>45,2552806930693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2023-01-30</text:p>
          </table:table-cell>
          <table:table-cell office:value-type="string" calcext:value-type="string">
            <text:p>14:25:23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51.589939" calcext:value-type="float">
            <text:p>51,589939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2.949672" calcext:value-type="float">
            <text:p>42,94967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248337677979132" calcext:value-type="float">
            <text:p>0,248337677979132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.0405153553196662" calcext:value-type="float">
            <text:p>0,040515355319666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29.112277029703" calcext:value-type="float">
            <text:p>29,112277029703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2023-01-30</text:p>
          </table:table-cell>
          <table:table-cell office:value-type="string" calcext:value-type="string">
            <text:p>14:42:59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52.093255" calcext:value-type="float">
            <text:p>52,093255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39.510343" calcext:value-type="float">
            <text:p>39,510343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57639940226237" calcext:value-type="float">
            <text:p>0,157639940226237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.0234886520449808" calcext:value-type="float">
            <text:p>0,023488652044981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28.9310161386139" calcext:value-type="float">
            <text:p>28,9310161386139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2023-01-30</text:p>
          </table:table-cell>
          <table:table-cell office:value-type="string" calcext:value-type="string">
            <text:p>15:18:47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52.764344" calcext:value-type="float">
            <text:p>52,76434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3.369103" calcext:value-type="float">
            <text:p>43,369103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266336261008752" calcext:value-type="float">
            <text:p>0,266336261008752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.224689046408988" calcext:value-type="float">
            <text:p>0,224689046408988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31.0752574257426" calcext:value-type="float">
            <text:p>31,0752574257426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2023-01-30</text:p>
          </table:table-cell>
          <table:table-cell office:value-type="string" calcext:value-type="string">
            <text:p>15:36:20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51.33828" calcext:value-type="float">
            <text:p>51,3382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38.839255" calcext:value-type="float">
            <text:p>38,839255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220204113772292" calcext:value-type="float">
            <text:p>0,220204113772292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.218040621266428" calcext:value-type="float">
            <text:p>0,218040621266428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32.5295693069307" calcext:value-type="float">
            <text:p>32,5295693069307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2023-01-30</text:p>
          </table:table-cell>
          <table:table-cell office:value-type="string" calcext:value-type="string">
            <text:p>15:54:43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1.196032" calcext:value-type="float">
            <text:p>1,19603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1.607495" calcext:value-type="float">
            <text:p>41,607495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47973857220327" calcext:value-type="float">
            <text:p>0,47973857220327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.158924887079685" calcext:value-type="float">
            <text:p>0,158924887079685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29.0076000990099" calcext:value-type="float">
            <text:p>29,0076000990099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2023-01-30</text:p>
          </table:table-cell>
          <table:table-cell office:value-type="string" calcext:value-type="string">
            <text:p>16:12:15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50.834964" calcext:value-type="float">
            <text:p>50,83496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2.278584" calcext:value-type="float">
            <text:p>42,27858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57916935782174" calcext:value-type="float">
            <text:p>0,157916935782174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.189326382219783" calcext:value-type="float">
            <text:p>0,189326382219783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42.7346300990099" calcext:value-type="float">
            <text:p>42,7346300990099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2023-01-30</text:p>
          </table:table-cell>
          <table:table-cell office:value-type="string" calcext:value-type="string">
            <text:p>16:31:03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1.114112" calcext:value-type="float">
            <text:p>1,11411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5.466255" calcext:value-type="float">
            <text:p>45,466255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75783101011993" calcext:value-type="float">
            <text:p>0,175783101011993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.00255147602888271" calcext:value-type="float">
            <text:p>0,002551476028883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37.8215881188119" calcext:value-type="float">
            <text:p>37,8215881188119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2023-01-30</text:p>
          </table:table-cell>
          <table:table-cell office:value-type="string" calcext:value-type="string">
            <text:p>16:48:37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51.925483" calcext:value-type="float">
            <text:p>51,925483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0.600862" calcext:value-type="float">
            <text:p>40,60086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97977223384095" calcext:value-type="float">
            <text:p>0,197977223384095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27.3876685148515" calcext:value-type="float">
            <text:p>27,3876685148515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2023-01-30</text:p>
          </table:table-cell>
          <table:table-cell office:value-type="string" calcext:value-type="string">
            <text:p>17:06:11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52.344913" calcext:value-type="float">
            <text:p>52,344913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3.369103" calcext:value-type="float">
            <text:p>43,369103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06378996059538" calcext:value-type="float">
            <text:p>0,106378996059538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.251437742410057" calcext:value-type="float">
            <text:p>0,251437742410057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31.6976227722772" calcext:value-type="float">
            <text:p>31,6976227722772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2023-01-30</text:p>
          </table:table-cell>
          <table:table-cell office:value-type="string" calcext:value-type="string">
            <text:p>17:23:45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52.261027" calcext:value-type="float">
            <text:p>52,261027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39.762001" calcext:value-type="float">
            <text:p>39,762001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22113576169698" calcext:value-type="float">
            <text:p>0,22113576169698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.105032822757112" calcext:value-type="float">
            <text:p>0,105032822757112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35.6167472277228" calcext:value-type="float">
            <text:p>35,6167472277228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2023-01-30</text:p>
          </table:table-cell>
          <table:table-cell office:value-type="string" calcext:value-type="string">
            <text:p>17:41:25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52.4288" calcext:value-type="float">
            <text:p>52,428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4.879052" calcext:value-type="float">
            <text:p>44,87905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7596139826334" calcext:value-type="float">
            <text:p>0,17596139826334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.710851470816316" calcext:value-type="float">
            <text:p>0,710851470816316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29.7705887128713" calcext:value-type="float">
            <text:p>29,7705887128713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2023-01-30</text:p>
          </table:table-cell>
          <table:table-cell office:value-type="string" calcext:value-type="string">
            <text:p>17:59:56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480.87" calcext:value-type="float">
            <text:p>480,87</text:p>
          </table:table-cell>
          <table:table-cell office:value-type="string" calcext:value-type="string">
            <text:p>K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3.620761" calcext:value-type="float">
            <text:p>43,620761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250364244992012" calcext:value-type="float">
            <text:p>0,250364244992012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.635604489122919" calcext:value-type="float">
            <text:p>0,635604489122919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43.8949385714286" calcext:value-type="float">
            <text:p>43,8949385714286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2023-01-30</text:p>
          </table:table-cell>
          <table:table-cell office:value-type="string" calcext:value-type="string">
            <text:p>18:17:28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51.673825" calcext:value-type="float">
            <text:p>51,673825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2.865786" calcext:value-type="float">
            <text:p>42,86578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95016292775298" calcext:value-type="float">
            <text:p>0,195016292775298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.384292711969906" calcext:value-type="float">
            <text:p>0,384292711969906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41.6625818811881" calcext:value-type="float">
            <text:p>41,6625818811881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2023-01-30</text:p>
          </table:table-cell>
          <table:table-cell office:value-type="string" calcext:value-type="string">
            <text:p>18:35:06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53.687091" calcext:value-type="float">
            <text:p>53,687091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0.181432" calcext:value-type="float">
            <text:p>40,18143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82355167382772" calcext:value-type="float">
            <text:p>0,182355167382772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.0894996679851026" calcext:value-type="float">
            <text:p>0,089499667985103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28.8922359405941" calcext:value-type="float">
            <text:p>28,8922359405941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2023-01-30</text:p>
          </table:table-cell>
          <table:table-cell office:value-type="string" calcext:value-type="string">
            <text:p>18:52:39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52.680458" calcext:value-type="float">
            <text:p>52,68045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4.71128" calcext:value-type="float">
            <text:p>44,7112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74688818481878" calcext:value-type="float">
            <text:p>0,174688818481878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32.8033251485148" calcext:value-type="float">
            <text:p>32,8033251485148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2023-01-30</text:p>
          </table:table-cell>
          <table:table-cell office:value-type="string" calcext:value-type="string">
            <text:p>19:10:13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51.422167" calcext:value-type="float">
            <text:p>51,422167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1.020293" calcext:value-type="float">
            <text:p>41,020293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94766458497251" calcext:value-type="float">
            <text:p>0,194766458497251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32.4428647524752" calcext:value-type="float">
            <text:p>32,4428647524752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2023-01-30</text:p>
          </table:table-cell>
          <table:table-cell office:value-type="string" calcext:value-type="string">
            <text:p>19:31:00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1.18784" calcext:value-type="float">
            <text:p>1,1878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38.671482" calcext:value-type="float">
            <text:p>38,67148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345186274500251" calcext:value-type="float">
            <text:p>0,345186274500251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.323974082073434" calcext:value-type="float">
            <text:p>0,323974082073434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42.9573508910891" calcext:value-type="float">
            <text:p>42,9573508910891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2023-01-30</text:p>
          </table:table-cell>
          <table:table-cell office:value-type="string" calcext:value-type="string">
            <text:p>19:41:07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49.660559" calcext:value-type="float">
            <text:p>49,660559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35.399925" calcext:value-type="float">
            <text:p>35,399925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386613982819086" calcext:value-type="float">
            <text:p>0,386613982819086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.0524332295592332" calcext:value-type="float">
            <text:p>0,052433229559233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29.3484300990099" calcext:value-type="float">
            <text:p>29,3484300990099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2023-01-30</text:p>
          </table:table-cell>
          <table:table-cell office:value-type="string" calcext:value-type="string">
            <text:p>19:58:45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43.872419" calcext:value-type="float">
            <text:p>43,872419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2.698014" calcext:value-type="float">
            <text:p>42,69801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59139735149821" calcext:value-type="float">
            <text:p>0,159139735149821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.339618540455361" calcext:value-type="float">
            <text:p>0,339618540455361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30.0412577227723" calcext:value-type="float">
            <text:p>30,0412577227723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2023-01-30</text:p>
          </table:table-cell>
          <table:table-cell office:value-type="string" calcext:value-type="string">
            <text:p>20:16:22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47.311749" calcext:value-type="float">
            <text:p>47,311749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35.819356" calcext:value-type="float">
            <text:p>35,81935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758888935021" calcext:value-type="float">
            <text:p>0,1758888935021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10.5547818764776" calcext:value-type="float">
            <text:p>10,5547818764776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30.2088899009901" calcext:value-type="float">
            <text:p>30,2088899009901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2023-01-30</text:p>
          </table:table-cell>
          <table:table-cell office:value-type="string" calcext:value-type="string">
            <text:p>20:34:58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1.138688" calcext:value-type="float">
            <text:p>1,13868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0.097546" calcext:value-type="float">
            <text:p>40,09754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209479399544257" calcext:value-type="float">
            <text:p>0,209479399544257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1.0704469839433" calcext:value-type="float">
            <text:p>1,0704469839433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29.238018019802" calcext:value-type="float">
            <text:p>29,238018019802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2023-01-30</text:p>
          </table:table-cell>
          <table:table-cell office:value-type="string" calcext:value-type="string">
            <text:p>20:52:43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51.33828" calcext:value-type="float">
            <text:p>51,3382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39.762001" calcext:value-type="float">
            <text:p>39,762001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244423460949579" calcext:value-type="float">
            <text:p>0,244423460949579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.0320924261874198" calcext:value-type="float">
            <text:p>0,03209242618742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29.6678000990099" calcext:value-type="float">
            <text:p>29,6678000990099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2023-01-30</text:p>
          </table:table-cell>
          <table:table-cell office:value-type="string" calcext:value-type="string">
            <text:p>21:10:19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49.325015" calcext:value-type="float">
            <text:p>49,325015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3.452989" calcext:value-type="float">
            <text:p>43,452989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23084946207474" calcext:value-type="float">
            <text:p>0,23084946207474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.00533945590944283" calcext:value-type="float">
            <text:p>0,005339455909443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64.9767466336634" calcext:value-type="float">
            <text:p>64,9767466336634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2023-01-30</text:p>
          </table:table-cell>
          <table:table-cell office:value-type="string" calcext:value-type="string">
            <text:p>21:27:57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52.177141" calcext:value-type="float">
            <text:p>52,177141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2.278584" calcext:value-type="float">
            <text:p>42,27858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319973058779126" calcext:value-type="float">
            <text:p>0,319973058779126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30.7593418811881" calcext:value-type="float">
            <text:p>30,7593418811881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2023-01-30</text:p>
          </table:table-cell>
          <table:table-cell office:value-type="string" calcext:value-type="string">
            <text:p>21:45:51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52.4288" calcext:value-type="float">
            <text:p>52,428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0.265318" calcext:value-type="float">
            <text:p>40,26531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3574376966522" calcext:value-type="float">
            <text:p>0,13574376966522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.0403353597049757" calcext:value-type="float">
            <text:p>0,040335359704976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29.9467172727273" calcext:value-type="float">
            <text:p>29,9467172727273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2023-01-30</text:p>
          </table:table-cell>
          <table:table-cell office:value-type="string" calcext:value-type="string">
            <text:p>22:03:34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50.49942" calcext:value-type="float">
            <text:p>50,4994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1.691381" calcext:value-type="float">
            <text:p>41,691381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53911297696804" calcext:value-type="float">
            <text:p>0,153911297696804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.072346819522511" calcext:value-type="float">
            <text:p>0,072346819522511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29.086998019802" calcext:value-type="float">
            <text:p>29,086998019802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2023-01-30</text:p>
          </table:table-cell>
          <table:table-cell office:value-type="string" calcext:value-type="string">
            <text:p>22:21:13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48.234496" calcext:value-type="float">
            <text:p>48,23449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1.355837" calcext:value-type="float">
            <text:p>41,355837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75142635833746" calcext:value-type="float">
            <text:p>0,175142635833746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.00280504908835905" calcext:value-type="float">
            <text:p>0,002805049088359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34.6210447524752" calcext:value-type="float">
            <text:p>34,6210447524752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2023-01-30</text:p>
          </table:table-cell>
          <table:table-cell office:value-type="string" calcext:value-type="string">
            <text:p>22:38:47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51.673825" calcext:value-type="float">
            <text:p>51,673825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4.71128" calcext:value-type="float">
            <text:p>44,7112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22964736345047" calcext:value-type="float">
            <text:p>0,22964736345047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.0856208811167038" calcext:value-type="float">
            <text:p>0,085620881116704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29.1041881188119" calcext:value-type="float">
            <text:p>29,1041881188119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2023-01-30</text:p>
          </table:table-cell>
          <table:table-cell office:value-type="string" calcext:value-type="string">
            <text:p>22:57:20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756.121" calcext:value-type="float">
            <text:p>756,121</text:p>
          </table:table-cell>
          <table:table-cell office:value-type="string" calcext:value-type="string">
            <text:p>K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2.949672" calcext:value-type="float">
            <text:p>42,94967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207729659310811" calcext:value-type="float">
            <text:p>0,207729659310811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.113442994895065" calcext:value-type="float">
            <text:p>0,113442994895065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28.504289009901" calcext:value-type="float">
            <text:p>28,504289009901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2023-01-30</text:p>
          </table:table-cell>
          <table:table-cell office:value-type="string" calcext:value-type="string">
            <text:p>23:14:56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52.177141" calcext:value-type="float">
            <text:p>52,177141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1.691381" calcext:value-type="float">
            <text:p>41,691381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32756721709753" calcext:value-type="float">
            <text:p>0,132756721709753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.061214836250313" calcext:value-type="float">
            <text:p>0,061214836250313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28.5253359405941" calcext:value-type="float">
            <text:p>28,5253359405941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2023-01-30</text:p>
          </table:table-cell>
          <table:table-cell office:value-type="string" calcext:value-type="string">
            <text:p>23:32:31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52.512686" calcext:value-type="float">
            <text:p>52,51268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0.181432" calcext:value-type="float">
            <text:p>40,18143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286889379226009" calcext:value-type="float">
            <text:p>0,286889379226009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36.2092832673267" calcext:value-type="float">
            <text:p>36,2092832673267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2023-01-30</text:p>
          </table:table-cell>
          <table:table-cell office:value-type="string" calcext:value-type="string">
            <text:p>23:50:08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53.183774" calcext:value-type="float">
            <text:p>53,18377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4.879052" calcext:value-type="float">
            <text:p>44,87905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302369933433126" calcext:value-type="float">
            <text:p>0,302369933433126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.00775474331799617" calcext:value-type="float">
            <text:p>0,007754743317996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28.2761606930693" calcext:value-type="float">
            <text:p>28,2761606930693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2023-01-31</text:p>
          </table:table-cell>
          <table:table-cell office:value-type="string" calcext:value-type="string">
            <text:p>00:07:44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50.163875" calcext:value-type="float">
            <text:p>50,163875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3.956305" calcext:value-type="float">
            <text:p>43,956305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296800222749095" calcext:value-type="float">
            <text:p>0,296800222749095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.0263914913831781" calcext:value-type="float">
            <text:p>0,026391491383178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33.5013225742574" calcext:value-type="float">
            <text:p>33,5013225742574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2023-01-31</text:p>
          </table:table-cell>
          <table:table-cell office:value-type="string" calcext:value-type="string">
            <text:p>00:26:19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974.848" calcext:value-type="float">
            <text:p>974,848</text:p>
          </table:table-cell>
          <table:table-cell office:value-type="string" calcext:value-type="string">
            <text:p>K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1.94304" calcext:value-type="float">
            <text:p>41,9430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32367928889908" calcext:value-type="float">
            <text:p>0,132367928889908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.0497842681712579" calcext:value-type="float">
            <text:p>0,049784268171258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28.894933960396" calcext:value-type="float">
            <text:p>28,894933960396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2023-01-31</text:p>
          </table:table-cell>
          <table:table-cell office:value-type="string" calcext:value-type="string">
            <text:p>00:44:52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1.155072" calcext:value-type="float">
            <text:p>1,15507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3.201331" calcext:value-type="float">
            <text:p>43,201331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250975387975199" calcext:value-type="float">
            <text:p>0,250975387975199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.287325456498389" calcext:value-type="float">
            <text:p>0,287325456498389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28.4043868316832" calcext:value-type="float">
            <text:p>28,4043868316832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2023-01-31</text:p>
          </table:table-cell>
          <table:table-cell office:value-type="string" calcext:value-type="string">
            <text:p>01:03:26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745.472" calcext:value-type="float">
            <text:p>745,472</text:p>
          </table:table-cell>
          <table:table-cell office:value-type="string" calcext:value-type="string">
            <text:p>K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39.929774" calcext:value-type="float">
            <text:p>39,92977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51125826924445" calcext:value-type="float">
            <text:p>0,151125826924445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28.5684452475248" calcext:value-type="float">
            <text:p>28,5684452475248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2023-01-31</text:p>
          </table:table-cell>
          <table:table-cell office:value-type="string" calcext:value-type="string">
            <text:p>01:21:02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53.016002" calcext:value-type="float">
            <text:p>53,01600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3.704647" calcext:value-type="float">
            <text:p>43,704647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95575941962268" calcext:value-type="float">
            <text:p>0,195575941962268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.0955566172957477" calcext:value-type="float">
            <text:p>0,095556617295748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28.3297946534653" calcext:value-type="float">
            <text:p>28,3297946534653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2023-01-31</text:p>
          </table:table-cell>
          <table:table-cell office:value-type="string" calcext:value-type="string">
            <text:p>01:38:39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51.925483" calcext:value-type="float">
            <text:p>51,925483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3.117445" calcext:value-type="float">
            <text:p>43,117445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96676321743617" calcext:value-type="float">
            <text:p>0,196676321743617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29.3830811881188" calcext:value-type="float">
            <text:p>29,3830811881188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2023-01-31</text:p>
          </table:table-cell>
          <table:table-cell office:value-type="string" calcext:value-type="string">
            <text:p>01:56:14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54.022635" calcext:value-type="float">
            <text:p>54,022635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4.375736" calcext:value-type="float">
            <text:p>44,37573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317559908968863" calcext:value-type="float">
            <text:p>0,317559908968863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28.7629518811881" calcext:value-type="float">
            <text:p>28,7629518811881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2023-01-31</text:p>
          </table:table-cell>
          <table:table-cell office:value-type="string" calcext:value-type="string">
            <text:p>02:13:51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50.079989" calcext:value-type="float">
            <text:p>50,079989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2.530242" calcext:value-type="float">
            <text:p>42,53024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201190742342068" calcext:value-type="float">
            <text:p>0,201190742342068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.084556216245704" calcext:value-type="float">
            <text:p>0,084556216245704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28.1151521782178" calcext:value-type="float">
            <text:p>28,1151521782178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2023-01-31</text:p>
          </table:table-cell>
          <table:table-cell office:value-type="string" calcext:value-type="string">
            <text:p>02:32:25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892.928" calcext:value-type="float">
            <text:p>892,928</text:p>
          </table:table-cell>
          <table:table-cell office:value-type="string" calcext:value-type="string">
            <text:p>K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1.94304" calcext:value-type="float">
            <text:p>41,9430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61341659500509" calcext:value-type="float">
            <text:p>0,161341659500509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.0414868901427149" calcext:value-type="float">
            <text:p>0,041486890142715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29.054384950495" calcext:value-type="float">
            <text:p>29,054384950495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2023-01-31</text:p>
          </table:table-cell>
          <table:table-cell office:value-type="string" calcext:value-type="string">
            <text:p>02:50:05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51.589939" calcext:value-type="float">
            <text:p>51,589939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3.704647" calcext:value-type="float">
            <text:p>43,704647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21680753233004" calcext:value-type="float">
            <text:p>0,21680753233004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.151297977384934" calcext:value-type="float">
            <text:p>0,151297977384934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29.4634963366337" calcext:value-type="float">
            <text:p>29,4634963366337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2023-01-31</text:p>
          </table:table-cell>
          <table:table-cell office:value-type="string" calcext:value-type="string">
            <text:p>03:07:41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53.016002" calcext:value-type="float">
            <text:p>53,01600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0.768634" calcext:value-type="float">
            <text:p>40,76863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51539974710858" calcext:value-type="float">
            <text:p>0,151539974710858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28.9511894059406" calcext:value-type="float">
            <text:p>28,9511894059406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2023-01-31</text:p>
          </table:table-cell>
          <table:table-cell office:value-type="string" calcext:value-type="string">
            <text:p>03:25:15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52.093255" calcext:value-type="float">
            <text:p>52,093255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1.523609" calcext:value-type="float">
            <text:p>41,523609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212449647306253" calcext:value-type="float">
            <text:p>0,212449647306253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.296139017712466" calcext:value-type="float">
            <text:p>0,296139017712466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28.8678968316832" calcext:value-type="float">
            <text:p>28,8678968316832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2023-01-31</text:p>
          </table:table-cell>
          <table:table-cell office:value-type="string" calcext:value-type="string">
            <text:p>03:42:56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52.512686" calcext:value-type="float">
            <text:p>52,51268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3.704647" calcext:value-type="float">
            <text:p>43,704647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62705273559328" calcext:value-type="float">
            <text:p>0,162705273559328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27.8361298" calcext:value-type="float">
            <text:p>27,8361298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2023-01-31</text:p>
          </table:table-cell>
          <table:table-cell office:value-type="string" calcext:value-type="string">
            <text:p>04:00:33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53.351546" calcext:value-type="float">
            <text:p>53,35154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0.516976" calcext:value-type="float">
            <text:p>40,51697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30472674103996" calcext:value-type="float">
            <text:p>0,130472674103996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30.4835859405941" calcext:value-type="float">
            <text:p>30,4835859405941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2023-01-31</text:p>
          </table:table-cell>
          <table:table-cell office:value-type="string" calcext:value-type="string">
            <text:p>04:18:09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51.506053" calcext:value-type="float">
            <text:p>51,506053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0.349204" calcext:value-type="float">
            <text:p>40,34920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73390899667663" calcext:value-type="float">
            <text:p>0,173390899667663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29.0145375247525" calcext:value-type="float">
            <text:p>29,0145375247525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2023-01-31</text:p>
          </table:table-cell>
          <table:table-cell office:value-type="string" calcext:value-type="string">
            <text:p>04:35:46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48.150609" calcext:value-type="float">
            <text:p>48,150609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2.026926" calcext:value-type="float">
            <text:p>42,02692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275330062425516" calcext:value-type="float">
            <text:p>0,275330062425516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.069007397593022" calcext:value-type="float">
            <text:p>0,069007397593022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29.9747866336634" calcext:value-type="float">
            <text:p>29,9747866336634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2023-01-31</text:p>
          </table:table-cell>
          <table:table-cell office:value-type="string" calcext:value-type="string">
            <text:p>05:30:24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49.828331" calcext:value-type="float">
            <text:p>49,828331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4.879052" calcext:value-type="float">
            <text:p>44,87905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60673859156015" calcext:value-type="float">
            <text:p>0,160673859156015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28.9896336633663" calcext:value-type="float">
            <text:p>28,9896336633663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2023-01-31</text:p>
          </table:table-cell>
          <table:table-cell office:value-type="string" calcext:value-type="string">
            <text:p>05:48:12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51.506053" calcext:value-type="float">
            <text:p>51,506053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0.600862" calcext:value-type="float">
            <text:p>40,60086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322942302661027" calcext:value-type="float">
            <text:p>0,322942302661027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.0371439183976685" calcext:value-type="float">
            <text:p>0,037143918397669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30.0032449504951" calcext:value-type="float">
            <text:p>30,0032449504951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2023-01-31</text:p>
          </table:table-cell>
          <table:table-cell office:value-type="string" calcext:value-type="string">
            <text:p>06:05:47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51.086622" calcext:value-type="float">
            <text:p>51,08662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1.188065" calcext:value-type="float">
            <text:p>41,188065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94470684650038" calcext:value-type="float">
            <text:p>0,194470684650038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.0675961132234896" calcext:value-type="float">
            <text:p>0,06759611322349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28.3151385148515" calcext:value-type="float">
            <text:p>28,3151385148515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2023-01-31</text:p>
          </table:table-cell>
          <table:table-cell office:value-type="string" calcext:value-type="string">
            <text:p>06:24:16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950.272" calcext:value-type="float">
            <text:p>950,272</text:p>
          </table:table-cell>
          <table:table-cell office:value-type="string" calcext:value-type="string">
            <text:p>K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2.7819" calcext:value-type="float">
            <text:p>42,7819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43816973695867" calcext:value-type="float">
            <text:p>0,143816973695867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.0813471081103067" calcext:value-type="float">
            <text:p>0,081347108110307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28.7683552475247" calcext:value-type="float">
            <text:p>28,7683552475247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2023-01-31</text:p>
          </table:table-cell>
          <table:table-cell office:value-type="string" calcext:value-type="string">
            <text:p>06:41:52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51.422167" calcext:value-type="float">
            <text:p>51,422167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2.194698" calcext:value-type="float">
            <text:p>42,19469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92942843373608" calcext:value-type="float">
            <text:p>0,192942843373608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.00274929205729525" calcext:value-type="float">
            <text:p>0,002749292057295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29.9746071287129" calcext:value-type="float">
            <text:p>29,9746071287129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2023-01-31</text:p>
          </table:table-cell>
          <table:table-cell office:value-type="string" calcext:value-type="string">
            <text:p>06:59:28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50.415534" calcext:value-type="float">
            <text:p>50,41553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0.936407" calcext:value-type="float">
            <text:p>40,936407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66793936261262" calcext:value-type="float">
            <text:p>0,166793936261262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.00283382452958513" calcext:value-type="float">
            <text:p>0,002833824529585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36.5570511881188" calcext:value-type="float">
            <text:p>36,5570511881188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2023-01-31</text:p>
          </table:table-cell>
          <table:table-cell office:value-type="string" calcext:value-type="string">
            <text:p>07:17:08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52.177141" calcext:value-type="float">
            <text:p>52,177141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39.594229" calcext:value-type="float">
            <text:p>39,594229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353075965792601" calcext:value-type="float">
            <text:p>0,353075965792601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.082036857988339" calcext:value-type="float">
            <text:p>0,082036857988339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28.4580947524752" calcext:value-type="float">
            <text:p>28,4580947524752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2023-01-31</text:p>
          </table:table-cell>
          <table:table-cell office:value-type="string" calcext:value-type="string">
            <text:p>07:34:49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48.98947" calcext:value-type="float">
            <text:p>48,98947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36.238786" calcext:value-type="float">
            <text:p>36,23878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54402671326235" calcext:value-type="float">
            <text:p>0,154402671326235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.20807990268263" calcext:value-type="float">
            <text:p>0,20807990268263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28.5598147524752" calcext:value-type="float">
            <text:p>28,5598147524752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2023-01-31</text:p>
          </table:table-cell>
          <table:table-cell office:value-type="string" calcext:value-type="string">
            <text:p>07:52:29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47.06009" calcext:value-type="float">
            <text:p>47,06009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1.271951" calcext:value-type="float">
            <text:p>41,271951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9755916675783" calcext:value-type="float">
            <text:p>0,19755916675783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.348539786941001" calcext:value-type="float">
            <text:p>0,348539786941001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35.9224629" calcext:value-type="float">
            <text:p>35,9224629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2023-01-31</text:p>
          </table:table-cell>
          <table:table-cell office:value-type="string" calcext:value-type="string">
            <text:p>08:10:09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54.022635" calcext:value-type="float">
            <text:p>54,022635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6.053457" calcext:value-type="float">
            <text:p>46,053457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218271841178547" calcext:value-type="float">
            <text:p>0,218271841178547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28.8326100990099" calcext:value-type="float">
            <text:p>28,8326100990099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2023-01-31</text:p>
          </table:table-cell>
          <table:table-cell office:value-type="string" calcext:value-type="string">
            <text:p>08:27:49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53.603205" calcext:value-type="float">
            <text:p>53,603205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3.620761" calcext:value-type="float">
            <text:p>43,620761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63549742625887" calcext:value-type="float">
            <text:p>0,163549742625887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28.9669602970297" calcext:value-type="float">
            <text:p>28,9669602970297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2023-01-31</text:p>
          </table:table-cell>
          <table:table-cell office:value-type="string" calcext:value-type="string">
            <text:p>08:45:30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51.33828" calcext:value-type="float">
            <text:p>51,3382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2.865786" calcext:value-type="float">
            <text:p>42,86578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345734919525513" calcext:value-type="float">
            <text:p>0,345734919525513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27.7854135" calcext:value-type="float">
            <text:p>27,7854135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2023-01-31</text:p>
          </table:table-cell>
          <table:table-cell office:value-type="string" calcext:value-type="string">
            <text:p>09:03:10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53.687091" calcext:value-type="float">
            <text:p>53,687091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5.801799" calcext:value-type="float">
            <text:p>45,801799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9845228653004" calcext:value-type="float">
            <text:p>0,19845228653004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27.9073951485149" calcext:value-type="float">
            <text:p>27,9073951485149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2023-01-31</text:p>
          </table:table-cell>
          <table:table-cell office:value-type="string" calcext:value-type="string">
            <text:p>09:20:49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54.525952" calcext:value-type="float">
            <text:p>54,52595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5.130711" calcext:value-type="float">
            <text:p>45,130711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14767745681233" calcext:value-type="float">
            <text:p>0,114767745681233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31.0052903960396" calcext:value-type="float">
            <text:p>31,0052903960396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2023-01-31</text:p>
          </table:table-cell>
          <table:table-cell office:value-type="string" calcext:value-type="string">
            <text:p>10:16:13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53.26766" calcext:value-type="float">
            <text:p>53,2676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4.375736" calcext:value-type="float">
            <text:p>44,37573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238680893929944" calcext:value-type="float">
            <text:p>0,238680893929944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28.9932146534653" calcext:value-type="float">
            <text:p>28,9932146534653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2023-01-31</text:p>
          </table:table-cell>
          <table:table-cell office:value-type="string" calcext:value-type="string">
            <text:p>10:33:50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53.26766" calcext:value-type="float">
            <text:p>53,2676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4.627394" calcext:value-type="float">
            <text:p>44,62739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85487519379661" calcext:value-type="float">
            <text:p>0,185487519379661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28.2108145544554" calcext:value-type="float">
            <text:p>28,2108145544554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2023-01-31</text:p>
          </table:table-cell>
          <table:table-cell office:value-type="string" calcext:value-type="string">
            <text:p>10:51:25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51.841597" calcext:value-type="float">
            <text:p>51,841597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5.717913" calcext:value-type="float">
            <text:p>45,717913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201981621507993" calcext:value-type="float">
            <text:p>0,201981621507993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27.820942970297" calcext:value-type="float">
            <text:p>27,820942970297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2023-01-31</text:p>
          </table:table-cell>
          <table:table-cell office:value-type="string" calcext:value-type="string">
            <text:p>11:08:59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54.609838" calcext:value-type="float">
            <text:p>54,60983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5.298483" calcext:value-type="float">
            <text:p>45,298483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34898167968643" calcext:value-type="float">
            <text:p>0,134898167968643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28.0640382178218" calcext:value-type="float">
            <text:p>28,0640382178218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2023-01-31</text:p>
          </table:table-cell>
          <table:table-cell office:value-type="string" calcext:value-type="string">
            <text:p>11:26:34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54.945382" calcext:value-type="float">
            <text:p>54,94538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4.543508" calcext:value-type="float">
            <text:p>44,54350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26641280605348" calcext:value-type="float">
            <text:p>0,126641280605348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27.74075" calcext:value-type="float">
            <text:p>27,74075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2023-01-31</text:p>
          </table:table-cell>
          <table:table-cell office:value-type="string" calcext:value-type="string">
            <text:p>11:44:10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52.344913" calcext:value-type="float">
            <text:p>52,344913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6.472888" calcext:value-type="float">
            <text:p>46,47288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224837221857669" calcext:value-type="float">
            <text:p>0,224837221857669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27.7587658415842" calcext:value-type="float">
            <text:p>27,7587658415842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2023-01-31</text:p>
          </table:table-cell>
          <table:table-cell office:value-type="string" calcext:value-type="string">
            <text:p>12:02:41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1.171456" calcext:value-type="float">
            <text:p>1,17145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3.536875" calcext:value-type="float">
            <text:p>43,536875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2742441435162" calcext:value-type="float">
            <text:p>0,12742441435162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.0213168483039783" calcext:value-type="float">
            <text:p>0,021316848303978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28.5704514851485" calcext:value-type="float">
            <text:p>28,5704514851485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2023-01-31</text:p>
          </table:table-cell>
          <table:table-cell office:value-type="string" calcext:value-type="string">
            <text:p>12:20:16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53.854863" calcext:value-type="float">
            <text:p>53,854863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4.71128" calcext:value-type="float">
            <text:p>44,7112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87299491192624" calcext:value-type="float">
            <text:p>0,187299491192624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39.5735628712871" calcext:value-type="float">
            <text:p>39,5735628712871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2023-01-31</text:p>
          </table:table-cell>
          <table:table-cell office:value-type="string" calcext:value-type="string">
            <text:p>12:37:55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53.183774" calcext:value-type="float">
            <text:p>53,18377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5.634027" calcext:value-type="float">
            <text:p>45,634027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211349061705279" calcext:value-type="float">
            <text:p>0,211349061705279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27.9422227722772" calcext:value-type="float">
            <text:p>27,9422227722772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2023-01-31</text:p>
          </table:table-cell>
          <table:table-cell office:value-type="string" calcext:value-type="string">
            <text:p>12:55:32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52.596572" calcext:value-type="float">
            <text:p>52,59657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5.130711" calcext:value-type="float">
            <text:p>45,130711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217783857543149" calcext:value-type="float">
            <text:p>0,217783857543149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.0025704958486492" calcext:value-type="float">
            <text:p>0,002570495848649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27.6268802970297" calcext:value-type="float">
            <text:p>27,6268802970297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2023-01-31</text:p>
          </table:table-cell>
          <table:table-cell office:value-type="string" calcext:value-type="string">
            <text:p>13:13:08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52.932116" calcext:value-type="float">
            <text:p>52,93211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6.556774" calcext:value-type="float">
            <text:p>46,55677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64726522792914" calcext:value-type="float">
            <text:p>0,164726522792914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.00249171504746717" calcext:value-type="float">
            <text:p>0,002491715047467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28.7560633663366" calcext:value-type="float">
            <text:p>28,7560633663366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2023-01-31</text:p>
          </table:table-cell>
          <table:table-cell office:value-type="string" calcext:value-type="string">
            <text:p>13:30:47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53.435432" calcext:value-type="float">
            <text:p>53,43543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5.969571" calcext:value-type="float">
            <text:p>45,969571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80282689080086" calcext:value-type="float">
            <text:p>0,180282689080086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28.892425049505" calcext:value-type="float">
            <text:p>28,892425049505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2023-01-31</text:p>
          </table:table-cell>
          <table:table-cell office:value-type="string" calcext:value-type="string">
            <text:p>13:49:15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53.435432" calcext:value-type="float">
            <text:p>53,43543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its/s,</text:p>
          </table:table-cell>
          <table:table-cell office:value-type="string" calcext:value-type="string">
            <text:p>Jitter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28.892425049505" calcext:value-type="float">
            <text:p>28,892425049505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2023-01-31</text:p>
          </table:table-cell>
          <table:table-cell office:value-type="string" calcext:value-type="string">
            <text:p>14:07:09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1.040384" calcext:value-type="float">
            <text:p>1,04038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4.71128" calcext:value-type="float">
            <text:p>44,7112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321134377879738" calcext:value-type="float">
            <text:p>0,321134377879738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27.9129851485149" calcext:value-type="float">
            <text:p>27,9129851485149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2023-01-31</text:p>
          </table:table-cell>
          <table:table-cell office:value-type="string" calcext:value-type="string">
            <text:p>14:24:45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53.519319" calcext:value-type="float">
            <text:p>53,519319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5.214597" calcext:value-type="float">
            <text:p>45,214597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91217905496138" calcext:value-type="float">
            <text:p>0,191217905496138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27.8469357425743" calcext:value-type="float">
            <text:p>27,8469357425743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2023-01-31</text:p>
          </table:table-cell>
          <table:table-cell office:value-type="string" calcext:value-type="string">
            <text:p>14:42:29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53.016002" calcext:value-type="float">
            <text:p>53,01600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4.879052" calcext:value-type="float">
            <text:p>44,87905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294978048253596" calcext:value-type="float">
            <text:p>0,294978048253596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34.0287098019802" calcext:value-type="float">
            <text:p>34,0287098019802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2023-01-31</text:p>
          </table:table-cell>
          <table:table-cell office:value-type="string" calcext:value-type="string">
            <text:p>15:18:40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54.190407" calcext:value-type="float">
            <text:p>54,190407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1.355837" calcext:value-type="float">
            <text:p>41,355837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77473699144173" calcext:value-type="float">
            <text:p>0,177473699144173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28.8196153465347" calcext:value-type="float">
            <text:p>28,8196153465347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2023-01-31</text:p>
          </table:table-cell>
          <table:table-cell office:value-type="string" calcext:value-type="string">
            <text:p>15:36:16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53.016002" calcext:value-type="float">
            <text:p>53,01600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3.285217" calcext:value-type="float">
            <text:p>43,285217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79312399812137" calcext:value-type="float">
            <text:p>0,179312399812137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.00268003108836062" calcext:value-type="float">
            <text:p>0,002680031088361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28.1460876237624" calcext:value-type="float">
            <text:p>28,1460876237624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2023-01-31</text:p>
          </table:table-cell>
          <table:table-cell office:value-type="string" calcext:value-type="string">
            <text:p>15:53:55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54.442065" calcext:value-type="float">
            <text:p>54,442065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6.305116" calcext:value-type="float">
            <text:p>46,30511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77709781434425" calcext:value-type="float">
            <text:p>0,177709781434425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.00250526104820122" calcext:value-type="float">
            <text:p>0,002505261048201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35.5593640594059" calcext:value-type="float">
            <text:p>35,5593640594059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2023-01-31</text:p>
          </table:table-cell>
          <table:table-cell office:value-type="string" calcext:value-type="string">
            <text:p>16:11:30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53.435432" calcext:value-type="float">
            <text:p>53,43543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5.382369" calcext:value-type="float">
            <text:p>45,382369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65761177472602" calcext:value-type="float">
            <text:p>0,165761177472602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.0511247443762781" calcext:value-type="float">
            <text:p>0,051124744376278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28.2884" calcext:value-type="float">
            <text:p>28,2884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2023-01-31</text:p>
          </table:table-cell>
          <table:table-cell office:value-type="string" calcext:value-type="string">
            <text:p>16:29:07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53.351546" calcext:value-type="float">
            <text:p>53,35154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3.704647" calcext:value-type="float">
            <text:p>43,704647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49427238453222" calcext:value-type="float">
            <text:p>0,149427238453222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29.6172953465347" calcext:value-type="float">
            <text:p>29,6172953465347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2023-01-31</text:p>
          </table:table-cell>
          <table:table-cell office:value-type="string" calcext:value-type="string">
            <text:p>16:47:02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53.351546" calcext:value-type="float">
            <text:p>53,35154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5.298483" calcext:value-type="float">
            <text:p>45,298483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94616471940193" calcext:value-type="float">
            <text:p>0,194616471940193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28.4435555445545" calcext:value-type="float">
            <text:p>28,4435555445545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2023-01-31</text:p>
          </table:table-cell>
          <table:table-cell office:value-type="string" calcext:value-type="string">
            <text:p>17:04:38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54.274293" calcext:value-type="float">
            <text:p>54,274293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4.040192" calcext:value-type="float">
            <text:p>44,04019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214699614662438" calcext:value-type="float">
            <text:p>0,214699614662438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28.6443232" calcext:value-type="float">
            <text:p>28,6443232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2023-01-31</text:p>
          </table:table-cell>
          <table:table-cell office:value-type="string" calcext:value-type="string">
            <text:p>17:22:21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52.596572" calcext:value-type="float">
            <text:p>52,59657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4.29185" calcext:value-type="float">
            <text:p>44,29185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8852537574004" calcext:value-type="float">
            <text:p>0,18852537574004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.0471451021477213" calcext:value-type="float">
            <text:p>0,047145102147721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27.823566039604" calcext:value-type="float">
            <text:p>27,823566039604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2023-01-31</text:p>
          </table:table-cell>
          <table:table-cell office:value-type="string" calcext:value-type="string">
            <text:p>17:58:12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54.442065" calcext:value-type="float">
            <text:p>54,442065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4.962938" calcext:value-type="float">
            <text:p>44,96293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51169839725538" calcext:value-type="float">
            <text:p>0,151169839725538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28.7162758" calcext:value-type="float">
            <text:p>28,7162758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2023-01-31</text:p>
          </table:table-cell>
          <table:table-cell office:value-type="string" calcext:value-type="string">
            <text:p>18:15:47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51.841597" calcext:value-type="float">
            <text:p>51,841597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4.627394" calcext:value-type="float">
            <text:p>44,62739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210797955220004" calcext:value-type="float">
            <text:p>0,210797955220004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.0129971406290616" calcext:value-type="float">
            <text:p>0,012997140629062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31.8822215841584" calcext:value-type="float">
            <text:p>31,8822215841584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2023-01-31</text:p>
          </table:table-cell>
          <table:table-cell office:value-type="string" calcext:value-type="string">
            <text:p>18:51:38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54.190407" calcext:value-type="float">
            <text:p>54,190407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5.634027" calcext:value-type="float">
            <text:p>45,634027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214913746420108" calcext:value-type="float">
            <text:p>0,214913746420108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31.2337144554455" calcext:value-type="float">
            <text:p>31,2337144554455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2023-01-31</text:p>
          </table:table-cell>
          <table:table-cell office:value-type="string" calcext:value-type="string">
            <text:p>19:09:13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53.016002" calcext:value-type="float">
            <text:p>53,01600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5.466255" calcext:value-type="float">
            <text:p>45,466255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237864122449457" calcext:value-type="float">
            <text:p>0,237864122449457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31.1820526732673" calcext:value-type="float">
            <text:p>31,1820526732673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2023-01-31</text:p>
          </table:table-cell>
          <table:table-cell office:value-type="string" calcext:value-type="string">
            <text:p>19:26:49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52.84823" calcext:value-type="float">
            <text:p>52,84823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4.795166" calcext:value-type="float">
            <text:p>44,79516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05509403392679" calcext:value-type="float">
            <text:p>0,105509403392679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.00258973429326151" calcext:value-type="float">
            <text:p>0,002589734293262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32.2272683168317" calcext:value-type="float">
            <text:p>32,2272683168317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2023-01-31</text:p>
          </table:table-cell>
          <table:table-cell office:value-type="string" calcext:value-type="string">
            <text:p>19:44:25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53.519319" calcext:value-type="float">
            <text:p>53,519319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5.298483" calcext:value-type="float">
            <text:p>45,298483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206127019416571" calcext:value-type="float">
            <text:p>0,206127019416571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.00256095062487195" calcext:value-type="float">
            <text:p>0,002560950624872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31.7755287128713" calcext:value-type="float">
            <text:p>31,7755287128713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2023-01-31</text:p>
          </table:table-cell>
          <table:table-cell office:value-type="string" calcext:value-type="string">
            <text:p>20:02:05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54.022635" calcext:value-type="float">
            <text:p>54,022635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0.349204" calcext:value-type="float">
            <text:p>40,34920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6586695327724" calcext:value-type="float">
            <text:p>0,16586695327724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31.166940990099" calcext:value-type="float">
            <text:p>31,166940990099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2023-01-31</text:p>
          </table:table-cell>
          <table:table-cell office:value-type="string" calcext:value-type="string">
            <text:p>20:19:39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52.512686" calcext:value-type="float">
            <text:p>52,51268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1.859153" calcext:value-type="float">
            <text:p>41,859153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287599823258961" calcext:value-type="float">
            <text:p>0,287599823258961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.0554277637668708" calcext:value-type="float">
            <text:p>0,055427763766871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31.5598448514851" calcext:value-type="float">
            <text:p>31,5598448514851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2023-01-31</text:p>
          </table:table-cell>
          <table:table-cell office:value-type="string" calcext:value-type="string">
            <text:p>20:37:14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53.519319" calcext:value-type="float">
            <text:p>53,519319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6.389002" calcext:value-type="float">
            <text:p>46,38900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301125341319812" calcext:value-type="float">
            <text:p>0,301125341319812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36.9318640594059" calcext:value-type="float">
            <text:p>36,9318640594059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2023-01-31</text:p>
          </table:table-cell>
          <table:table-cell office:value-type="string" calcext:value-type="string">
            <text:p>20:54:56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54.022635" calcext:value-type="float">
            <text:p>54,022635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6.976204" calcext:value-type="float">
            <text:p>46,97620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58486929379336" calcext:value-type="float">
            <text:p>0,158486929379336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31.4921720792079" calcext:value-type="float">
            <text:p>31,4921720792079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2023-01-31</text:p>
          </table:table-cell>
          <table:table-cell office:value-type="string" calcext:value-type="string">
            <text:p>21:12:37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53.519319" calcext:value-type="float">
            <text:p>53,519319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5.046824" calcext:value-type="float">
            <text:p>45,04682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87814959001764" calcext:value-type="float">
            <text:p>0,187814959001764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.37598825680513" calcext:value-type="float">
            <text:p>0,37598825680513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32.978024950495" calcext:value-type="float">
            <text:p>32,978024950495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2023-01-31</text:p>
          </table:table-cell>
          <table:table-cell office:value-type="string" calcext:value-type="string">
            <text:p>21:30:23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53.435432" calcext:value-type="float">
            <text:p>53,43543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1.607495" calcext:value-type="float">
            <text:p>41,607495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56163564423389" calcext:value-type="float">
            <text:p>0,156163564423389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31.7787200990099" calcext:value-type="float">
            <text:p>31,7787200990099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2023-01-31</text:p>
          </table:table-cell>
          <table:table-cell office:value-type="string" calcext:value-type="string">
            <text:p>21:48:05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54.274293" calcext:value-type="float">
            <text:p>54,274293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5.969571" calcext:value-type="float">
            <text:p>45,969571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63910801284647" calcext:value-type="float">
            <text:p>0,163910801284647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.275064980947334" calcext:value-type="float">
            <text:p>0,275064980947334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31.5719453684211" calcext:value-type="float">
            <text:p>31,5719453684211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2023-01-31</text:p>
          </table:table-cell>
          <table:table-cell office:value-type="string" calcext:value-type="string">
            <text:p>22:05:40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53.099888" calcext:value-type="float">
            <text:p>53,09988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6.137344" calcext:value-type="float">
            <text:p>46,13734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85084223576194" calcext:value-type="float">
            <text:p>0,185084223576194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.135777325186694" calcext:value-type="float">
            <text:p>0,135777325186694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31.7460850495049" calcext:value-type="float">
            <text:p>31,7460850495049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2023-01-31</text:p>
          </table:table-cell>
          <table:table-cell office:value-type="string" calcext:value-type="string">
            <text:p>22:23:15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53.435432" calcext:value-type="float">
            <text:p>53,43543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2.278584" calcext:value-type="float">
            <text:p>42,27858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54027625006584" calcext:value-type="float">
            <text:p>0,154027625006584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31.6684928712871" calcext:value-type="float">
            <text:p>31,6684928712871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2023-01-31</text:p>
          </table:table-cell>
          <table:table-cell office:value-type="string" calcext:value-type="string">
            <text:p>22:40:59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49.157242" calcext:value-type="float">
            <text:p>49,15724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4.879052" calcext:value-type="float">
            <text:p>44,87905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62451072661059" calcext:value-type="float">
            <text:p>0,162451072661059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35.3797684158416" calcext:value-type="float">
            <text:p>35,3797684158416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2023-01-31</text:p>
          </table:table-cell>
          <table:table-cell office:value-type="string" calcext:value-type="string">
            <text:p>22:58:34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53.603205" calcext:value-type="float">
            <text:p>53,603205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5.130711" calcext:value-type="float">
            <text:p>45,130711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52404091061629" calcext:value-type="float">
            <text:p>0,152404091061629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31.4004937623762" calcext:value-type="float">
            <text:p>31,4004937623762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2023-01-31</text:p>
          </table:table-cell>
          <table:table-cell office:value-type="string" calcext:value-type="string">
            <text:p>23:16:09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53.183774" calcext:value-type="float">
            <text:p>53,18377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5.298483" calcext:value-type="float">
            <text:p>45,298483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96807553077805" calcext:value-type="float">
            <text:p>0,196807553077805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31.4467377227723" calcext:value-type="float">
            <text:p>31,4467377227723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2023-01-31</text:p>
          </table:table-cell>
          <table:table-cell office:value-type="string" calcext:value-type="string">
            <text:p>23:33:44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53.854863" calcext:value-type="float">
            <text:p>53,854863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4.29185" calcext:value-type="float">
            <text:p>44,29185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53335744924058" calcext:value-type="float">
            <text:p>0,153335744924058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.00261917234154007" calcext:value-type="float">
            <text:p>0,00261917234154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31.4655844554455" calcext:value-type="float">
            <text:p>31,4655844554455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2023-02-01</text:p>
          </table:table-cell>
          <table:table-cell office:value-type="string" calcext:value-type="string">
            <text:p>06:31:13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52.261027" calcext:value-type="float">
            <text:p>52,261027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4.29185" calcext:value-type="float">
            <text:p>44,29185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45188346638437" calcext:value-type="float">
            <text:p>0,145188346638437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31.2654176237624" calcext:value-type="float">
            <text:p>31,2654176237624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2023-02-01</text:p>
          </table:table-cell>
          <table:table-cell office:value-type="string" calcext:value-type="string">
            <text:p>06:48:57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53.519319" calcext:value-type="float">
            <text:p>53,519319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4.962938" calcext:value-type="float">
            <text:p>44,96293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3482284518316" calcext:value-type="float">
            <text:p>0,13482284518316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.0283805051729921" calcext:value-type="float">
            <text:p>0,028380505172992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30.9611050495049" calcext:value-type="float">
            <text:p>30,9611050495049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2023-02-01</text:p>
          </table:table-cell>
          <table:table-cell office:value-type="string" calcext:value-type="string">
            <text:p>07:06:40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53.603205" calcext:value-type="float">
            <text:p>53,603205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3.872419" calcext:value-type="float">
            <text:p>43,872419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15101186517727" calcext:value-type="float">
            <text:p>0,115101186517727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.00264417356355271" calcext:value-type="float">
            <text:p>0,002644173563553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31.2706307920792" calcext:value-type="float">
            <text:p>31,2706307920792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2023-02-01</text:p>
          </table:table-cell>
          <table:table-cell office:value-type="string" calcext:value-type="string">
            <text:p>07:24:24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53.016002" calcext:value-type="float">
            <text:p>53,01600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4.879052" calcext:value-type="float">
            <text:p>44,87905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61075961596854" calcext:value-type="float">
            <text:p>0,161075961596854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.00258491443933206" calcext:value-type="float">
            <text:p>0,002584914439332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31.2977216831683" calcext:value-type="float">
            <text:p>31,2977216831683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2023-02-01</text:p>
          </table:table-cell>
          <table:table-cell office:value-type="string" calcext:value-type="string">
            <text:p>07:42:09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53.351546" calcext:value-type="float">
            <text:p>53,35154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5.550141" calcext:value-type="float">
            <text:p>45,550141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9867404148053" calcext:value-type="float">
            <text:p>0,19867404148053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30.7037876237624" calcext:value-type="float">
            <text:p>30,7037876237624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2023-02-01</text:p>
          </table:table-cell>
          <table:table-cell office:value-type="string" calcext:value-type="string">
            <text:p>07:59:50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51.673825" calcext:value-type="float">
            <text:p>51,673825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5.885685" calcext:value-type="float">
            <text:p>45,885685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93323765507234" calcext:value-type="float">
            <text:p>0,193323765507234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30.910447029703" calcext:value-type="float">
            <text:p>30,910447029703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2023-02-01</text:p>
          </table:table-cell>
          <table:table-cell office:value-type="string" calcext:value-type="string">
            <text:p>08:17:29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53.26766" calcext:value-type="float">
            <text:p>53,2676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3.872419" calcext:value-type="float">
            <text:p>43,872419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43443763513752" calcext:value-type="float">
            <text:p>0,143443763513752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31.3897368316832" calcext:value-type="float">
            <text:p>31,3897368316832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2023-02-01</text:p>
          </table:table-cell>
          <table:table-cell office:value-type="string" calcext:value-type="string">
            <text:p>08:35:14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53.854863" calcext:value-type="float">
            <text:p>53,854863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4.879052" calcext:value-type="float">
            <text:p>44,87905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207795402257829" calcext:value-type="float">
            <text:p>0,207795402257829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31.5460257425743" calcext:value-type="float">
            <text:p>31,5460257425743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2023-02-01</text:p>
          </table:table-cell>
          <table:table-cell office:value-type="string" calcext:value-type="string">
            <text:p>08:52:57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54.022635" calcext:value-type="float">
            <text:p>54,022635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5.801799" calcext:value-type="float">
            <text:p>45,801799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7317135413113" calcext:value-type="float">
            <text:p>0,17317135413113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33.8533655445545" calcext:value-type="float">
            <text:p>33,8533655445545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2023-02-01</text:p>
          </table:table-cell>
          <table:table-cell office:value-type="string" calcext:value-type="string">
            <text:p>09:10:41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54.609838" calcext:value-type="float">
            <text:p>54,60983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5.969571" calcext:value-type="float">
            <text:p>45,969571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64597748267074" calcext:value-type="float">
            <text:p>0,164597748267074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31.0192204950495" calcext:value-type="float">
            <text:p>31,0192204950495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2023-02-01</text:p>
          </table:table-cell>
          <table:table-cell office:value-type="string" calcext:value-type="string">
            <text:p>09:28:26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53.435432" calcext:value-type="float">
            <text:p>53,43543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5.130711" calcext:value-type="float">
            <text:p>45,130711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78495742277547" calcext:value-type="float">
            <text:p>0,178495742277547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33.7396754455446" calcext:value-type="float">
            <text:p>33,7396754455446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2023-02-01</text:p>
          </table:table-cell>
          <table:table-cell office:value-type="string" calcext:value-type="string">
            <text:p>09:46:11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53.854863" calcext:value-type="float">
            <text:p>53,854863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1.104179" calcext:value-type="float">
            <text:p>41,104179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60901575870503" calcext:value-type="float">
            <text:p>0,160901575870503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31.4803340594059" calcext:value-type="float">
            <text:p>31,4803340594059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2023-02-01</text:p>
          </table:table-cell>
          <table:table-cell office:value-type="string" calcext:value-type="string">
            <text:p>10:03:50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53.687091" calcext:value-type="float">
            <text:p>53,687091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6.64066" calcext:value-type="float">
            <text:p>46,6406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12160921653604" calcext:value-type="float">
            <text:p>0,112160921653604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.0895411018530034" calcext:value-type="float">
            <text:p>0,089541101853003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30.8339668316832" calcext:value-type="float">
            <text:p>30,8339668316832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2023-02-01</text:p>
          </table:table-cell>
          <table:table-cell office:value-type="string" calcext:value-type="string">
            <text:p>10:21:34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53.099888" calcext:value-type="float">
            <text:p>53,09988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4.71128" calcext:value-type="float">
            <text:p>44,7112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79380675742345" calcext:value-type="float">
            <text:p>0,179380675742345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.0544860152560843" calcext:value-type="float">
            <text:p>0,054486015256084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30.9641785148515" calcext:value-type="float">
            <text:p>30,9641785148515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2023-02-01</text:p>
          </table:table-cell>
          <table:table-cell office:value-type="string" calcext:value-type="string">
            <text:p>10:39:19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52.596572" calcext:value-type="float">
            <text:p>52,59657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5.634027" calcext:value-type="float">
            <text:p>45,634027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213566034595751" calcext:value-type="float">
            <text:p>0,213566034595751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31.9010150495049" calcext:value-type="float">
            <text:p>31,9010150495049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2023-02-01</text:p>
          </table:table-cell>
          <table:table-cell office:value-type="string" calcext:value-type="string">
            <text:p>10:57:04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53.519319" calcext:value-type="float">
            <text:p>53,519319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5.466255" calcext:value-type="float">
            <text:p>45,466255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89151447589404" calcext:value-type="float">
            <text:p>0,189151447589404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31.3997173267327" calcext:value-type="float">
            <text:p>31,3997173267327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2023-02-01</text:p>
          </table:table-cell>
          <table:table-cell office:value-type="string" calcext:value-type="string">
            <text:p>11:14:51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53.351546" calcext:value-type="float">
            <text:p>53,35154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5.382369" calcext:value-type="float">
            <text:p>45,382369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76186531174196" calcext:value-type="float">
            <text:p>0,176186531174196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32.3657181188119" calcext:value-type="float">
            <text:p>32,3657181188119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2023-02-01</text:p>
          </table:table-cell>
          <table:table-cell office:value-type="string" calcext:value-type="string">
            <text:p>11:32:35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52.84823" calcext:value-type="float">
            <text:p>52,84823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4.627394" calcext:value-type="float">
            <text:p>44,62739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18172047359368" calcext:value-type="float">
            <text:p>0,118172047359368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.0441902781388095" calcext:value-type="float">
            <text:p>0,04419027813881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31.5110468316832" calcext:value-type="float">
            <text:p>31,5110468316832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2023-02-01</text:p>
          </table:table-cell>
          <table:table-cell office:value-type="string" calcext:value-type="string">
            <text:p>11:50:21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53.183774" calcext:value-type="float">
            <text:p>53,18377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5.046824" calcext:value-type="float">
            <text:p>45,04682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7378993968526" calcext:value-type="float">
            <text:p>0,17378993968526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31.1434673267327" calcext:value-type="float">
            <text:p>31,1434673267327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2023-02-01</text:p>
          </table:table-cell>
          <table:table-cell office:value-type="string" calcext:value-type="string">
            <text:p>12:08:06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49.241128" calcext:value-type="float">
            <text:p>49,24112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5.801799" calcext:value-type="float">
            <text:p>45,801799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22363657426519" calcext:value-type="float">
            <text:p>0,22363657426519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32.2387948514851" calcext:value-type="float">
            <text:p>32,2387948514851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2023-02-01</text:p>
          </table:table-cell>
          <table:table-cell office:value-type="string" calcext:value-type="string">
            <text:p>12:26:01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53.26766" calcext:value-type="float">
            <text:p>53,2676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5.634027" calcext:value-type="float">
            <text:p>45,634027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204537123796044" calcext:value-type="float">
            <text:p>0,204537123796044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31.3522913861386" calcext:value-type="float">
            <text:p>31,3522913861386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2023-02-01</text:p>
          </table:table-cell>
          <table:table-cell office:value-type="string" calcext:value-type="string">
            <text:p>12:43:42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49.241128" calcext:value-type="float">
            <text:p>49,24112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2.194698" calcext:value-type="float">
            <text:p>42,19469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8330378648565" calcext:value-type="float">
            <text:p>0,18330378648565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30.8054956435644" calcext:value-type="float">
            <text:p>30,8054956435644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2023-02-01</text:p>
          </table:table-cell>
          <table:table-cell office:value-type="string" calcext:value-type="string">
            <text:p>13:01:22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50.079989" calcext:value-type="float">
            <text:p>50,079989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4.627394" calcext:value-type="float">
            <text:p>44,62739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8486158297631" calcext:value-type="float">
            <text:p>0,18486158297631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31.5630387128713" calcext:value-type="float">
            <text:p>31,5630387128713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2023-02-01</text:p>
          </table:table-cell>
          <table:table-cell office:value-type="string" calcext:value-type="string">
            <text:p>13:19:07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53.687091" calcext:value-type="float">
            <text:p>53,687091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4.040192" calcext:value-type="float">
            <text:p>44,04019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83911521344026" calcext:value-type="float">
            <text:p>0,183911521344026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.00263414377156705" calcext:value-type="float">
            <text:p>0,002634143771567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31.6472548514851" calcext:value-type="float">
            <text:p>31,6472548514851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2023-02-01</text:p>
          </table:table-cell>
          <table:table-cell office:value-type="string" calcext:value-type="string">
            <text:p>13:36:49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53.435432" calcext:value-type="float">
            <text:p>53,43543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5.382369" calcext:value-type="float">
            <text:p>45,382369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43520954991089" calcext:value-type="float">
            <text:p>0,143520954991089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1.11196319018405" calcext:value-type="float">
            <text:p>1,11196319018405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31.9173973267327" calcext:value-type="float">
            <text:p>31,9173973267327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2023-02-01</text:p>
          </table:table-cell>
          <table:table-cell office:value-type="string" calcext:value-type="string">
            <text:p>19:01:12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38.671482" calcext:value-type="float">
            <text:p>38,67148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30.618419" calcext:value-type="float">
            <text:p>30,618419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398556013026261" calcext:value-type="float">
            <text:p>0,398556013026261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65.2643903960396" calcext:value-type="float">
            <text:p>65,2643903960396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2023-02-01</text:p>
          </table:table-cell>
          <table:table-cell office:value-type="string" calcext:value-type="string">
            <text:p>19:18:51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53.26766" calcext:value-type="float">
            <text:p>53,2676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2.530242" calcext:value-type="float">
            <text:p>42,53024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84412512714468" calcext:value-type="float">
            <text:p>0,184412512714468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.0381866783045115" calcext:value-type="float">
            <text:p>0,038186678304512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31.9094750495049" calcext:value-type="float">
            <text:p>31,9094750495049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2023-02-01</text:p>
          </table:table-cell>
          <table:table-cell office:value-type="string" calcext:value-type="string">
            <text:p>19:36:30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48.821698" calcext:value-type="float">
            <text:p>48,82169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6.137344" calcext:value-type="float">
            <text:p>46,13734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88045942459179" calcext:value-type="float">
            <text:p>0,188045942459179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31.1621085148515" calcext:value-type="float">
            <text:p>31,1621085148515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2023-02-01</text:p>
          </table:table-cell>
          <table:table-cell office:value-type="string" calcext:value-type="string">
            <text:p>19:54:25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52.764344" calcext:value-type="float">
            <text:p>52,76434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4.71128" calcext:value-type="float">
            <text:p>44,7112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32834682809838" calcext:value-type="float">
            <text:p>0,132834682809838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.0518914431010326" calcext:value-type="float">
            <text:p>0,051891443101033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31.1284206930693" calcext:value-type="float">
            <text:p>31,1284206930693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2023-02-01</text:p>
          </table:table-cell>
          <table:table-cell office:value-type="string" calcext:value-type="string">
            <text:p>20:12:17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49.996103" calcext:value-type="float">
            <text:p>49,996103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3.033559" calcext:value-type="float">
            <text:p>43,033559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55327242306375" calcext:value-type="float">
            <text:p>0,155327242306375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31.3576897029703" calcext:value-type="float">
            <text:p>31,3576897029703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2023-02-01</text:p>
          </table:table-cell>
          <table:table-cell office:value-type="string" calcext:value-type="string">
            <text:p>20:30:12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51.506053" calcext:value-type="float">
            <text:p>51,506053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2.446356" calcext:value-type="float">
            <text:p>42,44635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234047983810874" calcext:value-type="float">
            <text:p>0,234047983810874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.0382628658886551" calcext:value-type="float">
            <text:p>0,038262865888655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33.1069927722772" calcext:value-type="float">
            <text:p>33,1069927722772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2023-02-01</text:p>
          </table:table-cell>
          <table:table-cell office:value-type="string" calcext:value-type="string">
            <text:p>20:47:52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52.84823" calcext:value-type="float">
            <text:p>52,84823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1.859153" calcext:value-type="float">
            <text:p>41,859153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284230259851928" calcext:value-type="float">
            <text:p>0,284230259851928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.0775988692736192" calcext:value-type="float">
            <text:p>0,077598869273619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31.3287581188119" calcext:value-type="float">
            <text:p>31,3287581188119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2023-02-01</text:p>
          </table:table-cell>
          <table:table-cell office:value-type="string" calcext:value-type="string">
            <text:p>22:39:47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47.815065" calcext:value-type="float">
            <text:p>47,815065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1.94304" calcext:value-type="float">
            <text:p>41,9430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240099261893308" calcext:value-type="float">
            <text:p>0,240099261893308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.00829760752316416" calcext:value-type="float">
            <text:p>0,008297607523164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30.0013972727273" calcext:value-type="float">
            <text:p>30,0013972727273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2023-02-01</text:p>
          </table:table-cell>
          <table:table-cell office:value-type="string" calcext:value-type="string">
            <text:p>22:57:35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52.009369" calcext:value-type="float">
            <text:p>52,009369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3.285217" calcext:value-type="float">
            <text:p>43,285217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71401382905964" calcext:value-type="float">
            <text:p>0,171401382905964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.0482405595904913" calcext:value-type="float">
            <text:p>0,048240559590491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30.24539" calcext:value-type="float">
            <text:p>30,24539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2023-02-01</text:p>
          </table:table-cell>
          <table:table-cell office:value-type="string" calcext:value-type="string">
            <text:p>23:15:25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47.731179" calcext:value-type="float">
            <text:p>47,731179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1.271951" calcext:value-type="float">
            <text:p>41,271951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41538783445267" calcext:value-type="float">
            <text:p>0,141538783445267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32.133274950495" calcext:value-type="float">
            <text:p>32,133274950495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2023-02-01</text:p>
          </table:table-cell>
          <table:table-cell office:value-type="string" calcext:value-type="string">
            <text:p>23:33:04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53.938749" calcext:value-type="float">
            <text:p>53,938749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4.962938" calcext:value-type="float">
            <text:p>44,96293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71326550412177" calcext:value-type="float">
            <text:p>0,171326550412177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30.9447343564356" calcext:value-type="float">
            <text:p>30,9447343564356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2023-02-01</text:p>
          </table:table-cell>
          <table:table-cell office:value-type="string" calcext:value-type="string">
            <text:p>23:50:45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54.022635" calcext:value-type="float">
            <text:p>54,022635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1.607495" calcext:value-type="float">
            <text:p>41,607495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207728142360534" calcext:value-type="float">
            <text:p>0,207728142360534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.0250934032231082" calcext:value-type="float">
            <text:p>0,025093403223108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31.0111635643564" calcext:value-type="float">
            <text:p>31,0111635643564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2023-02-02</text:p>
          </table:table-cell>
          <table:table-cell office:value-type="string" calcext:value-type="string">
            <text:p>00:08:23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52.009369" calcext:value-type="float">
            <text:p>52,009369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3.033559" calcext:value-type="float">
            <text:p>43,033559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6778702273065" calcext:value-type="float">
            <text:p>0,16778702273065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31.0336199009901" calcext:value-type="float">
            <text:p>31,0336199009901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2023-02-02</text:p>
          </table:table-cell>
          <table:table-cell office:value-type="string" calcext:value-type="string">
            <text:p>00:26:02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51.673825" calcext:value-type="float">
            <text:p>51,673825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3.033559" calcext:value-type="float">
            <text:p>43,033559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89452408901159" calcext:value-type="float">
            <text:p>0,189452408901159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30.633220990099" calcext:value-type="float">
            <text:p>30,633220990099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2023-02-02</text:p>
          </table:table-cell>
          <table:table-cell office:value-type="string" calcext:value-type="string">
            <text:p>00:43:39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53.26766" calcext:value-type="float">
            <text:p>53,2676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1.355837" calcext:value-type="float">
            <text:p>41,355837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201206744893738" calcext:value-type="float">
            <text:p>0,201206744893738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31.1907473267327" calcext:value-type="float">
            <text:p>31,1907473267327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2023-02-02</text:p>
          </table:table-cell>
          <table:table-cell office:value-type="string" calcext:value-type="string">
            <text:p>01:01:20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49.492787" calcext:value-type="float">
            <text:p>49,492787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6.472888" calcext:value-type="float">
            <text:p>46,47288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216397198551799" calcext:value-type="float">
            <text:p>0,216397198551799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.0773839241138293" calcext:value-type="float">
            <text:p>0,077383924113829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31.2574285148515" calcext:value-type="float">
            <text:p>31,2574285148515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2023-02-02</text:p>
          </table:table-cell>
          <table:table-cell office:value-type="string" calcext:value-type="string">
            <text:p>01:19:10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53.26766" calcext:value-type="float">
            <text:p>53,2676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5.801799" calcext:value-type="float">
            <text:p>45,801799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55149900542608" calcext:value-type="float">
            <text:p>0,155149900542608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.0151967985411073" calcext:value-type="float">
            <text:p>0,015196798541107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31.4018299009901" calcext:value-type="float">
            <text:p>31,4018299009901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2023-02-02</text:p>
          </table:table-cell>
          <table:table-cell office:value-type="string" calcext:value-type="string">
            <text:p>01:36:49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50.49942" calcext:value-type="float">
            <text:p>50,4994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4.207964" calcext:value-type="float">
            <text:p>44,20796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225645241282268" calcext:value-type="float">
            <text:p>0,225645241282268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34.2324578217822" calcext:value-type="float">
            <text:p>34,2324578217822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2023-02-02</text:p>
          </table:table-cell>
          <table:table-cell office:value-type="string" calcext:value-type="string">
            <text:p>01:54:35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52.009369" calcext:value-type="float">
            <text:p>52,009369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4.29185" calcext:value-type="float">
            <text:p>44,29185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41770816381546" calcext:value-type="float">
            <text:p>0,141770816381546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.0052382074853985" calcext:value-type="float">
            <text:p>0,005238207485399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30.8075985148515" calcext:value-type="float">
            <text:p>30,8075985148515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2023-02-02</text:p>
          </table:table-cell>
          <table:table-cell office:value-type="string" calcext:value-type="string">
            <text:p>02:12:21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53.435432" calcext:value-type="float">
            <text:p>53,43543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6.472888" calcext:value-type="float">
            <text:p>46,47288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243211325720033" calcext:value-type="float">
            <text:p>0,243211325720033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31.3590398019802" calcext:value-type="float">
            <text:p>31,3590398019802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2023-02-02</text:p>
          </table:table-cell>
          <table:table-cell office:value-type="string" calcext:value-type="string">
            <text:p>02:30:00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50.079989" calcext:value-type="float">
            <text:p>50,079989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4.207964" calcext:value-type="float">
            <text:p>44,20796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28580024990387" calcext:value-type="float">
            <text:p>0,128580024990387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30.9629108910891" calcext:value-type="float">
            <text:p>30,9629108910891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2023-02-02</text:p>
          </table:table-cell>
          <table:table-cell office:value-type="string" calcext:value-type="string">
            <text:p>02:47:40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53.099888" calcext:value-type="float">
            <text:p>53,09988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3.285217" calcext:value-type="float">
            <text:p>43,285217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56546554577582" calcext:value-type="float">
            <text:p>0,156546554577582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31.0228539" calcext:value-type="float">
            <text:p>31,0228539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2023-02-02</text:p>
          </table:table-cell>
          <table:table-cell office:value-type="string" calcext:value-type="string">
            <text:p>03:05:25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51.254394" calcext:value-type="float">
            <text:p>51,25439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4.124078" calcext:value-type="float">
            <text:p>44,12407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280995331486443" calcext:value-type="float">
            <text:p>0,280995331486443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31.0075142574257" calcext:value-type="float">
            <text:p>31,0075142574257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2023-02-02</text:p>
          </table:table-cell>
          <table:table-cell office:value-type="string" calcext:value-type="string">
            <text:p>03:23:10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51.673825" calcext:value-type="float">
            <text:p>51,673825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1.355837" calcext:value-type="float">
            <text:p>41,355837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62177644230292" calcext:value-type="float">
            <text:p>0,162177644230292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38.311576039604" calcext:value-type="float">
            <text:p>38,311576039604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2023-02-02</text:p>
          </table:table-cell>
          <table:table-cell office:value-type="string" calcext:value-type="string">
            <text:p>03:40:52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51.925483" calcext:value-type="float">
            <text:p>51,925483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1.775267" calcext:value-type="float">
            <text:p>41,775267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37373601681649" calcext:value-type="float">
            <text:p>0,137373601681649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30.7570379207921" calcext:value-type="float">
            <text:p>30,7570379207921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2023-02-02</text:p>
          </table:table-cell>
          <table:table-cell office:value-type="string" calcext:value-type="string">
            <text:p>03:58:33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53.099888" calcext:value-type="float">
            <text:p>53,09988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6.556774" calcext:value-type="float">
            <text:p>46,55677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6696918147212" calcext:value-type="float">
            <text:p>0,16696918147212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30.8245340594059" calcext:value-type="float">
            <text:p>30,8245340594059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2023-02-02</text:p>
          </table:table-cell>
          <table:table-cell office:value-type="string" calcext:value-type="string">
            <text:p>04:16:12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52.512686" calcext:value-type="float">
            <text:p>52,51268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1.691381" calcext:value-type="float">
            <text:p>41,691381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71304468278441" calcext:value-type="float">
            <text:p>0,171304468278441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37.91489" calcext:value-type="float">
            <text:p>37,91489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2023-02-02</text:p>
          </table:table-cell>
          <table:table-cell office:value-type="string" calcext:value-type="string">
            <text:p>04:33:51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50.834964" calcext:value-type="float">
            <text:p>50,83496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4.71128" calcext:value-type="float">
            <text:p>44,7112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94128551665753" calcext:value-type="float">
            <text:p>0,194128551665753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30.6423889108911" calcext:value-type="float">
            <text:p>30,6423889108911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2023-02-02</text:p>
          </table:table-cell>
          <table:table-cell office:value-type="string" calcext:value-type="string">
            <text:p>04:51:29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54.861496" calcext:value-type="float">
            <text:p>54,86149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6.305116" calcext:value-type="float">
            <text:p>46,30511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41619109684022" calcext:value-type="float">
            <text:p>0,141619109684022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31.6285162376238" calcext:value-type="float">
            <text:p>31,6285162376238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string" calcext:value-type="string">
            <text:p>2023-02-02</text:p>
          </table:table-cell>
          <table:table-cell office:value-type="string" calcext:value-type="string">
            <text:p>05:09:11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50.751078" calcext:value-type="float">
            <text:p>50,75107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4.879052" calcext:value-type="float">
            <text:p>44,87905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228514700996186" calcext:value-type="float">
            <text:p>0,228514700996186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31.3215585148515" calcext:value-type="float">
            <text:p>31,3215585148515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2023-02-02</text:p>
          </table:table-cell>
          <table:table-cell office:value-type="string" calcext:value-type="string">
            <text:p>05:26:50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51.254394" calcext:value-type="float">
            <text:p>51,25439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4.795166" calcext:value-type="float">
            <text:p>44,79516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97397346795114" calcext:value-type="float">
            <text:p>0,197397346795114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36.4616441" calcext:value-type="float">
            <text:p>36,4616441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2023-02-02</text:p>
          </table:table-cell>
          <table:table-cell office:value-type="string" calcext:value-type="string">
            <text:p>05:44:34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51.673825" calcext:value-type="float">
            <text:p>51,673825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1.355837" calcext:value-type="float">
            <text:p>41,355837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39365580829144" calcext:value-type="float">
            <text:p>0,139365580829144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55.2580404950495" calcext:value-type="float">
            <text:p>55,2580404950495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2023-02-02</text:p>
          </table:table-cell>
          <table:table-cell office:value-type="string" calcext:value-type="string">
            <text:p>06:02:13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47.563407" calcext:value-type="float">
            <text:p>47,563407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2.7819" calcext:value-type="float">
            <text:p>42,7819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201658095295118" calcext:value-type="float">
            <text:p>0,201658095295118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.00813471081103067" calcext:value-type="float">
            <text:p>0,008134710811031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30.8880735643564" calcext:value-type="float">
            <text:p>30,8880735643564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2023-02-02</text:p>
          </table:table-cell>
          <table:table-cell office:value-type="string" calcext:value-type="string">
            <text:p>06:19:51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49.576673" calcext:value-type="float">
            <text:p>49,576673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0.265318" calcext:value-type="float">
            <text:p>40,26531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221442693768652" calcext:value-type="float">
            <text:p>0,221442693768652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.0489786510703276" calcext:value-type="float">
            <text:p>0,048978651070328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30.8069854455446" calcext:value-type="float">
            <text:p>30,8069854455446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2023-02-02</text:p>
          </table:table-cell>
          <table:table-cell office:value-type="string" calcext:value-type="string">
            <text:p>06:37:31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51.925483" calcext:value-type="float">
            <text:p>51,925483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3.704647" calcext:value-type="float">
            <text:p>43,704647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86493854360898" calcext:value-type="float">
            <text:p>0,186493854360898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30.9399544554455" calcext:value-type="float">
            <text:p>30,9399544554455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2023-02-02</text:p>
          </table:table-cell>
          <table:table-cell office:value-type="string" calcext:value-type="string">
            <text:p>06:55:17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52.764344" calcext:value-type="float">
            <text:p>52,76434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39.342571" calcext:value-type="float">
            <text:p>39,342571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228418103087166" calcext:value-type="float">
            <text:p>0,228418103087166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.00294863478209589" calcext:value-type="float">
            <text:p>0,002948634782096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30.6727744554455" calcext:value-type="float">
            <text:p>30,6727744554455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2023-02-02</text:p>
          </table:table-cell>
          <table:table-cell office:value-type="string" calcext:value-type="string">
            <text:p>07:12:56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54.106521" calcext:value-type="float">
            <text:p>54,106521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5.046824" calcext:value-type="float">
            <text:p>45,04682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71635193364833" calcext:value-type="float">
            <text:p>0,171635193364833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.0180268342303829" calcext:value-type="float">
            <text:p>0,018026834230383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30.6972302970297" calcext:value-type="float">
            <text:p>30,6972302970297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2023-02-02</text:p>
          </table:table-cell>
          <table:table-cell office:value-type="string" calcext:value-type="string">
            <text:p>07:30:36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51.841597" calcext:value-type="float">
            <text:p>51,841597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1.188065" calcext:value-type="float">
            <text:p>41,188065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49770936411765" calcext:value-type="float">
            <text:p>0,149770936411765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51.5870366336634" calcext:value-type="float">
            <text:p>51,5870366336634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2023-02-02</text:p>
          </table:table-cell>
          <table:table-cell office:value-type="string" calcext:value-type="string">
            <text:p>07:48:15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52.512686" calcext:value-type="float">
            <text:p>52,51268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2.278584" calcext:value-type="float">
            <text:p>42,27858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65685079833664" calcext:value-type="float">
            <text:p>0,165685079833664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40.9469337623762" calcext:value-type="float">
            <text:p>40,9469337623762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2023-02-02</text:p>
          </table:table-cell>
          <table:table-cell office:value-type="string" calcext:value-type="string">
            <text:p>08:05:56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53.016002" calcext:value-type="float">
            <text:p>53,01600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3.620761" calcext:value-type="float">
            <text:p>43,620761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97643078541374" calcext:value-type="float">
            <text:p>0,197643078541374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30.8898933663366" calcext:value-type="float">
            <text:p>30,8898933663366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2023-02-02</text:p>
          </table:table-cell>
          <table:table-cell office:value-type="string" calcext:value-type="string">
            <text:p>08:23:42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52.4288" calcext:value-type="float">
            <text:p>52,428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2.446356" calcext:value-type="float">
            <text:p>42,44635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202700689197053" calcext:value-type="float">
            <text:p>0,202700689197053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36.2484105940594" calcext:value-type="float">
            <text:p>36,2484105940594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2023-02-02</text:p>
          </table:table-cell>
          <table:table-cell office:value-type="string" calcext:value-type="string">
            <text:p>08:41:27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49.157242" calcext:value-type="float">
            <text:p>49,15724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3.620761" calcext:value-type="float">
            <text:p>43,620761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71200641343544" calcext:value-type="float">
            <text:p>0,171200641343544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31.5825843564356" calcext:value-type="float">
            <text:p>31,5825843564356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2023-02-02</text:p>
          </table:table-cell>
          <table:table-cell office:value-type="string" calcext:value-type="string">
            <text:p>08:59:12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53.016002" calcext:value-type="float">
            <text:p>53,01600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4.040192" calcext:value-type="float">
            <text:p>44,04019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82988371650311" calcext:value-type="float">
            <text:p>0,182988371650311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30.853882970297" calcext:value-type="float">
            <text:p>30,853882970297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2023-02-02</text:p>
          </table:table-cell>
          <table:table-cell office:value-type="string" calcext:value-type="string">
            <text:p>09:17:01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51.33828" calcext:value-type="float">
            <text:p>51,3382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39.762001" calcext:value-type="float">
            <text:p>39,762001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21096553993637" calcext:value-type="float">
            <text:p>0,21096553993637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44.6117820792079" calcext:value-type="float">
            <text:p>44,6117820792079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2023-02-02</text:p>
          </table:table-cell>
          <table:table-cell office:value-type="string" calcext:value-type="string">
            <text:p>09:34:40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51.589939" calcext:value-type="float">
            <text:p>51,589939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3.033559" calcext:value-type="float">
            <text:p>43,033559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88528317560231" calcext:value-type="float">
            <text:p>0,188528317560231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41.0016578217822" calcext:value-type="float">
            <text:p>41,0016578217822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2023-02-02</text:p>
          </table:table-cell>
          <table:table-cell office:value-type="string" calcext:value-type="string">
            <text:p>09:52:24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50.247761" calcext:value-type="float">
            <text:p>50,247761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5.130711" calcext:value-type="float">
            <text:p>45,130711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98539145098756" calcext:value-type="float">
            <text:p>0,198539145098756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31.1850035643564" calcext:value-type="float">
            <text:p>31,1850035643564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2023-02-02</text:p>
          </table:table-cell>
          <table:table-cell office:value-type="string" calcext:value-type="string">
            <text:p>10:10:04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53.603205" calcext:value-type="float">
            <text:p>53,603205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5.801799" calcext:value-type="float">
            <text:p>45,801799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315653509239559" calcext:value-type="float">
            <text:p>0,315653509239559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.106377589787751" calcext:value-type="float">
            <text:p>0,106377589787751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35.1885054455446" calcext:value-type="float">
            <text:p>35,1885054455446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2023-02-02</text:p>
          </table:table-cell>
          <table:table-cell office:value-type="string" calcext:value-type="string">
            <text:p>10:27:50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53.099888" calcext:value-type="float">
            <text:p>53,09988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3.536875" calcext:value-type="float">
            <text:p>43,536875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221862243753659" calcext:value-type="float">
            <text:p>0,221862243753659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31.0100330693069" calcext:value-type="float">
            <text:p>31,0100330693069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2023-02-02</text:p>
          </table:table-cell>
          <table:table-cell office:value-type="string" calcext:value-type="string">
            <text:p>10:45:34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52.177141" calcext:value-type="float">
            <text:p>52,177141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4.879052" calcext:value-type="float">
            <text:p>44,87905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97717166347263" calcext:value-type="float">
            <text:p>0,197717166347263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.00775474331799617" calcext:value-type="float">
            <text:p>0,007754743317996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31.3334863366337" calcext:value-type="float">
            <text:p>31,3334863366337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2023-02-02</text:p>
          </table:table-cell>
          <table:table-cell office:value-type="string" calcext:value-type="string">
            <text:p>11:03:15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52.177141" calcext:value-type="float">
            <text:p>52,177141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2.278584" calcext:value-type="float">
            <text:p>42,27858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65263622148587" calcext:value-type="float">
            <text:p>0,165263622148587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.0768280971326657" calcext:value-type="float">
            <text:p>0,076828097132666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31.4928259405941" calcext:value-type="float">
            <text:p>31,4928259405941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2023-02-02</text:p>
          </table:table-cell>
          <table:table-cell office:value-type="string" calcext:value-type="string">
            <text:p>11:21:02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53.099888" calcext:value-type="float">
            <text:p>53,09988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1.523609" calcext:value-type="float">
            <text:p>41,523609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66435695580485" calcext:value-type="float">
            <text:p>0,166435695580485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.0279376431804213" calcext:value-type="float">
            <text:p>0,027937643180421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31.7635185148515" calcext:value-type="float">
            <text:p>31,7635185148515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2023-02-02</text:p>
          </table:table-cell>
          <table:table-cell office:value-type="string" calcext:value-type="string">
            <text:p>11:38:53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52.680458" calcext:value-type="float">
            <text:p>52,68045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4.71128" calcext:value-type="float">
            <text:p>44,7112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97350301915585" calcext:value-type="float">
            <text:p>0,197350301915585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31.5836535643564" calcext:value-type="float">
            <text:p>31,5836535643564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string" calcext:value-type="string">
            <text:p>2023-02-02</text:p>
          </table:table-cell>
          <table:table-cell office:value-type="string" calcext:value-type="string">
            <text:p>11:56:32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47.563407" calcext:value-type="float">
            <text:p>47,563407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4.124078" calcext:value-type="float">
            <text:p>44,12407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249874337897284" calcext:value-type="float">
            <text:p>0,249874337897284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31.1755053465346" calcext:value-type="float">
            <text:p>31,1755053465346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string" calcext:value-type="string">
            <text:p>2023-02-02</text:p>
          </table:table-cell>
          <table:table-cell office:value-type="string" calcext:value-type="string">
            <text:p>12:14:16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51.841597" calcext:value-type="float">
            <text:p>51,841597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0.936407" calcext:value-type="float">
            <text:p>40,936407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44859323628388" calcext:value-type="float">
            <text:p>0,144859323628388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31.1589613861386" calcext:value-type="float">
            <text:p>31,1589613861386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string" calcext:value-type="string">
            <text:p>2023-02-02</text:p>
          </table:table-cell>
          <table:table-cell office:value-type="string" calcext:value-type="string">
            <text:p>12:32:02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53.183774" calcext:value-type="float">
            <text:p>53,18377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1.691381" calcext:value-type="float">
            <text:p>41,691381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78611229998172" calcext:value-type="float">
            <text:p>0,178611229998172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33.49282" calcext:value-type="float">
            <text:p>33,49282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string" calcext:value-type="string">
            <text:p>2023-02-02</text:p>
          </table:table-cell>
          <table:table-cell office:value-type="string" calcext:value-type="string">
            <text:p>12:49:40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52.764344" calcext:value-type="float">
            <text:p>52,76434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4.040192" calcext:value-type="float">
            <text:p>44,04019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201817414150334" calcext:value-type="float">
            <text:p>0,201817414150334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30.7617279207921" calcext:value-type="float">
            <text:p>30,7617279207921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2023-02-02</text:p>
          </table:table-cell>
          <table:table-cell office:value-type="string" calcext:value-type="string">
            <text:p>13:07:20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52.093255" calcext:value-type="float">
            <text:p>52,093255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4.124078" calcext:value-type="float">
            <text:p>44,12407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74826034087065" calcext:value-type="float">
            <text:p>0,174826034087065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32.883028019802" calcext:value-type="float">
            <text:p>32,883028019802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string" calcext:value-type="string">
            <text:p>2023-02-02</text:p>
          </table:table-cell>
          <table:table-cell office:value-type="string" calcext:value-type="string">
            <text:p>13:25:00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49.325015" calcext:value-type="float">
            <text:p>49,325015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4.124078" calcext:value-type="float">
            <text:p>44,12407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84612372614888" calcext:value-type="float">
            <text:p>0,184612372614888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44.519301980198" calcext:value-type="float">
            <text:p>44,519301980198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2023-02-02</text:p>
          </table:table-cell>
          <table:table-cell office:value-type="string" calcext:value-type="string">
            <text:p>13:42:42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53.603205" calcext:value-type="float">
            <text:p>53,603205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4.962938" calcext:value-type="float">
            <text:p>44,96293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55670710652691" calcext:value-type="float">
            <text:p>0,155670710652691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.0825614695941588" calcext:value-type="float">
            <text:p>0,082561469594159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36.3954675247525" calcext:value-type="float">
            <text:p>36,3954675247525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string" calcext:value-type="string">
            <text:p>2023-02-02</text:p>
          </table:table-cell>
          <table:table-cell office:value-type="string" calcext:value-type="string">
            <text:p>14:00:27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47.311749" calcext:value-type="float">
            <text:p>47,311749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5.550141" calcext:value-type="float">
            <text:p>45,550141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201233590378796" calcext:value-type="float">
            <text:p>0,201233590378796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.00254679740226665" calcext:value-type="float">
            <text:p>0,002546797402267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36.3456564356436" calcext:value-type="float">
            <text:p>36,3456564356436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string" calcext:value-type="string">
            <text:p>2023-02-02</text:p>
          </table:table-cell>
          <table:table-cell office:value-type="string" calcext:value-type="string">
            <text:p>14:18:07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52.093255" calcext:value-type="float">
            <text:p>52,093255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4.879052" calcext:value-type="float">
            <text:p>44,87905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46568603622047" calcext:value-type="float">
            <text:p>0,146568603622047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31.549552970297" calcext:value-type="float">
            <text:p>31,549552970297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string" calcext:value-type="string">
            <text:p>2023-02-02</text:p>
          </table:table-cell>
          <table:table-cell office:value-type="string" calcext:value-type="string">
            <text:p>14:35:50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51.002736" calcext:value-type="float">
            <text:p>51,00273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2.36247" calcext:value-type="float">
            <text:p>42,36247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217128539249679" calcext:value-type="float">
            <text:p>0,217128539249679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31.5807600990099" calcext:value-type="float">
            <text:p>31,5807600990099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string" calcext:value-type="string">
            <text:p>2023-02-02</text:p>
          </table:table-cell>
          <table:table-cell office:value-type="string" calcext:value-type="string">
            <text:p>14:53:35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54.358179" calcext:value-type="float">
            <text:p>54,358179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6.64066" calcext:value-type="float">
            <text:p>46,6406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8255220915185" calcext:value-type="float">
            <text:p>0,18255220915185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33.690346039604" calcext:value-type="float">
            <text:p>33,690346039604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string" calcext:value-type="string">
            <text:p>2023-02-02</text:p>
          </table:table-cell>
          <table:table-cell office:value-type="string" calcext:value-type="string">
            <text:p>15:11:14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53.351546" calcext:value-type="float">
            <text:p>53,35154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1.271951" calcext:value-type="float">
            <text:p>41,271951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96940795281192" calcext:value-type="float">
            <text:p>0,196940795281192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31.3873050495049" calcext:value-type="float">
            <text:p>31,3873050495049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string" calcext:value-type="string">
            <text:p>2023-02-02</text:p>
          </table:table-cell>
          <table:table-cell office:value-type="string" calcext:value-type="string">
            <text:p>15:28:53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52.596572" calcext:value-type="float">
            <text:p>52,59657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3.620761" calcext:value-type="float">
            <text:p>43,620761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63649448378655" calcext:value-type="float">
            <text:p>0,163649448378655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.0585075261954152" calcext:value-type="float">
            <text:p>0,058507526195415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31.0939753465346" calcext:value-type="float">
            <text:p>31,0939753465346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string" calcext:value-type="string">
            <text:p>2023-02-02</text:p>
          </table:table-cell>
          <table:table-cell office:value-type="string" calcext:value-type="string">
            <text:p>15:46:33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51.506053" calcext:value-type="float">
            <text:p>51,506053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5.130711" calcext:value-type="float">
            <text:p>45,130711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60479823923715" calcext:value-type="float">
            <text:p>0,160479823923715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32.0255547524752" calcext:value-type="float">
            <text:p>32,0255547524752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2023-02-02</text:p>
          </table:table-cell>
          <table:table-cell office:value-type="string" calcext:value-type="string">
            <text:p>16:04:19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50.079989" calcext:value-type="float">
            <text:p>50,079989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1.94304" calcext:value-type="float">
            <text:p>41,9430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14904445951165" calcext:value-type="float">
            <text:p>0,114904445951165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.013828963380905" calcext:value-type="float">
            <text:p>0,013828963380905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31.6771751485149" calcext:value-type="float">
            <text:p>31,6771751485149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string" calcext:value-type="string">
            <text:p>2023-02-02</text:p>
          </table:table-cell>
          <table:table-cell office:value-type="string" calcext:value-type="string">
            <text:p>16:40:40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52.009369" calcext:value-type="float">
            <text:p>52,009369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2.530242" calcext:value-type="float">
            <text:p>42,53024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97123217894309" calcext:value-type="float">
            <text:p>0,197123217894309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31.7881813861386" calcext:value-type="float">
            <text:p>31,7881813861386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string" calcext:value-type="string">
            <text:p>2023-02-02</text:p>
          </table:table-cell>
          <table:table-cell office:value-type="string" calcext:value-type="string">
            <text:p>17:35:32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49.996103" calcext:value-type="float">
            <text:p>49,996103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35.232153" calcext:value-type="float">
            <text:p>35,232153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235214442959484" calcext:value-type="float">
            <text:p>0,235214442959484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33.4402667326733" calcext:value-type="float">
            <text:p>33,4402667326733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string" calcext:value-type="string">
            <text:p>2023-02-02</text:p>
          </table:table-cell>
          <table:table-cell office:value-type="string" calcext:value-type="string">
            <text:p>17:53:14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45.382369" calcext:value-type="float">
            <text:p>45,382369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0.097546" calcext:value-type="float">
            <text:p>40,09754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97383499343819" calcext:value-type="float">
            <text:p>0,197383499343819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.11572399826414" calcext:value-type="float">
            <text:p>0,11572399826414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99.2928918811881" calcext:value-type="float">
            <text:p>99,2928918811881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string" calcext:value-type="string">
            <text:p>2023-02-02</text:p>
          </table:table-cell>
          <table:table-cell office:value-type="string" calcext:value-type="string">
            <text:p>18:11:07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47.06009" calcext:value-type="float">
            <text:p>47,06009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35.399925" calcext:value-type="float">
            <text:p>35,399925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41382530176018" calcext:value-type="float">
            <text:p>0,141382530176018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.213009995084385" calcext:value-type="float">
            <text:p>0,213009995084385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33.296506336634" calcext:value-type="float">
            <text:p>133,296506336634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string" calcext:value-type="string">
            <text:p>2023-02-02</text:p>
          </table:table-cell>
          <table:table-cell office:value-type="string" calcext:value-type="string">
            <text:p>18:28:50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48.821698" calcext:value-type="float">
            <text:p>48,82169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36.993761" calcext:value-type="float">
            <text:p>36,993761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20125459420426" calcext:value-type="float">
            <text:p>0,20125459420426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.329267145410643" calcext:value-type="float">
            <text:p>0,329267145410643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40.223165445545" calcext:value-type="float">
            <text:p>140,223165445545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string" calcext:value-type="string">
            <text:p>2023-02-02</text:p>
          </table:table-cell>
          <table:table-cell office:value-type="string" calcext:value-type="string">
            <text:p>18:46:38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49.157242" calcext:value-type="float">
            <text:p>49,15724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36.071014" calcext:value-type="float">
            <text:p>36,07101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368779599903532" calcext:value-type="float">
            <text:p>0,368779599903532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1.08381038142407" calcext:value-type="float">
            <text:p>1,08381038142407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40.583396632653" calcext:value-type="float">
            <text:p>140,583396632653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string" calcext:value-type="string">
            <text:p>2023-02-02</text:p>
          </table:table-cell>
          <table:table-cell office:value-type="string" calcext:value-type="string">
            <text:p>19:04:26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53.519319" calcext:value-type="float">
            <text:p>53,519319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6.053457" calcext:value-type="float">
            <text:p>46,053457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88959634846404" calcext:value-type="float">
            <text:p>0,188959634846404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1.46351293483463" calcext:value-type="float">
            <text:p>1,46351293483463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88.7673966666667" calcext:value-type="float">
            <text:p>88,7673966666667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string" calcext:value-type="string">
            <text:p>2023-02-02</text:p>
          </table:table-cell>
          <table:table-cell office:value-type="string" calcext:value-type="string">
            <text:p>19:22:15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53.099888" calcext:value-type="float">
            <text:p>53,09988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3.956305" calcext:value-type="float">
            <text:p>43,956305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97586876496242" calcext:value-type="float">
            <text:p>0,197586876496242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.013195745691589" calcext:value-type="float">
            <text:p>0,013195745691589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31.106431980198" calcext:value-type="float">
            <text:p>31,106431980198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string" calcext:value-type="string">
            <text:p>2023-02-02</text:p>
          </table:table-cell>
          <table:table-cell office:value-type="string" calcext:value-type="string">
            <text:p>19:40:01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52.261027" calcext:value-type="float">
            <text:p>52,261027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4.795166" calcext:value-type="float">
            <text:p>44,79516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74590086459906" calcext:value-type="float">
            <text:p>0,174590086459906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31.3498406930693" calcext:value-type="float">
            <text:p>31,3498406930693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2023-02-02</text:p>
          </table:table-cell>
          <table:table-cell office:value-type="string" calcext:value-type="string">
            <text:p>19:57:47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50.751078" calcext:value-type="float">
            <text:p>50,75107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6.976204" calcext:value-type="float">
            <text:p>46,97620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214839837562181" calcext:value-type="float">
            <text:p>0,214839837562181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.0321035215093594" calcext:value-type="float">
            <text:p>0,03210352150936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46.5355221782178" calcext:value-type="float">
            <text:p>46,5355221782178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string" calcext:value-type="string">
            <text:p>2023-02-02</text:p>
          </table:table-cell>
          <table:table-cell office:value-type="string" calcext:value-type="string">
            <text:p>20:34:32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49.492787" calcext:value-type="float">
            <text:p>49,492787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5.801799" calcext:value-type="float">
            <text:p>45,801799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208238656517892" calcext:value-type="float">
            <text:p>0,208238656517892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.0506559951370245" calcext:value-type="float">
            <text:p>0,050655995137025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31.5337278217822" calcext:value-type="float">
            <text:p>31,5337278217822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string" calcext:value-type="string">
            <text:p>2023-02-02</text:p>
          </table:table-cell>
          <table:table-cell office:value-type="string" calcext:value-type="string">
            <text:p>20:52:22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51.33828" calcext:value-type="float">
            <text:p>51,3382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3.285217" calcext:value-type="float">
            <text:p>43,285217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71835822282243" calcext:value-type="float">
            <text:p>0,171835822282243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38.3791659405941" calcext:value-type="float">
            <text:p>38,3791659405941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string" calcext:value-type="string">
            <text:p>2023-02-02</text:p>
          </table:table-cell>
          <table:table-cell office:value-type="string" calcext:value-type="string">
            <text:p>21:10:12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51.170508" calcext:value-type="float">
            <text:p>51,17050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1.607495" calcext:value-type="float">
            <text:p>41,607495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93633860902734" calcext:value-type="float">
            <text:p>0,193633860902734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.0473986505325378" calcext:value-type="float">
            <text:p>0,047398650532538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70.6357079207921" calcext:value-type="float">
            <text:p>70,6357079207921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string" calcext:value-type="string">
            <text:p>2023-02-02</text:p>
          </table:table-cell>
          <table:table-cell office:value-type="string" calcext:value-type="string">
            <text:p>21:27:59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50.49942" calcext:value-type="float">
            <text:p>50,4994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2.949672" calcext:value-type="float">
            <text:p>42,94967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61251703328972" calcext:value-type="float">
            <text:p>0,161251703328972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43.3790705940594" calcext:value-type="float">
            <text:p>43,3790705940594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string" calcext:value-type="string">
            <text:p>2023-02-02</text:p>
          </table:table-cell>
          <table:table-cell office:value-type="string" calcext:value-type="string">
            <text:p>21:45:54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50.49942" calcext:value-type="float">
            <text:p>50,4994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1.523609" calcext:value-type="float">
            <text:p>41,523609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43002399670226" calcext:value-type="float">
            <text:p>0,143002399670226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.810191652232218" calcext:value-type="float">
            <text:p>0,810191652232218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51.3879924210526" calcext:value-type="float">
            <text:p>51,3879924210526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string" calcext:value-type="string">
            <text:p>2023-02-02</text:p>
          </table:table-cell>
          <table:table-cell office:value-type="string" calcext:value-type="string">
            <text:p>22:03:44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53.770977" calcext:value-type="float">
            <text:p>53,770977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2.530242" calcext:value-type="float">
            <text:p>42,53024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93569271531498" calcext:value-type="float">
            <text:p>0,193569271531498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56.4251653465347" calcext:value-type="float">
            <text:p>56,4251653465347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string" calcext:value-type="string">
            <text:p>2023-02-02</text:p>
          </table:table-cell>
          <table:table-cell office:value-type="string" calcext:value-type="string">
            <text:p>22:21:35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53.183774" calcext:value-type="float">
            <text:p>53,18377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4.627394" calcext:value-type="float">
            <text:p>44,62739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53426065037743" calcext:value-type="float">
            <text:p>0,153426065037743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30.645790990099" calcext:value-type="float">
            <text:p>30,645790990099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string" calcext:value-type="string">
            <text:p>2023-02-02</text:p>
          </table:table-cell>
          <table:table-cell office:value-type="string" calcext:value-type="string">
            <text:p>22:39:25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53.099888" calcext:value-type="float">
            <text:p>53,09988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5.885685" calcext:value-type="float">
            <text:p>45,885685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23391279037122" calcext:value-type="float">
            <text:p>0,123391279037122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.00252818931081559" calcext:value-type="float">
            <text:p>0,002528189310816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31.0946999009901" calcext:value-type="float">
            <text:p>31,0946999009901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string" calcext:value-type="string">
            <text:p>2023-02-03</text:p>
          </table:table-cell>
          <table:table-cell office:value-type="string" calcext:value-type="string">
            <text:p>02:48:06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54.022635" calcext:value-type="float">
            <text:p>54,022635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4.207964" calcext:value-type="float">
            <text:p>44,20796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57261896823718" calcext:value-type="float">
            <text:p>0,157261896823718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.00262412091949197" calcext:value-type="float">
            <text:p>0,002624120919492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31.8472407920792" calcext:value-type="float">
            <text:p>31,8472407920792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string" calcext:value-type="string">
            <text:p>2023-02-03</text:p>
          </table:table-cell>
          <table:table-cell office:value-type="string" calcext:value-type="string">
            <text:p>03:05:50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49.073356" calcext:value-type="float">
            <text:p>49,07335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5.550141" calcext:value-type="float">
            <text:p>45,550141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09981192454489" calcext:value-type="float">
            <text:p>0,109981192454489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31.1690768316832" calcext:value-type="float">
            <text:p>31,1690768316832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string" calcext:value-type="string">
            <text:p>2023-02-03</text:p>
          </table:table-cell>
          <table:table-cell office:value-type="string" calcext:value-type="string">
            <text:p>03:23:29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53.099888" calcext:value-type="float">
            <text:p>53,09988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5.466255" calcext:value-type="float">
            <text:p>45,466255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259277288986911" calcext:value-type="float">
            <text:p>0,259277288986911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31.57449" calcext:value-type="float">
            <text:p>31,57449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string" calcext:value-type="string">
            <text:p>2023-02-03</text:p>
          </table:table-cell>
          <table:table-cell office:value-type="string" calcext:value-type="string">
            <text:p>03:41:08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54.525952" calcext:value-type="float">
            <text:p>54,52595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5.885685" calcext:value-type="float">
            <text:p>45,885685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77194845094743" calcext:value-type="float">
            <text:p>0,177194845094743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31.0057604950495" calcext:value-type="float">
            <text:p>31,0057604950495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string" calcext:value-type="string">
            <text:p>2023-02-03</text:p>
          </table:table-cell>
          <table:table-cell office:value-type="string" calcext:value-type="string">
            <text:p>03:58:47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51.002736" calcext:value-type="float">
            <text:p>51,00273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2.446356" calcext:value-type="float">
            <text:p>42,44635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0960042305505747" calcext:value-type="float">
            <text:p>0,096004230550575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30.7400368316832" calcext:value-type="float">
            <text:p>30,7400368316832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string" calcext:value-type="string">
            <text:p>2023-02-03</text:p>
          </table:table-cell>
          <table:table-cell office:value-type="string" calcext:value-type="string">
            <text:p>04:16:35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54.022635" calcext:value-type="float">
            <text:p>54,022635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5.466255" calcext:value-type="float">
            <text:p>45,466255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39264916720371" calcext:value-type="float">
            <text:p>0,139264916720371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31.2265430693069" calcext:value-type="float">
            <text:p>31,2265430693069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string" calcext:value-type="string">
            <text:p>2023-02-03</text:p>
          </table:table-cell>
          <table:table-cell office:value-type="string" calcext:value-type="string">
            <text:p>04:34:14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53.183774" calcext:value-type="float">
            <text:p>53,18377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4.795166" calcext:value-type="float">
            <text:p>44,79516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55279527985028" calcext:value-type="float">
            <text:p>0,155279527985028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31.7916685148515" calcext:value-type="float">
            <text:p>31,7916685148515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string" calcext:value-type="string">
            <text:p>2023-02-03</text:p>
          </table:table-cell>
          <table:table-cell office:value-type="string" calcext:value-type="string">
            <text:p>04:51:54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51.841597" calcext:value-type="float">
            <text:p>51,841597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5.382369" calcext:value-type="float">
            <text:p>45,382369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34073508746156" calcext:value-type="float">
            <text:p>0,134073508746156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.00511247443762781" calcext:value-type="float">
            <text:p>0,005112474437628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31.1740885148515" calcext:value-type="float">
            <text:p>31,1740885148515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string" calcext:value-type="string">
            <text:p>2023-02-03</text:p>
          </table:table-cell>
          <table:table-cell office:value-type="string" calcext:value-type="string">
            <text:p>05:09:32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52.009369" calcext:value-type="float">
            <text:p>52,009369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3.452989" calcext:value-type="float">
            <text:p>43,452989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61430984792356" calcext:value-type="float">
            <text:p>0,161430984792356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30.7012099009901" calcext:value-type="float">
            <text:p>30,7012099009901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string" calcext:value-type="string">
            <text:p>2023-02-03</text:p>
          </table:table-cell>
          <table:table-cell office:value-type="string" calcext:value-type="string">
            <text:p>05:27:12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51.002736" calcext:value-type="float">
            <text:p>51,00273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4.207964" calcext:value-type="float">
            <text:p>44,20796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444685123755124" calcext:value-type="float">
            <text:p>0,444685123755124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30.7567782178218" calcext:value-type="float">
            <text:p>30,7567782178218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string" calcext:value-type="string">
            <text:p>2023-02-03</text:p>
          </table:table-cell>
          <table:table-cell office:value-type="string" calcext:value-type="string">
            <text:p>05:44:57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53.687091" calcext:value-type="float">
            <text:p>53,687091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4.879052" calcext:value-type="float">
            <text:p>44,87905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52122256894793" calcext:value-type="float">
            <text:p>0,152122256894793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30.672479009901" calcext:value-type="float">
            <text:p>30,672479009901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string" calcext:value-type="string">
            <text:p>2023-02-03</text:p>
          </table:table-cell>
          <table:table-cell office:value-type="string" calcext:value-type="string">
            <text:p>06:02:37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53.519319" calcext:value-type="float">
            <text:p>53,519319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4.627394" calcext:value-type="float">
            <text:p>44,62739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18393339407084" calcext:value-type="float">
            <text:p>0,118393339407084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34.2487530693069" calcext:value-type="float">
            <text:p>34,2487530693069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string" calcext:value-type="string">
            <text:p>2023-02-03</text:p>
          </table:table-cell>
          <table:table-cell office:value-type="string" calcext:value-type="string">
            <text:p>06:20:15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50.415534" calcext:value-type="float">
            <text:p>50,41553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3.704647" calcext:value-type="float">
            <text:p>43,704647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48957049627262" calcext:value-type="float">
            <text:p>0,148957049627262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31.8081051485149" calcext:value-type="float">
            <text:p>31,8081051485149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string" calcext:value-type="string">
            <text:p>2023-02-03</text:p>
          </table:table-cell>
          <table:table-cell office:value-type="string" calcext:value-type="string">
            <text:p>06:37:55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53.603205" calcext:value-type="float">
            <text:p>53,603205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3.117445" calcext:value-type="float">
            <text:p>43,117445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206368271881404" calcext:value-type="float">
            <text:p>0,206368271881404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33.5744985148515" calcext:value-type="float">
            <text:p>33,5744985148515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string" calcext:value-type="string">
            <text:p>2023-02-03</text:p>
          </table:table-cell>
          <table:table-cell office:value-type="string" calcext:value-type="string">
            <text:p>06:55:34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53.770977" calcext:value-type="float">
            <text:p>53,770977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4.29185" calcext:value-type="float">
            <text:p>44,29185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41794804134928" calcext:value-type="float">
            <text:p>0,141794804134928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35.0073966336634" calcext:value-type="float">
            <text:p>35,0073966336634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string" calcext:value-type="string">
            <text:p>2023-02-03</text:p>
          </table:table-cell>
          <table:table-cell office:value-type="string" calcext:value-type="string">
            <text:p>07:13:14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53.183774" calcext:value-type="float">
            <text:p>53,18377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5.466255" calcext:value-type="float">
            <text:p>45,466255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263774455623868" calcext:value-type="float">
            <text:p>0,263774455623868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.00255154113084303" calcext:value-type="float">
            <text:p>0,002551541130843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30.9099868316832" calcext:value-type="float">
            <text:p>30,9099868316832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string" calcext:value-type="string">
            <text:p>2023-02-03</text:p>
          </table:table-cell>
          <table:table-cell office:value-type="string" calcext:value-type="string">
            <text:p>07:30:53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48.402268" calcext:value-type="float">
            <text:p>48,40226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2.36247" calcext:value-type="float">
            <text:p>42,36247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26230471325959" calcext:value-type="float">
            <text:p>0,126230471325959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.10132267163239" calcext:value-type="float">
            <text:p>0,10132267163239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31.1451431683168" calcext:value-type="float">
            <text:p>31,1451431683168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string" calcext:value-type="string">
            <text:p>2023-02-03</text:p>
          </table:table-cell>
          <table:table-cell office:value-type="string" calcext:value-type="string">
            <text:p>07:48:34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52.84823" calcext:value-type="float">
            <text:p>52,84823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5.382369" calcext:value-type="float">
            <text:p>45,382369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51320364340817" calcext:value-type="float">
            <text:p>0,151320364340817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31.0627996039604" calcext:value-type="float">
            <text:p>31,0627996039604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string" calcext:value-type="string">
            <text:p>2023-02-03</text:p>
          </table:table-cell>
          <table:table-cell office:value-type="string" calcext:value-type="string">
            <text:p>08:06:13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53.099888" calcext:value-type="float">
            <text:p>53,09988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5.298483" calcext:value-type="float">
            <text:p>45,298483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200525034551834" calcext:value-type="float">
            <text:p>0,200525034551834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31.2412238613861" calcext:value-type="float">
            <text:p>31,2412238613861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string" calcext:value-type="string">
            <text:p>2023-02-03</text:p>
          </table:table-cell>
          <table:table-cell office:value-type="string" calcext:value-type="string">
            <text:p>08:23:54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53.854863" calcext:value-type="float">
            <text:p>53,854863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2.530242" calcext:value-type="float">
            <text:p>42,53024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35322945879867" calcext:value-type="float">
            <text:p>0,135322945879867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31.2578278217822" calcext:value-type="float">
            <text:p>31,2578278217822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string" calcext:value-type="string">
            <text:p>2023-02-03</text:p>
          </table:table-cell>
          <table:table-cell office:value-type="string" calcext:value-type="string">
            <text:p>08:41:33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51.925483" calcext:value-type="float">
            <text:p>51,925483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1.188065" calcext:value-type="float">
            <text:p>41,188065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41765946158924" calcext:value-type="float">
            <text:p>0,141765946158924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32.2070169306931" calcext:value-type="float">
            <text:p>32,2070169306931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string" calcext:value-type="string">
            <text:p>2023-02-03</text:p>
          </table:table-cell>
          <table:table-cell office:value-type="string" calcext:value-type="string">
            <text:p>08:59:14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54.609838" calcext:value-type="float">
            <text:p>54,60983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5.046824" calcext:value-type="float">
            <text:p>45,04682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55337565557816" calcext:value-type="float">
            <text:p>0,155337565557816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31.3112781188119" calcext:value-type="float">
            <text:p>31,3112781188119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string" calcext:value-type="string">
            <text:p>2023-02-03</text:p>
          </table:table-cell>
          <table:table-cell office:value-type="string" calcext:value-type="string">
            <text:p>09:16:52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53.770977" calcext:value-type="float">
            <text:p>53,770977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5.885685" calcext:value-type="float">
            <text:p>45,885685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361117480101255" calcext:value-type="float">
            <text:p>0,361117480101255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32.6006645544554" calcext:value-type="float">
            <text:p>32,6006645544554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string" calcext:value-type="string">
            <text:p>2023-02-03</text:p>
          </table:table-cell>
          <table:table-cell office:value-type="string" calcext:value-type="string">
            <text:p>09:34:32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54.022635" calcext:value-type="float">
            <text:p>54,022635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1.607495" calcext:value-type="float">
            <text:p>41,607495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98785531831084" calcext:value-type="float">
            <text:p>0,198785531831084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31.2894145544554" calcext:value-type="float">
            <text:p>31,2894145544554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string" calcext:value-type="string">
            <text:p>2023-02-03</text:p>
          </table:table-cell>
          <table:table-cell office:value-type="string" calcext:value-type="string">
            <text:p>09:52:12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53.687091" calcext:value-type="float">
            <text:p>53,687091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1.94304" calcext:value-type="float">
            <text:p>41,9430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276684975903717" calcext:value-type="float">
            <text:p>0,276684975903717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37.6786407920792" calcext:value-type="float">
            <text:p>37,6786407920792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string" calcext:value-type="string">
            <text:p>2023-02-03</text:p>
          </table:table-cell>
          <table:table-cell office:value-type="string" calcext:value-type="string">
            <text:p>10:09:52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53.26766" calcext:value-type="float">
            <text:p>53,2676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5.298483" calcext:value-type="float">
            <text:p>45,298483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83481671606622" calcext:value-type="float">
            <text:p>0,183481671606622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31.1847202970297" calcext:value-type="float">
            <text:p>31,1847202970297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string" calcext:value-type="string">
            <text:p>2023-02-03</text:p>
          </table:table-cell>
          <table:table-cell office:value-type="string" calcext:value-type="string">
            <text:p>10:27:32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52.344913" calcext:value-type="float">
            <text:p>52,344913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2.110812" calcext:value-type="float">
            <text:p>42,11081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215965747530056" calcext:value-type="float">
            <text:p>0,215965747530056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31.2712053465347" calcext:value-type="float">
            <text:p>31,2712053465347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string" calcext:value-type="string">
            <text:p>2023-02-03</text:p>
          </table:table-cell>
          <table:table-cell office:value-type="string" calcext:value-type="string">
            <text:p>10:45:12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53.854863" calcext:value-type="float">
            <text:p>53,854863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6.64066" calcext:value-type="float">
            <text:p>46,6406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62419852045436" calcext:value-type="float">
            <text:p>0,162419852045436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31.0430197029703" calcext:value-type="float">
            <text:p>31,0430197029703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string" calcext:value-type="string">
            <text:p>2023-02-03</text:p>
          </table:table-cell>
          <table:table-cell office:value-type="string" calcext:value-type="string">
            <text:p>11:03:00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53.435432" calcext:value-type="float">
            <text:p>53,43543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3.872419" calcext:value-type="float">
            <text:p>43,872419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18861397731644" calcext:value-type="float">
            <text:p>0,118861397731644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31.2512297029703" calcext:value-type="float">
            <text:p>31,2512297029703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string" calcext:value-type="string">
            <text:p>2023-02-03</text:p>
          </table:table-cell>
          <table:table-cell office:value-type="string" calcext:value-type="string">
            <text:p>11:20:40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53.351546" calcext:value-type="float">
            <text:p>53,35154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5.550141" calcext:value-type="float">
            <text:p>45,550141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78108944698817" calcext:value-type="float">
            <text:p>0,178108944698817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.0050935948045333" calcext:value-type="float">
            <text:p>0,005093594804533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31.3001699009901" calcext:value-type="float">
            <text:p>31,3001699009901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string" calcext:value-type="string">
            <text:p>2023-02-03</text:p>
          </table:table-cell>
          <table:table-cell office:value-type="string" calcext:value-type="string">
            <text:p>11:38:19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53.351546" calcext:value-type="float">
            <text:p>53,35154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3.788533" calcext:value-type="float">
            <text:p>43,788533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92912584765333" calcext:value-type="float">
            <text:p>0,192912584765333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.00264928734170508" calcext:value-type="float">
            <text:p>0,002649287341705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35.4753793069307" calcext:value-type="float">
            <text:p>35,4753793069307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string" calcext:value-type="string">
            <text:p>2023-02-03</text:p>
          </table:table-cell>
          <table:table-cell office:value-type="string" calcext:value-type="string">
            <text:p>11:56:01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53.435432" calcext:value-type="float">
            <text:p>53,43543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5.298483" calcext:value-type="float">
            <text:p>45,298483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215316319469215" calcext:value-type="float">
            <text:p>0,215316319469215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.102438024994878" calcext:value-type="float">
            <text:p>0,102438024994878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31.0754516831683" calcext:value-type="float">
            <text:p>31,0754516831683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string" calcext:value-type="string">
            <text:p>2023-02-03</text:p>
          </table:table-cell>
          <table:table-cell office:value-type="string" calcext:value-type="string">
            <text:p>12:13:41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51.589939" calcext:value-type="float">
            <text:p>51,589939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6.389002" calcext:value-type="float">
            <text:p>46,38900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68737469383466" calcext:value-type="float">
            <text:p>0,168737469383466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31.209220990099" calcext:value-type="float">
            <text:p>31,209220990099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string" calcext:value-type="string">
            <text:p>2023-02-03</text:p>
          </table:table-cell>
          <table:table-cell office:value-type="string" calcext:value-type="string">
            <text:p>12:31:33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53.687091" calcext:value-type="float">
            <text:p>53,687091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5.382369" calcext:value-type="float">
            <text:p>45,382369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9276531628384" calcext:value-type="float">
            <text:p>0,19276531628384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31.2584861386139" calcext:value-type="float">
            <text:p>31,2584861386139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string" calcext:value-type="string">
            <text:p>2023-02-03</text:p>
          </table:table-cell>
          <table:table-cell office:value-type="string" calcext:value-type="string">
            <text:p>12:49:12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53.351546" calcext:value-type="float">
            <text:p>53,35154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5.550141" calcext:value-type="float">
            <text:p>45,550141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38943974287044" calcext:value-type="float">
            <text:p>0,138943974287044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31.1427498" calcext:value-type="float">
            <text:p>31,1427498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string" calcext:value-type="string">
            <text:p>2023-02-03</text:p>
          </table:table-cell>
          <table:table-cell office:value-type="string" calcext:value-type="string">
            <text:p>13:06:50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54.274293" calcext:value-type="float">
            <text:p>54,274293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1.523609" calcext:value-type="float">
            <text:p>41,523609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20961079086321" calcext:value-type="float">
            <text:p>0,20961079086321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.0698441079510533" calcext:value-type="float">
            <text:p>0,069844107951053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31.6052059405941" calcext:value-type="float">
            <text:p>31,6052059405941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string" calcext:value-type="string">
            <text:p>2023-02-03</text:p>
          </table:table-cell>
          <table:table-cell office:value-type="string" calcext:value-type="string">
            <text:p>13:24:30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54.274293" calcext:value-type="float">
            <text:p>54,274293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4.29185" calcext:value-type="float">
            <text:p>44,29185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26775121639732" calcext:value-type="float">
            <text:p>0,126775121639732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36.320822970297" calcext:value-type="float">
            <text:p>36,320822970297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string" calcext:value-type="string">
            <text:p>2023-02-03</text:p>
          </table:table-cell>
          <table:table-cell office:value-type="string" calcext:value-type="string">
            <text:p>13:42:11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53.435432" calcext:value-type="float">
            <text:p>53,43543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4.879052" calcext:value-type="float">
            <text:p>44,87905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207136035393916" calcext:value-type="float">
            <text:p>0,207136035393916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31.2078311881188" calcext:value-type="float">
            <text:p>31,2078311881188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string" calcext:value-type="string">
            <text:p>2023-02-03</text:p>
          </table:table-cell>
          <table:table-cell office:value-type="string" calcext:value-type="string">
            <text:p>13:59:52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53.435432" calcext:value-type="float">
            <text:p>53,43543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5.046824" calcext:value-type="float">
            <text:p>45,04682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68447763104437" calcext:value-type="float">
            <text:p>0,168447763104437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33.4585327722772" calcext:value-type="float">
            <text:p>33,4585327722772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string" calcext:value-type="string">
            <text:p>2023-02-03</text:p>
          </table:table-cell>
          <table:table-cell office:value-type="string" calcext:value-type="string">
            <text:p>14:35:50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53.183774" calcext:value-type="float">
            <text:p>53,18377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5.130711" calcext:value-type="float">
            <text:p>45,130711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76736657019453" calcext:value-type="float">
            <text:p>0,176736657019453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31.4440779207921" calcext:value-type="float">
            <text:p>31,4440779207921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string" calcext:value-type="string">
            <text:p>2023-02-03</text:p>
          </table:table-cell>
          <table:table-cell office:value-type="string" calcext:value-type="string">
            <text:p>14:53:30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48.905584" calcext:value-type="float">
            <text:p>48,90558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5.969571" calcext:value-type="float">
            <text:p>45,969571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77674828853978" calcext:value-type="float">
            <text:p>0,177674828853978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.00252353193529664" calcext:value-type="float">
            <text:p>0,002523531935297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32.3110998019802" calcext:value-type="float">
            <text:p>32,3110998019802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string" calcext:value-type="string">
            <text:p>2023-02-03</text:p>
          </table:table-cell>
          <table:table-cell office:value-type="string" calcext:value-type="string">
            <text:p>15:11:20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54.274293" calcext:value-type="float">
            <text:p>54,274293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5.634027" calcext:value-type="float">
            <text:p>45,634027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67536328753865" calcext:value-type="float">
            <text:p>0,167536328753865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33.2745540594059" calcext:value-type="float">
            <text:p>33,2745540594059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string" calcext:value-type="string">
            <text:p>2023-02-03</text:p>
          </table:table-cell>
          <table:table-cell office:value-type="string" calcext:value-type="string">
            <text:p>15:29:04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48.821698" calcext:value-type="float">
            <text:p>48,82169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5.969571" calcext:value-type="float">
            <text:p>45,969571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44035383176907" calcext:value-type="float">
            <text:p>0,144035383176907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.00252353193529664" calcext:value-type="float">
            <text:p>0,002523531935297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35.8698178217822" calcext:value-type="float">
            <text:p>35,8698178217822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2023-02-03</text:p>
          </table:table-cell>
          <table:table-cell office:value-type="string" calcext:value-type="string">
            <text:p>15:46:52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52.84823" calcext:value-type="float">
            <text:p>52,84823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3.956305" calcext:value-type="float">
            <text:p>43,956305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217814685785257" calcext:value-type="float">
            <text:p>0,217814685785257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31.0252699009901" calcext:value-type="float">
            <text:p>31,0252699009901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2023-02-03</text:p>
          </table:table-cell>
          <table:table-cell office:value-type="string" calcext:value-type="string">
            <text:p>16:04:32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53.519319" calcext:value-type="float">
            <text:p>53,519319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5.885685" calcext:value-type="float">
            <text:p>45,885685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52297036253007" calcext:value-type="float">
            <text:p>0,152297036253007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31.8148822772277" calcext:value-type="float">
            <text:p>31,8148822772277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string" calcext:value-type="string">
            <text:p>2023-02-03</text:p>
          </table:table-cell>
          <table:table-cell office:value-type="string" calcext:value-type="string">
            <text:p>16:22:14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53.435432" calcext:value-type="float">
            <text:p>53,43543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6.472888" calcext:value-type="float">
            <text:p>46,47288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95698642682955" calcext:value-type="float">
            <text:p>0,195698642682955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31.183078019802" calcext:value-type="float">
            <text:p>31,183078019802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string" calcext:value-type="string">
            <text:p>2023-02-03</text:p>
          </table:table-cell>
          <table:table-cell office:value-type="string" calcext:value-type="string">
            <text:p>16:39:52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49.912217" calcext:value-type="float">
            <text:p>49,912217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6.22123" calcext:value-type="float">
            <text:p>46,22123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94954055371706" calcext:value-type="float">
            <text:p>0,194954055371706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.0652561303114725" calcext:value-type="float">
            <text:p>0,065256130311473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31.9393341584158" calcext:value-type="float">
            <text:p>31,9393341584158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2023-02-03</text:p>
          </table:table-cell>
          <table:table-cell office:value-type="string" calcext:value-type="string">
            <text:p>16:57:33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54.106521" calcext:value-type="float">
            <text:p>54,106521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5.634027" calcext:value-type="float">
            <text:p>45,634027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79301898021498" calcext:value-type="float">
            <text:p>0,179301898021498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31.3995924752475" calcext:value-type="float">
            <text:p>31,3995924752475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string" calcext:value-type="string">
            <text:p>2023-02-03</text:p>
          </table:table-cell>
          <table:table-cell office:value-type="string" calcext:value-type="string">
            <text:p>17:15:13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53.099888" calcext:value-type="float">
            <text:p>53,09988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4.879052" calcext:value-type="float">
            <text:p>44,87905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227555165121288" calcext:value-type="float">
            <text:p>0,227555165121288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32.0958244554455" calcext:value-type="float">
            <text:p>32,0958244554455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string" calcext:value-type="string">
            <text:p>2023-02-03</text:p>
          </table:table-cell>
          <table:table-cell office:value-type="string" calcext:value-type="string">
            <text:p>17:33:00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45.214597" calcext:value-type="float">
            <text:p>45,214597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30.282874" calcext:value-type="float">
            <text:p>30,28287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0919449022515478" calcext:value-type="float">
            <text:p>0,091944902251548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35.2769582178218" calcext:value-type="float">
            <text:p>35,2769582178218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string" calcext:value-type="string">
            <text:p>2023-02-03</text:p>
          </table:table-cell>
          <table:table-cell office:value-type="string" calcext:value-type="string">
            <text:p>17:50:50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48.402268" calcext:value-type="float">
            <text:p>48,40226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4.627394" calcext:value-type="float">
            <text:p>44,62739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303706220650228" calcext:value-type="float">
            <text:p>0,303706220650228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.142968546919678" calcext:value-type="float">
            <text:p>0,142968546919678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31.1512992079208" calcext:value-type="float">
            <text:p>31,1512992079208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2023-02-03</text:p>
          </table:table-cell>
          <table:table-cell office:value-type="string" calcext:value-type="string">
            <text:p>18:08:30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51.673825" calcext:value-type="float">
            <text:p>51,673825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4.124078" calcext:value-type="float">
            <text:p>44,12407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19801216884994" calcext:value-type="float">
            <text:p>0,119801216884994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31.3945740594059" calcext:value-type="float">
            <text:p>31,3945740594059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string" calcext:value-type="string">
            <text:p>2023-02-03</text:p>
          </table:table-cell>
          <table:table-cell office:value-type="string" calcext:value-type="string">
            <text:p>18:26:14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51.422167" calcext:value-type="float">
            <text:p>51,422167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5.634027" calcext:value-type="float">
            <text:p>45,634027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34074516374219" calcext:value-type="float">
            <text:p>0,134074516374219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.00254213590258535" calcext:value-type="float">
            <text:p>0,002542135902585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31.5806863366337" calcext:value-type="float">
            <text:p>31,5806863366337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2023-02-03</text:p>
          </table:table-cell>
          <table:table-cell office:value-type="string" calcext:value-type="string">
            <text:p>18:43:54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49.828331" calcext:value-type="float">
            <text:p>49,828331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6.556774" calcext:value-type="float">
            <text:p>46,55677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88746734378241" calcext:value-type="float">
            <text:p>0,188746734378241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30.6442491089109" calcext:value-type="float">
            <text:p>30,6442491089109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string" calcext:value-type="string">
            <text:p>2023-02-03</text:p>
          </table:table-cell>
          <table:table-cell office:value-type="string" calcext:value-type="string">
            <text:p>19:01:34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52.596572" calcext:value-type="float">
            <text:p>52,59657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2.698014" calcext:value-type="float">
            <text:p>42,69801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41560067191178" calcext:value-type="float">
            <text:p>0,141560067191178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30.7001948514851" calcext:value-type="float">
            <text:p>30,7001948514851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string" calcext:value-type="string">
            <text:p>2023-02-03</text:p>
          </table:table-cell>
          <table:table-cell office:value-type="string" calcext:value-type="string">
            <text:p>19:19:14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53.016002" calcext:value-type="float">
            <text:p>53,01600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4.29185" calcext:value-type="float">
            <text:p>44,29185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08623436886323" calcext:value-type="float">
            <text:p>0,108623436886323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30.3103661386139" calcext:value-type="float">
            <text:p>30,3103661386139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string" calcext:value-type="string">
            <text:p>2023-02-03</text:p>
          </table:table-cell>
          <table:table-cell office:value-type="string" calcext:value-type="string">
            <text:p>19:36:53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53.938749" calcext:value-type="float">
            <text:p>53,938749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4.543508" calcext:value-type="float">
            <text:p>44,54350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244716026489963" calcext:value-type="float">
            <text:p>0,244716026489963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31.3772776" calcext:value-type="float">
            <text:p>31,3772776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string" calcext:value-type="string">
            <text:p>2023-02-03</text:p>
          </table:table-cell>
          <table:table-cell office:value-type="string" calcext:value-type="string">
            <text:p>19:54:32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54.525952" calcext:value-type="float">
            <text:p>54,52595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2.026926" calcext:value-type="float">
            <text:p>42,02692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84502989177905" calcext:value-type="float">
            <text:p>0,184502989177905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35.6227336633663" calcext:value-type="float">
            <text:p>35,6227336633663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string" calcext:value-type="string">
            <text:p>2023-02-03</text:p>
          </table:table-cell>
          <table:table-cell office:value-type="string" calcext:value-type="string">
            <text:p>20:49:49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52.344913" calcext:value-type="float">
            <text:p>52,344913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3.285217" calcext:value-type="float">
            <text:p>43,285217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58700545274739" calcext:value-type="float">
            <text:p>0,158700545274739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35.844798019802" calcext:value-type="float">
            <text:p>35,844798019802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string" calcext:value-type="string">
            <text:p>2023-02-03</text:p>
          </table:table-cell>
          <table:table-cell office:value-type="string" calcext:value-type="string">
            <text:p>21:07:35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53.183774" calcext:value-type="float">
            <text:p>53,18377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5.214597" calcext:value-type="float">
            <text:p>45,214597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83956317127593" calcext:value-type="float">
            <text:p>0,183956317127593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34.8741346534653" calcext:value-type="float">
            <text:p>34,8741346534653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2023-02-03</text:p>
          </table:table-cell>
          <table:table-cell office:value-type="string" calcext:value-type="string">
            <text:p>21:25:27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49.660559" calcext:value-type="float">
            <text:p>49,660559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3.872419" calcext:value-type="float">
            <text:p>43,872419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79439106403979" calcext:value-type="float">
            <text:p>0,179439106403979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36.0525673267327" calcext:value-type="float">
            <text:p>36,0525673267327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string" calcext:value-type="string">
            <text:p>2023-02-03</text:p>
          </table:table-cell>
          <table:table-cell office:value-type="string" calcext:value-type="string">
            <text:p>21:43:16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53.687091" calcext:value-type="float">
            <text:p>53,687091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3.536875" calcext:value-type="float">
            <text:p>43,536875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33512316469489" calcext:value-type="float">
            <text:p>0,133512316469489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.0879319992539103" calcext:value-type="float">
            <text:p>0,08793199925391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35.8821963366337" calcext:value-type="float">
            <text:p>35,8821963366337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string" calcext:value-type="string">
            <text:p>2023-02-03</text:p>
          </table:table-cell>
          <table:table-cell office:value-type="string" calcext:value-type="string">
            <text:p>22:01:11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51.254394" calcext:value-type="float">
            <text:p>51,25439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3.285217" calcext:value-type="float">
            <text:p>43,285217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97287820987731" calcext:value-type="float">
            <text:p>0,197287820987731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42.5960189108911" calcext:value-type="float">
            <text:p>42,5960189108911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string" calcext:value-type="string">
            <text:p>2023-02-03</text:p>
          </table:table-cell>
          <table:table-cell office:value-type="string" calcext:value-type="string">
            <text:p>22:18:56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50.331648" calcext:value-type="float">
            <text:p>50,33164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6.808432" calcext:value-type="float">
            <text:p>46,80843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44665927603984" calcext:value-type="float">
            <text:p>0,144665927603984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.0644361833952912" calcext:value-type="float">
            <text:p>0,064436183395291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36.1771844554455" calcext:value-type="float">
            <text:p>36,1771844554455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string" calcext:value-type="string">
            <text:p>2023-02-03</text:p>
          </table:table-cell>
          <table:table-cell office:value-type="string" calcext:value-type="string">
            <text:p>22:36:45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52.344913" calcext:value-type="float">
            <text:p>52,344913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3.117445" calcext:value-type="float">
            <text:p>43,117445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37900279249165" calcext:value-type="float">
            <text:p>0,137900279249165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.0107619457597934" calcext:value-type="float">
            <text:p>0,010761945759793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36.177580990099" calcext:value-type="float">
            <text:p>36,177580990099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string" calcext:value-type="string">
            <text:p>2023-02-03</text:p>
          </table:table-cell>
          <table:table-cell office:value-type="string" calcext:value-type="string">
            <text:p>22:54:25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52.84823" calcext:value-type="float">
            <text:p>52,84823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3.872419" calcext:value-type="float">
            <text:p>43,872419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57543643286804" calcext:value-type="float">
            <text:p>0,157543643286804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35.691551980198" calcext:value-type="float">
            <text:p>35,691551980198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string" calcext:value-type="string">
            <text:p>2023-02-03</text:p>
          </table:table-cell>
          <table:table-cell office:value-type="string" calcext:value-type="string">
            <text:p>23:12:05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52.596572" calcext:value-type="float">
            <text:p>52,59657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0.516976" calcext:value-type="float">
            <text:p>40,51697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40734553739615" calcext:value-type="float">
            <text:p>0,140734553739615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.00572639294508389" calcext:value-type="float">
            <text:p>0,005726392945084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35.4115204950495" calcext:value-type="float">
            <text:p>35,4115204950495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string" calcext:value-type="string">
            <text:p>2023-02-03</text:p>
          </table:table-cell>
          <table:table-cell office:value-type="string" calcext:value-type="string">
            <text:p>23:29:48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52.596572" calcext:value-type="float">
            <text:p>52,59657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2.026926" calcext:value-type="float">
            <text:p>42,02692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48188778032081" calcext:value-type="float">
            <text:p>0,148188778032081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.00276029590372088" calcext:value-type="float">
            <text:p>0,002760295903721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38.2895892079208" calcext:value-type="float">
            <text:p>38,2895892079208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string" calcext:value-type="string">
            <text:p>2023-02-03</text:p>
          </table:table-cell>
          <table:table-cell office:value-type="string" calcext:value-type="string">
            <text:p>23:47:29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50.415534" calcext:value-type="float">
            <text:p>50,41553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2.865786" calcext:value-type="float">
            <text:p>42,86578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86443573604269" calcext:value-type="float">
            <text:p>0,186443573604269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36.129359009901" calcext:value-type="float">
            <text:p>36,129359009901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string" calcext:value-type="string">
            <text:p>2023-02-04</text:p>
          </table:table-cell>
          <table:table-cell office:value-type="string" calcext:value-type="string">
            <text:p>00:05:09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52.177141" calcext:value-type="float">
            <text:p>52,177141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6.472888" calcext:value-type="float">
            <text:p>46,47288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48988068540628" calcext:value-type="float">
            <text:p>0,148988068540628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.0149775336994508" calcext:value-type="float">
            <text:p>0,014977533699451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35.9397025742574" calcext:value-type="float">
            <text:p>35,9397025742574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string" calcext:value-type="string">
            <text:p>2023-02-04</text:p>
          </table:table-cell>
          <table:table-cell office:value-type="string" calcext:value-type="string">
            <text:p>00:22:49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52.009369" calcext:value-type="float">
            <text:p>52,009369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2.446356" calcext:value-type="float">
            <text:p>42,44635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202352868246977" calcext:value-type="float">
            <text:p>0,202352868246977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.0437289895870344" calcext:value-type="float">
            <text:p>0,043728989587034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35.8277783168317" calcext:value-type="float">
            <text:p>35,8277783168317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string" calcext:value-type="string">
            <text:p>2023-02-04</text:p>
          </table:table-cell>
          <table:table-cell office:value-type="string" calcext:value-type="string">
            <text:p>00:40:28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52.84823" calcext:value-type="float">
            <text:p>52,84823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2.278584" calcext:value-type="float">
            <text:p>42,27858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32813642627068" calcext:value-type="float">
            <text:p>0,132813642627068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45.7248615841584" calcext:value-type="float">
            <text:p>45,7248615841584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string" calcext:value-type="string">
            <text:p>2023-02-04</text:p>
          </table:table-cell>
          <table:table-cell office:value-type="string" calcext:value-type="string">
            <text:p>00:58:15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51.086622" calcext:value-type="float">
            <text:p>51,08662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3.536875" calcext:value-type="float">
            <text:p>43,536875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61806435490835" calcext:value-type="float">
            <text:p>0,161806435490835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.0346398784939647" calcext:value-type="float">
            <text:p>0,034639878493965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35.6664352475248" calcext:value-type="float">
            <text:p>35,6664352475248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string" calcext:value-type="string">
            <text:p>2023-02-04</text:p>
          </table:table-cell>
          <table:table-cell office:value-type="string" calcext:value-type="string">
            <text:p>01:15:54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52.093255" calcext:value-type="float">
            <text:p>52,093255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3.285217" calcext:value-type="float">
            <text:p>43,285217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41965288566991" calcext:value-type="float">
            <text:p>0,141965288566991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.00268003108836062" calcext:value-type="float">
            <text:p>0,002680031088361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35.7749557425743" calcext:value-type="float">
            <text:p>35,7749557425743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string" calcext:value-type="string">
            <text:p>2023-02-04</text:p>
          </table:table-cell>
          <table:table-cell office:value-type="string" calcext:value-type="string">
            <text:p>01:33:34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51.673825" calcext:value-type="float">
            <text:p>51,673825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3.369103" calcext:value-type="float">
            <text:p>43,369103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84623039671212" calcext:value-type="float">
            <text:p>0,184623039671212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44.8186181188119" calcext:value-type="float">
            <text:p>44,8186181188119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string" calcext:value-type="string">
            <text:p>2023-02-04</text:p>
          </table:table-cell>
          <table:table-cell office:value-type="string" calcext:value-type="string">
            <text:p>01:51:14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52.344913" calcext:value-type="float">
            <text:p>52,344913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2.7819" calcext:value-type="float">
            <text:p>42,7819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78309852943719" calcext:value-type="float">
            <text:p>0,178309852943719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.00271157027034356" calcext:value-type="float">
            <text:p>0,002711570270344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35.4055461386139" calcext:value-type="float">
            <text:p>35,4055461386139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string" calcext:value-type="string">
            <text:p>2023-02-04</text:p>
          </table:table-cell>
          <table:table-cell office:value-type="string" calcext:value-type="string">
            <text:p>02:08:53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49.408901" calcext:value-type="float">
            <text:p>49,408901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2.278584" calcext:value-type="float">
            <text:p>42,27858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10919932645097" calcext:value-type="float">
            <text:p>0,110919932645097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35.233977029703" calcext:value-type="float">
            <text:p>35,233977029703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string" calcext:value-type="string">
            <text:p>2023-02-04</text:p>
          </table:table-cell>
          <table:table-cell office:value-type="string" calcext:value-type="string">
            <text:p>02:26:34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52.093255" calcext:value-type="float">
            <text:p>52,093255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2.530242" calcext:value-type="float">
            <text:p>42,53024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34276083027057" calcext:value-type="float">
            <text:p>0,134276083027057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36.0632561386139" calcext:value-type="float">
            <text:p>36,0632561386139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string" calcext:value-type="string">
            <text:p>2023-02-04</text:p>
          </table:table-cell>
          <table:table-cell office:value-type="string" calcext:value-type="string">
            <text:p>02:44:14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54.190407" calcext:value-type="float">
            <text:p>54,190407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39.258685" calcext:value-type="float">
            <text:p>39,258685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92790477221836" calcext:value-type="float">
            <text:p>0,192790477221836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35.5721107920792" calcext:value-type="float">
            <text:p>35,5721107920792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string" calcext:value-type="string">
            <text:p>2023-02-04</text:p>
          </table:table-cell>
          <table:table-cell office:value-type="string" calcext:value-type="string">
            <text:p>03:02:00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51.254394" calcext:value-type="float">
            <text:p>51,25439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2.865786" calcext:value-type="float">
            <text:p>42,86578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56379977121998" calcext:value-type="float">
            <text:p>0,156379977121998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.00270628670401342" calcext:value-type="float">
            <text:p>0,002706286704013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35.3585635643564" calcext:value-type="float">
            <text:p>35,3585635643564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string" calcext:value-type="string">
            <text:p>2023-02-04</text:p>
          </table:table-cell>
          <table:table-cell office:value-type="string" calcext:value-type="string">
            <text:p>03:19:45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53.016002" calcext:value-type="float">
            <text:p>53,01600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1.271951" calcext:value-type="float">
            <text:p>41,271951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80499472213043" calcext:value-type="float">
            <text:p>0,180499472213043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35.4949317821782" calcext:value-type="float">
            <text:p>35,4949317821782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string" calcext:value-type="string">
            <text:p>2023-02-04</text:p>
          </table:table-cell>
          <table:table-cell office:value-type="string" calcext:value-type="string">
            <text:p>03:37:30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52.596572" calcext:value-type="float">
            <text:p>52,59657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37.413191" calcext:value-type="float">
            <text:p>37,413191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64890511947519" calcext:value-type="float">
            <text:p>0,164890511947519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37.9974795049505" calcext:value-type="float">
            <text:p>37,9974795049505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string" calcext:value-type="string">
            <text:p>2023-02-04</text:p>
          </table:table-cell>
          <table:table-cell office:value-type="string" calcext:value-type="string">
            <text:p>03:55:14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52.84823" calcext:value-type="float">
            <text:p>52,84823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3.872419" calcext:value-type="float">
            <text:p>43,872419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31614659989781" calcext:value-type="float">
            <text:p>0,131614659989781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38.8388347524752" calcext:value-type="float">
            <text:p>38,8388347524752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string" calcext:value-type="string">
            <text:p>2023-02-04</text:p>
          </table:table-cell>
          <table:table-cell office:value-type="string" calcext:value-type="string">
            <text:p>04:13:02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53.687091" calcext:value-type="float">
            <text:p>53,687091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3.704647" calcext:value-type="float">
            <text:p>43,704647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45232208244971" calcext:value-type="float">
            <text:p>0,145232208244971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.145989276424059" calcext:value-type="float">
            <text:p>0,145989276424059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37.4779489108911" calcext:value-type="float">
            <text:p>37,4779489108911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string" calcext:value-type="string">
            <text:p>2023-02-04</text:p>
          </table:table-cell>
          <table:table-cell office:value-type="string" calcext:value-type="string">
            <text:p>04:30:50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50.91885" calcext:value-type="float">
            <text:p>50,91885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2.530242" calcext:value-type="float">
            <text:p>42,53024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7459678288244" calcext:value-type="float">
            <text:p>0,17459678288244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35.4026565346535" calcext:value-type="float">
            <text:p>35,4026565346535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string" calcext:value-type="string">
            <text:p>2023-02-04</text:p>
          </table:table-cell>
          <table:table-cell office:value-type="string" calcext:value-type="string">
            <text:p>04:48:31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51.254394" calcext:value-type="float">
            <text:p>51,25439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0.936407" calcext:value-type="float">
            <text:p>40,936407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57111839115798" calcext:value-type="float">
            <text:p>0,157111839115798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36.8319944554455" calcext:value-type="float">
            <text:p>36,8319944554455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string" calcext:value-type="string">
            <text:p>2023-02-04</text:p>
          </table:table-cell>
          <table:table-cell office:value-type="string" calcext:value-type="string">
            <text:p>05:06:19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51.757711" calcext:value-type="float">
            <text:p>51,757711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2.698014" calcext:value-type="float">
            <text:p>42,69801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56648067351448" calcext:value-type="float">
            <text:p>0,156648067351448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35.2272677227723" calcext:value-type="float">
            <text:p>35,2272677227723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string" calcext:value-type="string">
            <text:p>2023-02-04</text:p>
          </table:table-cell>
          <table:table-cell office:value-type="string" calcext:value-type="string">
            <text:p>05:24:08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52.84823" calcext:value-type="float">
            <text:p>52,84823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3.956305" calcext:value-type="float">
            <text:p>43,956305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71363771892606" calcext:value-type="float">
            <text:p>0,171363771892606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.0395872370747671" calcext:value-type="float">
            <text:p>0,039587237074767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35.5919024752475" calcext:value-type="float">
            <text:p>35,5919024752475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string" calcext:value-type="string">
            <text:p>2023-02-04</text:p>
          </table:table-cell>
          <table:table-cell office:value-type="string" calcext:value-type="string">
            <text:p>05:41:49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51.506053" calcext:value-type="float">
            <text:p>51,506053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6.892318" calcext:value-type="float">
            <text:p>46,89231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71918574586727" calcext:value-type="float">
            <text:p>0,171918574586727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35.6423122772277" calcext:value-type="float">
            <text:p>35,6423122772277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string" calcext:value-type="string">
            <text:p>2023-02-04</text:p>
          </table:table-cell>
          <table:table-cell office:value-type="string" calcext:value-type="string">
            <text:p>05:59:36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51.589939" calcext:value-type="float">
            <text:p>51,589939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4.040192" calcext:value-type="float">
            <text:p>44,04019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54363473023977" calcext:value-type="float">
            <text:p>0,154363473023977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50.2875254455446" calcext:value-type="float">
            <text:p>50,2875254455446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string" calcext:value-type="string">
            <text:p>2023-02-04</text:p>
          </table:table-cell>
          <table:table-cell office:value-type="string" calcext:value-type="string">
            <text:p>06:17:24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52.261027" calcext:value-type="float">
            <text:p>52,261027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3.201331" calcext:value-type="float">
            <text:p>43,201331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59007951460305" calcext:value-type="float">
            <text:p>0,159007951460305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35.7463688118812" calcext:value-type="float">
            <text:p>35,7463688118812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string" calcext:value-type="string">
            <text:p>2023-02-04</text:p>
          </table:table-cell>
          <table:table-cell office:value-type="string" calcext:value-type="string">
            <text:p>06:35:09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52.177141" calcext:value-type="float">
            <text:p>52,177141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3.788533" calcext:value-type="float">
            <text:p>43,788533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9623202479643" calcext:value-type="float">
            <text:p>0,19623202479643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35.3279683168317" calcext:value-type="float">
            <text:p>35,3279683168317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string" calcext:value-type="string">
            <text:p>2023-02-04</text:p>
          </table:table-cell>
          <table:table-cell office:value-type="string" calcext:value-type="string">
            <text:p>06:52:55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51.757711" calcext:value-type="float">
            <text:p>51,757711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0.43309" calcext:value-type="float">
            <text:p>40,43309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2694417979493" calcext:value-type="float">
            <text:p>0,12694417979493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35.8587251485149" calcext:value-type="float">
            <text:p>35,8587251485149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string" calcext:value-type="string">
            <text:p>2023-02-04</text:p>
          </table:table-cell>
          <table:table-cell office:value-type="string" calcext:value-type="string">
            <text:p>07:10:37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52.344913" calcext:value-type="float">
            <text:p>52,344913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3.536875" calcext:value-type="float">
            <text:p>43,536875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27989158804009" calcext:value-type="float">
            <text:p>0,127989158804009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.167865707434053" calcext:value-type="float">
            <text:p>0,167865707434053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37.1589050495049" calcext:value-type="float">
            <text:p>37,1589050495049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string" calcext:value-type="string">
            <text:p>2023-02-04</text:p>
          </table:table-cell>
          <table:table-cell office:value-type="string" calcext:value-type="string">
            <text:p>07:28:18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54.77761" calcext:value-type="float">
            <text:p>54,77761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5.969571" calcext:value-type="float">
            <text:p>45,969571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61006573197086" calcext:value-type="float">
            <text:p>0,161006573197086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.0883236177353824" calcext:value-type="float">
            <text:p>0,088323617735383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35.7108989108911" calcext:value-type="float">
            <text:p>35,7108989108911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string" calcext:value-type="string">
            <text:p>2023-02-04</text:p>
          </table:table-cell>
          <table:table-cell office:value-type="string" calcext:value-type="string">
            <text:p>07:46:05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54.274293" calcext:value-type="float">
            <text:p>54,274293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6.053457" calcext:value-type="float">
            <text:p>46,053457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798023622447" calcext:value-type="float">
            <text:p>0,1798023622447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35.5593074257426" calcext:value-type="float">
            <text:p>35,5593074257426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string" calcext:value-type="string">
            <text:p>2023-02-04</text:p>
          </table:table-cell>
          <table:table-cell office:value-type="string" calcext:value-type="string">
            <text:p>08:03:45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52.84823" calcext:value-type="float">
            <text:p>52,84823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1.271951" calcext:value-type="float">
            <text:p>41,271951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78769338633368" calcext:value-type="float">
            <text:p>0,178769338633368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35.6497220792079" calcext:value-type="float">
            <text:p>35,6497220792079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string" calcext:value-type="string">
            <text:p>2023-02-04</text:p>
          </table:table-cell>
          <table:table-cell office:value-type="string" calcext:value-type="string">
            <text:p>08:21:26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53.099888" calcext:value-type="float">
            <text:p>53,09988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1.94304" calcext:value-type="float">
            <text:p>41,9430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95835261252111" calcext:value-type="float">
            <text:p>0,195835261252111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35.5508424752475" calcext:value-type="float">
            <text:p>35,5508424752475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string" calcext:value-type="string">
            <text:p>2023-02-04</text:p>
          </table:table-cell>
          <table:table-cell office:value-type="string" calcext:value-type="string">
            <text:p>08:39:12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52.84823" calcext:value-type="float">
            <text:p>52,84823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6.808432" calcext:value-type="float">
            <text:p>46,80843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43093661581367" calcext:value-type="float">
            <text:p>0,143093661581367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35.9822926732673" calcext:value-type="float">
            <text:p>35,9822926732673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string" calcext:value-type="string">
            <text:p>2023-02-04</text:p>
          </table:table-cell>
          <table:table-cell office:value-type="string" calcext:value-type="string">
            <text:p>08:56:59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52.596572" calcext:value-type="float">
            <text:p>52,59657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2.446356" calcext:value-type="float">
            <text:p>42,44635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205716221999701" calcext:value-type="float">
            <text:p>0,205716221999701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36.3501678217822" calcext:value-type="float">
            <text:p>36,3501678217822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string" calcext:value-type="string">
            <text:p>2023-02-04</text:p>
          </table:table-cell>
          <table:table-cell office:value-type="string" calcext:value-type="string">
            <text:p>09:14:47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52.512686" calcext:value-type="float">
            <text:p>52,51268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3.033559" calcext:value-type="float">
            <text:p>43,033559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8390949526577" calcext:value-type="float">
            <text:p>0,18390949526577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35.6395741584158" calcext:value-type="float">
            <text:p>35,6395741584158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string" calcext:value-type="string">
            <text:p>2023-02-04</text:p>
          </table:table-cell>
          <table:table-cell office:value-type="string" calcext:value-type="string">
            <text:p>09:32:34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55.029268" calcext:value-type="float">
            <text:p>55,02926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6.808432" calcext:value-type="float">
            <text:p>46,80843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87522374596252" calcext:value-type="float">
            <text:p>0,187522374596252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.00247831474597274" calcext:value-type="float">
            <text:p>0,002478314745973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37.4850450495049" calcext:value-type="float">
            <text:p>37,4850450495049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string" calcext:value-type="string">
            <text:p>2023-02-04</text:p>
          </table:table-cell>
          <table:table-cell office:value-type="string" calcext:value-type="string">
            <text:p>09:50:15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53.099888" calcext:value-type="float">
            <text:p>53,09988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3.452989" calcext:value-type="float">
            <text:p>43,452989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54081789081435" calcext:value-type="float">
            <text:p>0,154081789081435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37.4692926732673" calcext:value-type="float">
            <text:p>37,4692926732673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string" calcext:value-type="string">
            <text:p>2023-02-04</text:p>
          </table:table-cell>
          <table:table-cell office:value-type="string" calcext:value-type="string">
            <text:p>10:08:02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51.506053" calcext:value-type="float">
            <text:p>51,506053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4.207964" calcext:value-type="float">
            <text:p>44,20796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241895265709603" calcext:value-type="float">
            <text:p>0,241895265709603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35.3455377227723" calcext:value-type="float">
            <text:p>35,3455377227723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string" calcext:value-type="string">
            <text:p>2023-02-04</text:p>
          </table:table-cell>
          <table:table-cell office:value-type="string" calcext:value-type="string">
            <text:p>10:25:45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53.099888" calcext:value-type="float">
            <text:p>53,09988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6.22123" calcext:value-type="float">
            <text:p>46,22123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35083355191514" calcext:value-type="float">
            <text:p>0,135083355191514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38.6559305940594" calcext:value-type="float">
            <text:p>38,6559305940594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string" calcext:value-type="string">
            <text:p>2023-02-04</text:p>
          </table:table-cell>
          <table:table-cell office:value-type="string" calcext:value-type="string">
            <text:p>10:43:27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50.415534" calcext:value-type="float">
            <text:p>50,41553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6.137344" calcext:value-type="float">
            <text:p>46,13734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221974399822915" calcext:value-type="float">
            <text:p>0,221974399822915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.0025143949108647" calcext:value-type="float">
            <text:p>0,002514394910865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35.546261980198" calcext:value-type="float">
            <text:p>35,546261980198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string" calcext:value-type="string">
            <text:p>2023-02-04</text:p>
          </table:table-cell>
          <table:table-cell office:value-type="string" calcext:value-type="string">
            <text:p>11:01:12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51.841597" calcext:value-type="float">
            <text:p>51,841597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6.389002" calcext:value-type="float">
            <text:p>46,38900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95113974980679" calcext:value-type="float">
            <text:p>0,195113974980679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35.9494893069307" calcext:value-type="float">
            <text:p>35,9494893069307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string" calcext:value-type="string">
            <text:p>2023-02-04</text:p>
          </table:table-cell>
          <table:table-cell office:value-type="string" calcext:value-type="string">
            <text:p>11:18:52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52.344913" calcext:value-type="float">
            <text:p>52,344913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2.7819" calcext:value-type="float">
            <text:p>42,7819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26667737481627" calcext:value-type="float">
            <text:p>0,126667737481627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.0216925621627484" calcext:value-type="float">
            <text:p>0,021692562162749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36.658501980198" calcext:value-type="float">
            <text:p>36,658501980198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string" calcext:value-type="string">
            <text:p>2023-02-04</text:p>
          </table:table-cell>
          <table:table-cell office:value-type="string" calcext:value-type="string">
            <text:p>11:36:33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47.311749" calcext:value-type="float">
            <text:p>47,311749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2.698014" calcext:value-type="float">
            <text:p>42,69801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75342355173001" calcext:value-type="float">
            <text:p>0,175342355173001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37.6948954455446" calcext:value-type="float">
            <text:p>37,6948954455446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string" calcext:value-type="string">
            <text:p>2023-02-04</text:p>
          </table:table-cell>
          <table:table-cell office:value-type="string" calcext:value-type="string">
            <text:p>11:54:13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50.751078" calcext:value-type="float">
            <text:p>50,75107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2.446356" calcext:value-type="float">
            <text:p>42,44635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98052937308229" calcext:value-type="float">
            <text:p>0,198052937308229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35.4664205940594" calcext:value-type="float">
            <text:p>35,4664205940594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string" calcext:value-type="string">
            <text:p>2023-02-04</text:p>
          </table:table-cell>
          <table:table-cell office:value-type="string" calcext:value-type="string">
            <text:p>12:11:54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51.841597" calcext:value-type="float">
            <text:p>51,841597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6.556774" calcext:value-type="float">
            <text:p>46,55677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18798149451219" calcext:value-type="float">
            <text:p>0,118798149451219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.338873246455535" calcext:value-type="float">
            <text:p>0,338873246455535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37.542426039604" calcext:value-type="float">
            <text:p>37,542426039604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string" calcext:value-type="string">
            <text:p>2023-02-04</text:p>
          </table:table-cell>
          <table:table-cell office:value-type="string" calcext:value-type="string">
            <text:p>12:29:41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52.093255" calcext:value-type="float">
            <text:p>52,093255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5.382369" calcext:value-type="float">
            <text:p>45,382369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08645037483171" calcext:value-type="float">
            <text:p>0,108645037483171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.125255623721881" calcext:value-type="float">
            <text:p>0,125255623721881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35.5669299009901" calcext:value-type="float">
            <text:p>35,5669299009901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string" calcext:value-type="string">
            <text:p>2023-02-04</text:p>
          </table:table-cell>
          <table:table-cell office:value-type="string" calcext:value-type="string">
            <text:p>12:47:23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53.687091" calcext:value-type="float">
            <text:p>53,687091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1.691381" calcext:value-type="float">
            <text:p>41,691381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34574913480498" calcext:value-type="float">
            <text:p>0,134574913480498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35.9965863366337" calcext:value-type="float">
            <text:p>35,9965863366337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string" calcext:value-type="string">
            <text:p>2023-02-04</text:p>
          </table:table-cell>
          <table:table-cell office:value-type="string" calcext:value-type="string">
            <text:p>13:05:07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48.57004" calcext:value-type="float">
            <text:p>48,5700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4.29185" calcext:value-type="float">
            <text:p>44,29185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73162820997935" calcext:value-type="float">
            <text:p>0,173162820997935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37.0883021782178" calcext:value-type="float">
            <text:p>37,0883021782178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string" calcext:value-type="string">
            <text:p>2023-02-04</text:p>
          </table:table-cell>
          <table:table-cell office:value-type="string" calcext:value-type="string">
            <text:p>13:22:55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52.512686" calcext:value-type="float">
            <text:p>52,51268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3.620761" calcext:value-type="float">
            <text:p>43,620761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56540349635449" calcext:value-type="float">
            <text:p>0,156540349635449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.00265936228492408" calcext:value-type="float">
            <text:p>0,002659362284924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36.2050275247525" calcext:value-type="float">
            <text:p>36,2050275247525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string" calcext:value-type="string">
            <text:p>2023-02-04</text:p>
          </table:table-cell>
          <table:table-cell office:value-type="string" calcext:value-type="string">
            <text:p>13:40:35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51.841597" calcext:value-type="float">
            <text:p>51,841597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3.285217" calcext:value-type="float">
            <text:p>43,285217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210577095291714" calcext:value-type="float">
            <text:p>0,210577095291714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40.9253398019802" calcext:value-type="float">
            <text:p>40,9253398019802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string" calcext:value-type="string">
            <text:p>2023-02-04</text:p>
          </table:table-cell>
          <table:table-cell office:value-type="string" calcext:value-type="string">
            <text:p>13:58:14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50.163875" calcext:value-type="float">
            <text:p>50,163875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4.627394" calcext:value-type="float">
            <text:p>44,62739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219967312462452" calcext:value-type="float">
            <text:p>0,219967312462452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34.6982666336634" calcext:value-type="float">
            <text:p>34,6982666336634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string" calcext:value-type="string">
            <text:p>2023-02-04</text:p>
          </table:table-cell>
          <table:table-cell office:value-type="string" calcext:value-type="string">
            <text:p>14:15:55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47.815065" calcext:value-type="float">
            <text:p>47,815065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4.207964" calcext:value-type="float">
            <text:p>44,20796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270022400120533" calcext:value-type="float">
            <text:p>0,270022400120533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.370010759178104" calcext:value-type="float">
            <text:p>0,370010759178104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35.523726039604" calcext:value-type="float">
            <text:p>35,523726039604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string" calcext:value-type="string">
            <text:p>2023-02-04</text:p>
          </table:table-cell>
          <table:table-cell office:value-type="string" calcext:value-type="string">
            <text:p>14:33:36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52.261027" calcext:value-type="float">
            <text:p>52,261027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2.36247" calcext:value-type="float">
            <text:p>42,36247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75016655227916" calcext:value-type="float">
            <text:p>0,175016655227916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.0027384505846592" calcext:value-type="float">
            <text:p>0,002738450584659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42.3732065346535" calcext:value-type="float">
            <text:p>42,3732065346535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string" calcext:value-type="string">
            <text:p>2023-02-04</text:p>
          </table:table-cell>
          <table:table-cell office:value-type="string" calcext:value-type="string">
            <text:p>14:51:21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52.512686" calcext:value-type="float">
            <text:p>52,51268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3.620761" calcext:value-type="float">
            <text:p>43,620761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51423548853741" calcext:value-type="float">
            <text:p>0,151423548853741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35.8051146534653" calcext:value-type="float">
            <text:p>35,8051146534653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string" calcext:value-type="string">
            <text:p>2023-02-04</text:p>
          </table:table-cell>
          <table:table-cell office:value-type="string" calcext:value-type="string">
            <text:p>15:09:01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50.751078" calcext:value-type="float">
            <text:p>50,75107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2.698014" calcext:value-type="float">
            <text:p>42,69801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77310205015703" calcext:value-type="float">
            <text:p>0,177310205015703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35.4771120792079" calcext:value-type="float">
            <text:p>35,4771120792079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string" calcext:value-type="string">
            <text:p>2023-02-04</text:p>
          </table:table-cell>
          <table:table-cell office:value-type="string" calcext:value-type="string">
            <text:p>15:26:46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51.757711" calcext:value-type="float">
            <text:p>51,757711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1.859153" calcext:value-type="float">
            <text:p>41,859153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237173454630116" calcext:value-type="float">
            <text:p>0,237173454630116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35.6594989" calcext:value-type="float">
            <text:p>35,6594989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string" calcext:value-type="string">
            <text:p>2023-02-04</text:p>
          </table:table-cell>
          <table:table-cell office:value-type="string" calcext:value-type="string">
            <text:p>15:44:39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51.254394" calcext:value-type="float">
            <text:p>51,25439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3.872419" calcext:value-type="float">
            <text:p>43,872419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98280206622995" calcext:value-type="float">
            <text:p>0,198280206622995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35.7257705940594" calcext:value-type="float">
            <text:p>35,7257705940594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string" calcext:value-type="string">
            <text:p>2023-02-04</text:p>
          </table:table-cell>
          <table:table-cell office:value-type="string" calcext:value-type="string">
            <text:p>16:19:03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46.22123" calcext:value-type="float">
            <text:p>46,22123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29.192355" calcext:value-type="float">
            <text:p>29,192355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9694143901166" calcext:value-type="float">
            <text:p>0,19694143901166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.178826895565093" calcext:value-type="float">
            <text:p>0,178826895565093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40.2857740594059" calcext:value-type="float">
            <text:p>40,2857740594059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string" calcext:value-type="string">
            <text:p>2023-02-04</text:p>
          </table:table-cell>
          <table:table-cell office:value-type="string" calcext:value-type="string">
            <text:p>16:36:46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46.305116" calcext:value-type="float">
            <text:p>46,30511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32.883343" calcext:value-type="float">
            <text:p>32,883343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60000650862844" calcext:value-type="float">
            <text:p>0,160000650862844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.222253580752134" calcext:value-type="float">
            <text:p>0,222253580752134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36.5769956435644" calcext:value-type="float">
            <text:p>36,5769956435644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string" calcext:value-type="string">
            <text:p>2023-02-04</text:p>
          </table:table-cell>
          <table:table-cell office:value-type="string" calcext:value-type="string">
            <text:p>16:54:25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43.872419" calcext:value-type="float">
            <text:p>43,872419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35.064381" calcext:value-type="float">
            <text:p>35,064381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49870728880283" calcext:value-type="float">
            <text:p>0,149870728880283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.0959438893667703" calcext:value-type="float">
            <text:p>0,09594388936677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39.0626297029703" calcext:value-type="float">
            <text:p>39,0626297029703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string" calcext:value-type="string">
            <text:p>2023-02-04</text:p>
          </table:table-cell>
          <table:table-cell office:value-type="string" calcext:value-type="string">
            <text:p>17:12:05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47.395635" calcext:value-type="float">
            <text:p>47,395635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38.000394" calcext:value-type="float">
            <text:p>38,00039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298243737792858" calcext:value-type="float">
            <text:p>0,298243737792858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.482339652593339" calcext:value-type="float">
            <text:p>0,482339652593339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41.7331463366337" calcext:value-type="float">
            <text:p>41,7331463366337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string" calcext:value-type="string">
            <text:p>2023-02-04</text:p>
          </table:table-cell>
          <table:table-cell office:value-type="string" calcext:value-type="string">
            <text:p>17:29:56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41.859153" calcext:value-type="float">
            <text:p>41,859153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32.128368" calcext:value-type="float">
            <text:p>32,12836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213435187019251" calcext:value-type="float">
            <text:p>0,213435187019251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.10832280194981" calcext:value-type="float">
            <text:p>0,10832280194981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36.5659459405941" calcext:value-type="float">
            <text:p>36,5659459405941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string" calcext:value-type="string">
            <text:p>2023-02-04</text:p>
          </table:table-cell>
          <table:table-cell office:value-type="string" calcext:value-type="string">
            <text:p>17:47:36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42.278584" calcext:value-type="float">
            <text:p>42,27858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1.607495" calcext:value-type="float">
            <text:p>41,607495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333048471400677" calcext:value-type="float">
            <text:p>0,333048471400677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.301120838677299" calcext:value-type="float">
            <text:p>0,301120838677299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54.745988019802" calcext:value-type="float">
            <text:p>54,745988019802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string" calcext:value-type="string">
            <text:p>2023-02-04</text:p>
          </table:table-cell>
          <table:table-cell office:value-type="string" calcext:value-type="string">
            <text:p>18:05:28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41.188065" calcext:value-type="float">
            <text:p>41,188065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32.799457" calcext:value-type="float">
            <text:p>32,799457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224159548465232" calcext:value-type="float">
            <text:p>0,224159548465232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.335997736436302" calcext:value-type="float">
            <text:p>0,335997736436302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38.238524950495" calcext:value-type="float">
            <text:p>38,238524950495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string" calcext:value-type="string">
            <text:p>2023-02-04</text:p>
          </table:table-cell>
          <table:table-cell office:value-type="string" calcext:value-type="string">
            <text:p>18:41:52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43.536875" calcext:value-type="float">
            <text:p>43,536875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29.695672" calcext:value-type="float">
            <text:p>29,69567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81917014582217" calcext:value-type="float">
            <text:p>0,181917014582217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38.6522552727273" calcext:value-type="float">
            <text:p>38,6522552727273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string" calcext:value-type="string">
            <text:p>2023-02-04</text:p>
          </table:table-cell>
          <table:table-cell office:value-type="string" calcext:value-type="string">
            <text:p>18:59:34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43.704647" calcext:value-type="float">
            <text:p>43,704647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32.128368" calcext:value-type="float">
            <text:p>32,12836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76226391657386" calcext:value-type="float">
            <text:p>0,176226391657386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.104712041884817" calcext:value-type="float">
            <text:p>0,104712041884817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47.6842452" calcext:value-type="float">
            <text:p>47,6842452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string" calcext:value-type="string">
            <text:p>2023-02-04</text:p>
          </table:table-cell>
          <table:table-cell office:value-type="string" calcext:value-type="string">
            <text:p>19:17:19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47.563407" calcext:value-type="float">
            <text:p>47,563407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37.161533" calcext:value-type="float">
            <text:p>37,161533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28126042171514" calcext:value-type="float">
            <text:p>0,28126042171514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.287194855466067" calcext:value-type="float">
            <text:p>0,287194855466067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31.1551472277228" calcext:value-type="float">
            <text:p>31,1551472277228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string" calcext:value-type="string">
            <text:p>2023-02-04</text:p>
          </table:table-cell>
          <table:table-cell office:value-type="string" calcext:value-type="string">
            <text:p>19:34:59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43.201331" calcext:value-type="float">
            <text:p>43,201331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30.870077" calcext:value-type="float">
            <text:p>30,870077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54133318533176" calcext:value-type="float">
            <text:p>0,154133318533176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.00751597143930853" calcext:value-type="float">
            <text:p>0,007515971439309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31.8696616831683" calcext:value-type="float">
            <text:p>31,8696616831683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string" calcext:value-type="string">
            <text:p>2023-02-04</text:p>
          </table:table-cell>
          <table:table-cell office:value-type="string" calcext:value-type="string">
            <text:p>19:52:48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44.543508" calcext:value-type="float">
            <text:p>44,54350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31.708938" calcext:value-type="float">
            <text:p>31,70893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34362042466803" calcext:value-type="float">
            <text:p>0,134362042466803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31.7306851485149" calcext:value-type="float">
            <text:p>31,7306851485149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string" calcext:value-type="string">
            <text:p>2023-02-04</text:p>
          </table:table-cell>
          <table:table-cell office:value-type="string" calcext:value-type="string">
            <text:p>20:10:38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41.859153" calcext:value-type="float">
            <text:p>41,859153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35.064381" calcext:value-type="float">
            <text:p>35,064381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380662361604541" calcext:value-type="float">
            <text:p>0,380662361604541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.277906438165817" calcext:value-type="float">
            <text:p>0,277906438165817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33.1783674257426" calcext:value-type="float">
            <text:p>33,1783674257426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string" calcext:value-type="string">
            <text:p>2023-02-04</text:p>
          </table:table-cell>
          <table:table-cell office:value-type="string" calcext:value-type="string">
            <text:p>20:28:22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51.589939" calcext:value-type="float">
            <text:p>51,589939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2.446356" calcext:value-type="float">
            <text:p>42,44635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241018633508816" calcext:value-type="float">
            <text:p>0,241018633508816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31.2854911881188" calcext:value-type="float">
            <text:p>31,2854911881188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string" calcext:value-type="string">
            <text:p>2023-02-04</text:p>
          </table:table-cell>
          <table:table-cell office:value-type="string" calcext:value-type="string">
            <text:p>20:46:12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51.841597" calcext:value-type="float">
            <text:p>51,841597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3.033559" calcext:value-type="float">
            <text:p>43,033559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55633972390192" calcext:value-type="float">
            <text:p>0,155633972390192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.00269578110257447" calcext:value-type="float">
            <text:p>0,002695781102574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31.5328163366337" calcext:value-type="float">
            <text:p>31,5328163366337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string" calcext:value-type="string">
            <text:p>2023-02-04</text:p>
          </table:table-cell>
          <table:table-cell office:value-type="string" calcext:value-type="string">
            <text:p>21:03:56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53.351546" calcext:value-type="float">
            <text:p>53,35154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2.026926" calcext:value-type="float">
            <text:p>42,02692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51126433872256" calcext:value-type="float">
            <text:p>0,151126433872256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.00276029590372088" calcext:value-type="float">
            <text:p>0,002760295903721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31.097428019802" calcext:value-type="float">
            <text:p>31,097428019802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string" calcext:value-type="string">
            <text:p>2023-02-04</text:p>
          </table:table-cell>
          <table:table-cell office:value-type="string" calcext:value-type="string">
            <text:p>21:21:41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51.422167" calcext:value-type="float">
            <text:p>51,422167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3.117445" calcext:value-type="float">
            <text:p>43,117445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224003980519946" calcext:value-type="float">
            <text:p>0,224003980519946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.0107619457597934" calcext:value-type="float">
            <text:p>0,010761945759793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31.1678663366337" calcext:value-type="float">
            <text:p>31,1678663366337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string" calcext:value-type="string">
            <text:p>2023-02-04</text:p>
          </table:table-cell>
          <table:table-cell office:value-type="string" calcext:value-type="string">
            <text:p>21:39:21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52.344913" calcext:value-type="float">
            <text:p>52,344913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4.040192" calcext:value-type="float">
            <text:p>44,04019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80554623277106" calcext:value-type="float">
            <text:p>0,180554623277106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31.414232970297" calcext:value-type="float">
            <text:p>31,414232970297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string" calcext:value-type="string">
            <text:p>2023-02-04</text:p>
          </table:table-cell>
          <table:table-cell office:value-type="string" calcext:value-type="string">
            <text:p>21:57:08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53.854863" calcext:value-type="float">
            <text:p>53,854863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3.872419" calcext:value-type="float">
            <text:p>43,872419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205524545480713" calcext:value-type="float">
            <text:p>0,205524545480713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.0105766942542108" calcext:value-type="float">
            <text:p>0,010576694254211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31.3419245" calcext:value-type="float">
            <text:p>31,3419245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string" calcext:value-type="string">
            <text:p>2023-02-04</text:p>
          </table:table-cell>
          <table:table-cell office:value-type="string" calcext:value-type="string">
            <text:p>22:14:57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52.764344" calcext:value-type="float">
            <text:p>52,76434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1.607495" calcext:value-type="float">
            <text:p>41,607495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91227041773327" calcext:value-type="float">
            <text:p>0,191227041773327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.273239279540512" calcext:value-type="float">
            <text:p>0,273239279540512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31.1348911881188" calcext:value-type="float">
            <text:p>31,1348911881188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string" calcext:value-type="string">
            <text:p>2023-02-04</text:p>
          </table:table-cell>
          <table:table-cell office:value-type="string" calcext:value-type="string">
            <text:p>22:32:53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51.506053" calcext:value-type="float">
            <text:p>51,506053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2.36247" calcext:value-type="float">
            <text:p>42,36247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99904271740658" calcext:value-type="float">
            <text:p>0,199904271740658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.177999288002848" calcext:value-type="float">
            <text:p>0,177999288002848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33.2794191089109" calcext:value-type="float">
            <text:p>33,2794191089109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string" calcext:value-type="string">
            <text:p>2023-02-04</text:p>
          </table:table-cell>
          <table:table-cell office:value-type="string" calcext:value-type="string">
            <text:p>22:50:34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51.673825" calcext:value-type="float">
            <text:p>51,673825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3.788533" calcext:value-type="float">
            <text:p>43,788533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72454063214699" calcext:value-type="float">
            <text:p>0,172454063214699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.0132464367085254" calcext:value-type="float">
            <text:p>0,013246436708525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30.9240012871287" calcext:value-type="float">
            <text:p>30,9240012871287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string" calcext:value-type="string">
            <text:p>2023-02-04</text:p>
          </table:table-cell>
          <table:table-cell office:value-type="string" calcext:value-type="string">
            <text:p>23:08:26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53.519319" calcext:value-type="float">
            <text:p>53,519319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1.523609" calcext:value-type="float">
            <text:p>41,523609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66189389807078" calcext:value-type="float">
            <text:p>0,166189389807078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32.7132948514851" calcext:value-type="float">
            <text:p>32,7132948514851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string" calcext:value-type="string">
            <text:p>2023-02-04</text:p>
          </table:table-cell>
          <table:table-cell office:value-type="string" calcext:value-type="string">
            <text:p>23:26:08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52.344913" calcext:value-type="float">
            <text:p>52,344913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1.859153" calcext:value-type="float">
            <text:p>41,859153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221769215013152" calcext:value-type="float">
            <text:p>0,221769215013152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30.9976137623762" calcext:value-type="float">
            <text:p>30,9976137623762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string" calcext:value-type="string">
            <text:p>2023-02-04</text:p>
          </table:table-cell>
          <table:table-cell office:value-type="string" calcext:value-type="string">
            <text:p>23:43:52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49.492787" calcext:value-type="float">
            <text:p>49,492787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5.046824" calcext:value-type="float">
            <text:p>45,04682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32387691113588" calcext:value-type="float">
            <text:p>0,132387691113588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63.3835816831683" calcext:value-type="float">
            <text:p>63,3835816831683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string" calcext:value-type="string">
            <text:p>2023-02-05</text:p>
          </table:table-cell>
          <table:table-cell office:value-type="string" calcext:value-type="string">
            <text:p>00:01:32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53.183774" calcext:value-type="float">
            <text:p>53,18377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0.181432" calcext:value-type="float">
            <text:p>40,18143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89289951833581" calcext:value-type="float">
            <text:p>0,189289951833581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51.7155722772277" calcext:value-type="float">
            <text:p>51,7155722772277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string" calcext:value-type="string">
            <text:p>2023-02-05</text:p>
          </table:table-cell>
          <table:table-cell office:value-type="string" calcext:value-type="string">
            <text:p>00:19:21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54.022635" calcext:value-type="float">
            <text:p>54,022635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4.124078" calcext:value-type="float">
            <text:p>44,12407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6837374869925" calcext:value-type="float">
            <text:p>0,16837374869925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31.0910214851485" calcext:value-type="float">
            <text:p>31,0910214851485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string" calcext:value-type="string">
            <text:p>2023-02-05</text:p>
          </table:table-cell>
          <table:table-cell office:value-type="string" calcext:value-type="string">
            <text:p>00:37:07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48.066723" calcext:value-type="float">
            <text:p>48,066723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3.201331" calcext:value-type="float">
            <text:p>43,201331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74223296986946" calcext:value-type="float">
            <text:p>0,174223296986946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31.3166652475248" calcext:value-type="float">
            <text:p>31,3166652475248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2023-02-05</text:p>
          </table:table-cell>
          <table:table-cell office:value-type="string" calcext:value-type="string">
            <text:p>00:54:54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51.422167" calcext:value-type="float">
            <text:p>51,422167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1.439723" calcext:value-type="float">
            <text:p>41,439723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6370154424861" calcext:value-type="float">
            <text:p>0,16370154424861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30.8967458415842" calcext:value-type="float">
            <text:p>30,8967458415842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string" calcext:value-type="string">
            <text:p>2023-02-05</text:p>
          </table:table-cell>
          <table:table-cell office:value-type="string" calcext:value-type="string">
            <text:p>01:12:35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53.770977" calcext:value-type="float">
            <text:p>53,770977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5.550141" calcext:value-type="float">
            <text:p>45,550141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208817056400419" calcext:value-type="float">
            <text:p>0,208817056400419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.150261046733732" calcext:value-type="float">
            <text:p>0,150261046733732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31.3577536633663" calcext:value-type="float">
            <text:p>31,3577536633663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2023-02-05</text:p>
          </table:table-cell>
          <table:table-cell office:value-type="string" calcext:value-type="string">
            <text:p>01:30:13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51.086622" calcext:value-type="float">
            <text:p>51,08662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6.64066" calcext:value-type="float">
            <text:p>46,6406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77104966528764" calcext:value-type="float">
            <text:p>0,177104966528764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.0124362641462505" calcext:value-type="float">
            <text:p>0,012436264146251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30.8349934653465" calcext:value-type="float">
            <text:p>30,8349934653465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string" calcext:value-type="string">
            <text:p>2023-02-05</text:p>
          </table:table-cell>
          <table:table-cell office:value-type="string" calcext:value-type="string">
            <text:p>01:47:52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52.932116" calcext:value-type="float">
            <text:p>52,93211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4.29185" calcext:value-type="float">
            <text:p>44,29185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83733837354325" calcext:value-type="float">
            <text:p>0,183733837354325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.00261917234154007" calcext:value-type="float">
            <text:p>0,00261917234154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31.244148019802" calcext:value-type="float">
            <text:p>31,244148019802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string" calcext:value-type="string">
            <text:p>2023-02-05</text:p>
          </table:table-cell>
          <table:table-cell office:value-type="string" calcext:value-type="string">
            <text:p>02:05:34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52.596572" calcext:value-type="float">
            <text:p>52,59657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4.207964" calcext:value-type="float">
            <text:p>44,20796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251485543926493" calcext:value-type="float">
            <text:p>0,251485543926493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32.0681301980198" calcext:value-type="float">
            <text:p>32,0681301980198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string" calcext:value-type="string">
            <text:p>2023-02-05</text:p>
          </table:table-cell>
          <table:table-cell office:value-type="string" calcext:value-type="string">
            <text:p>02:23:12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52.84823" calcext:value-type="float">
            <text:p>52,84823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0.516976" calcext:value-type="float">
            <text:p>40,51697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75263923596808" calcext:value-type="float">
            <text:p>0,175263923596808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37.158435049505" calcext:value-type="float">
            <text:p>37,158435049505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string" calcext:value-type="string">
            <text:p>2023-02-05</text:p>
          </table:table-cell>
          <table:table-cell office:value-type="string" calcext:value-type="string">
            <text:p>02:40:55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52.680458" calcext:value-type="float">
            <text:p>52,68045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5.130711" calcext:value-type="float">
            <text:p>45,130711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78587743910402" calcext:value-type="float">
            <text:p>0,178587743910402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36.9485085148515" calcext:value-type="float">
            <text:p>36,9485085148515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string" calcext:value-type="string">
            <text:p>2023-02-05</text:p>
          </table:table-cell>
          <table:table-cell office:value-type="string" calcext:value-type="string">
            <text:p>02:58:36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52.344913" calcext:value-type="float">
            <text:p>52,344913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3.033559" calcext:value-type="float">
            <text:p>43,033559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75711130942564" calcext:value-type="float">
            <text:p>0,175711130942564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30.7329222772277" calcext:value-type="float">
            <text:p>30,7329222772277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string" calcext:value-type="string">
            <text:p>2023-02-05</text:p>
          </table:table-cell>
          <table:table-cell office:value-type="string" calcext:value-type="string">
            <text:p>03:16:18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52.84823" calcext:value-type="float">
            <text:p>52,84823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1.355837" calcext:value-type="float">
            <text:p>41,355837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57780504535444" calcext:value-type="float">
            <text:p>0,157780504535444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30.7317796039604" calcext:value-type="float">
            <text:p>30,7317796039604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2023-02-05</text:p>
          </table:table-cell>
          <table:table-cell office:value-type="string" calcext:value-type="string">
            <text:p>03:33:59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54.442065" calcext:value-type="float">
            <text:p>54,442065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1.691381" calcext:value-type="float">
            <text:p>41,691381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214678497605693" calcext:value-type="float">
            <text:p>0,214678497605693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.00278249255683241" calcext:value-type="float">
            <text:p>0,002782492556832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31.2427462376238" calcext:value-type="float">
            <text:p>31,2427462376238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2023-02-05</text:p>
          </table:table-cell>
          <table:table-cell office:value-type="string" calcext:value-type="string">
            <text:p>03:51:41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50.91885" calcext:value-type="float">
            <text:p>50,91885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1.439723" calcext:value-type="float">
            <text:p>41,439723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89056879035446" calcext:value-type="float">
            <text:p>0,189056879035446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.00279939533060859" calcext:value-type="float">
            <text:p>0,002799395330609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31.1136200990099" calcext:value-type="float">
            <text:p>31,1136200990099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string" calcext:value-type="string">
            <text:p>2023-02-05</text:p>
          </table:table-cell>
          <table:table-cell office:value-type="string" calcext:value-type="string">
            <text:p>04:09:25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52.596572" calcext:value-type="float">
            <text:p>52,59657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1.94304" calcext:value-type="float">
            <text:p>41,9430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87579190335047" calcext:value-type="float">
            <text:p>0,187579190335047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36.0477657425743" calcext:value-type="float">
            <text:p>36,0477657425743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string" calcext:value-type="string">
            <text:p>2023-02-05</text:p>
          </table:table-cell>
          <table:table-cell office:value-type="string" calcext:value-type="string">
            <text:p>04:27:05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53.687091" calcext:value-type="float">
            <text:p>53,687091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0.768634" calcext:value-type="float">
            <text:p>40,76863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2586753339885" calcext:value-type="float">
            <text:p>0,12586753339885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.00284551688814273" calcext:value-type="float">
            <text:p>0,002845516888143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30.8489874257426" calcext:value-type="float">
            <text:p>30,8489874257426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string" calcext:value-type="string">
            <text:p>2023-02-05</text:p>
          </table:table-cell>
          <table:table-cell office:value-type="string" calcext:value-type="string">
            <text:p>04:44:51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50.91885" calcext:value-type="float">
            <text:p>50,91885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1.355837" calcext:value-type="float">
            <text:p>41,355837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55611528115087" calcext:value-type="float">
            <text:p>0,155611528115087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.00841538332071026" calcext:value-type="float">
            <text:p>0,00841538332071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30.6659146534653" calcext:value-type="float">
            <text:p>30,6659146534653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string" calcext:value-type="string">
            <text:p>2023-02-05</text:p>
          </table:table-cell>
          <table:table-cell office:value-type="string" calcext:value-type="string">
            <text:p>05:02:31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53.26766" calcext:value-type="float">
            <text:p>53,2676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2.865786" calcext:value-type="float">
            <text:p>42,86578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73324162441383" calcext:value-type="float">
            <text:p>0,173324162441383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.0108251468160537" calcext:value-type="float">
            <text:p>0,010825146816054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30.7939597029703" calcext:value-type="float">
            <text:p>30,7939597029703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string" calcext:value-type="string">
            <text:p>2023-02-05</text:p>
          </table:table-cell>
          <table:table-cell office:value-type="string" calcext:value-type="string">
            <text:p>05:20:19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54.106521" calcext:value-type="float">
            <text:p>54,106521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3.117445" calcext:value-type="float">
            <text:p>43,117445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63171930690683" calcext:value-type="float">
            <text:p>0,163171930690683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.00269048643994834" calcext:value-type="float">
            <text:p>0,002690486439948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31.313531980198" calcext:value-type="float">
            <text:p>31,313531980198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string" calcext:value-type="string">
            <text:p>2023-02-05</text:p>
          </table:table-cell>
          <table:table-cell office:value-type="string" calcext:value-type="string">
            <text:p>05:37:58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51.506053" calcext:value-type="float">
            <text:p>51,506053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2.698014" calcext:value-type="float">
            <text:p>42,69801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11440259993758" calcext:value-type="float">
            <text:p>0,111440259993758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.00271694832364288" calcext:value-type="float">
            <text:p>0,002716948323643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30.1698105940594" calcext:value-type="float">
            <text:p>30,1698105940594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string" calcext:value-type="string">
            <text:p>2023-02-05</text:p>
          </table:table-cell>
          <table:table-cell office:value-type="string" calcext:value-type="string">
            <text:p>05:55:44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52.596572" calcext:value-type="float">
            <text:p>52,59657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3.033559" calcext:value-type="float">
            <text:p>43,033559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60898740200686" calcext:value-type="float">
            <text:p>0,160898740200686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31.3379784158416" calcext:value-type="float">
            <text:p>31,3379784158416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string" calcext:value-type="string">
            <text:p>2023-02-05</text:p>
          </table:table-cell>
          <table:table-cell office:value-type="string" calcext:value-type="string">
            <text:p>06:13:30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52.84823" calcext:value-type="float">
            <text:p>52,84823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3.872419" calcext:value-type="float">
            <text:p>43,872419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83978694593338" calcext:value-type="float">
            <text:p>0,183978694593338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.0264417356355271" calcext:value-type="float">
            <text:p>0,026441735635527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30.9568867326733" calcext:value-type="float">
            <text:p>30,9568867326733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string" calcext:value-type="string">
            <text:p>2023-02-05</text:p>
          </table:table-cell>
          <table:table-cell office:value-type="string" calcext:value-type="string">
            <text:p>06:31:17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47.982837" calcext:value-type="float">
            <text:p>47,982837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5.382369" calcext:value-type="float">
            <text:p>45,382369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65723747244641" calcext:value-type="float">
            <text:p>0,165723747244641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.0127811860940695" calcext:value-type="float">
            <text:p>0,01278118609407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30.8381637623762" calcext:value-type="float">
            <text:p>30,8381637623762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string" calcext:value-type="string">
            <text:p>2023-02-05</text:p>
          </table:table-cell>
          <table:table-cell office:value-type="string" calcext:value-type="string">
            <text:p>06:49:05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50.751078" calcext:value-type="float">
            <text:p>50,75107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6.472888" calcext:value-type="float">
            <text:p>46,47288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62718961452775" calcext:value-type="float">
            <text:p>0,162718961452775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.0499251123315027" calcext:value-type="float">
            <text:p>0,049925112331503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31.2385398019802" calcext:value-type="float">
            <text:p>31,2385398019802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string" calcext:value-type="string">
            <text:p>2023-02-05</text:p>
          </table:table-cell>
          <table:table-cell office:value-type="string" calcext:value-type="string">
            <text:p>07:06:45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52.680458" calcext:value-type="float">
            <text:p>52,68045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1.523609" calcext:value-type="float">
            <text:p>41,523609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17841447394961" calcext:value-type="float">
            <text:p>0,117841447394961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.00279376431804213" calcext:value-type="float">
            <text:p>0,002793764318042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31.2851208910891" calcext:value-type="float">
            <text:p>31,2851208910891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2023-02-05</text:p>
          </table:table-cell>
          <table:table-cell office:value-type="string" calcext:value-type="string">
            <text:p>07:24:26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51.254394" calcext:value-type="float">
            <text:p>51,25439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2.949672" calcext:value-type="float">
            <text:p>42,94967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71940540309819" calcext:value-type="float">
            <text:p>0,171940540309819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30.977224950495" calcext:value-type="float">
            <text:p>30,977224950495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2023-02-05</text:p>
          </table:table-cell>
          <table:table-cell office:value-type="string" calcext:value-type="string">
            <text:p>07:42:06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48.905584" calcext:value-type="float">
            <text:p>48,90558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1.775267" calcext:value-type="float">
            <text:p>41,775267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40878426102366" calcext:value-type="float">
            <text:p>0,140878426102366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.00277692927161145" calcext:value-type="float">
            <text:p>0,002776929271611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36.1606889108911" calcext:value-type="float">
            <text:p>36,1606889108911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string" calcext:value-type="string">
            <text:p>2023-02-05</text:p>
          </table:table-cell>
          <table:table-cell office:value-type="string" calcext:value-type="string">
            <text:p>07:59:48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49.241128" calcext:value-type="float">
            <text:p>49,24112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2.110812" calcext:value-type="float">
            <text:p>42,11081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0976871316029615" calcext:value-type="float">
            <text:p>0,097687131602962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32.5714333663366" calcext:value-type="float">
            <text:p>32,5714333663366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string" calcext:value-type="string">
            <text:p>2023-02-05</text:p>
          </table:table-cell>
          <table:table-cell office:value-type="string" calcext:value-type="string">
            <text:p>08:17:28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51.757711" calcext:value-type="float">
            <text:p>51,757711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4.207964" calcext:value-type="float">
            <text:p>44,20796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205732973279215" calcext:value-type="float">
            <text:p>0,205732973279215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37.6160873267327" calcext:value-type="float">
            <text:p>37,6160873267327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string" calcext:value-type="string">
            <text:p>2023-02-05</text:p>
          </table:table-cell>
          <table:table-cell office:value-type="string" calcext:value-type="string">
            <text:p>08:35:10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52.093255" calcext:value-type="float">
            <text:p>52,093255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6.892318" calcext:value-type="float">
            <text:p>46,89231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43684710708833" calcext:value-type="float">
            <text:p>0,143684710708833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.00247390035129385" calcext:value-type="float">
            <text:p>0,002473900351294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32.1778002970297" calcext:value-type="float">
            <text:p>32,1778002970297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string" calcext:value-type="string">
            <text:p>2023-02-05</text:p>
          </table:table-cell>
          <table:table-cell office:value-type="string" calcext:value-type="string">
            <text:p>08:52:50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47.479521" calcext:value-type="float">
            <text:p>47,479521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4.543508" calcext:value-type="float">
            <text:p>44,54350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49967020557134" calcext:value-type="float">
            <text:p>0,149967020557134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38.8132914851485" calcext:value-type="float">
            <text:p>38,8132914851485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string" calcext:value-type="string">
            <text:p>2023-02-05</text:p>
          </table:table-cell>
          <table:table-cell office:value-type="string" calcext:value-type="string">
            <text:p>09:10:31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51.254394" calcext:value-type="float">
            <text:p>51,25439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3.620761" calcext:value-type="float">
            <text:p>43,620761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29149830541341" calcext:value-type="float">
            <text:p>0,129149830541341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.00531886601776501" calcext:value-type="float">
            <text:p>0,005318866017765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30.7355824752475" calcext:value-type="float">
            <text:p>30,7355824752475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string" calcext:value-type="string">
            <text:p>2023-02-05</text:p>
          </table:table-cell>
          <table:table-cell office:value-type="string" calcext:value-type="string">
            <text:p>09:28:12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51.925483" calcext:value-type="float">
            <text:p>51,925483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3.872419" calcext:value-type="float">
            <text:p>43,872419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61434680190656" calcext:value-type="float">
            <text:p>0,161434680190656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31.2274403960396" calcext:value-type="float">
            <text:p>31,2274403960396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string" calcext:value-type="string">
            <text:p>2023-02-05</text:p>
          </table:table-cell>
          <table:table-cell office:value-type="string" calcext:value-type="string">
            <text:p>09:45:53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52.344913" calcext:value-type="float">
            <text:p>52,344913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3.620761" calcext:value-type="float">
            <text:p>43,620761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4666857168145" calcext:value-type="float">
            <text:p>0,14666857168145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.00265943300888251" calcext:value-type="float">
            <text:p>0,002659433008883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30.7142237623762" calcext:value-type="float">
            <text:p>30,7142237623762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string" calcext:value-type="string">
            <text:p>2023-02-05</text:p>
          </table:table-cell>
          <table:table-cell office:value-type="string" calcext:value-type="string">
            <text:p>10:03:33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53.26766" calcext:value-type="float">
            <text:p>53,2676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2.698014" calcext:value-type="float">
            <text:p>42,69801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51769601716555" calcext:value-type="float">
            <text:p>0,151769601716555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30.9927135643564" calcext:value-type="float">
            <text:p>30,9927135643564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string" calcext:value-type="string">
            <text:p>2023-02-05</text:p>
          </table:table-cell>
          <table:table-cell office:value-type="string" calcext:value-type="string">
            <text:p>10:21:13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51.925483" calcext:value-type="float">
            <text:p>51,925483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3.117445" calcext:value-type="float">
            <text:p>43,117445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98195462235549" calcext:value-type="float">
            <text:p>0,198195462235549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31.7627158415842" calcext:value-type="float">
            <text:p>31,7627158415842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string" calcext:value-type="string">
            <text:p>2023-02-05</text:p>
          </table:table-cell>
          <table:table-cell office:value-type="string" calcext:value-type="string">
            <text:p>10:38:58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52.177141" calcext:value-type="float">
            <text:p>52,177141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38.923141" calcext:value-type="float">
            <text:p>38,923141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71301125357385" calcext:value-type="float">
            <text:p>0,171301125357385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31.3144907920792" calcext:value-type="float">
            <text:p>31,3144907920792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string" calcext:value-type="string">
            <text:p>2023-02-05</text:p>
          </table:table-cell>
          <table:table-cell office:value-type="string" calcext:value-type="string">
            <text:p>10:56:41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50.079989" calcext:value-type="float">
            <text:p>50,079989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3.117445" calcext:value-type="float">
            <text:p>43,117445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46852911116591" calcext:value-type="float">
            <text:p>0,146852911116591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33.3644288118812" calcext:value-type="float">
            <text:p>33,3644288118812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string" calcext:value-type="string">
            <text:p>2023-02-05</text:p>
          </table:table-cell>
          <table:table-cell office:value-type="string" calcext:value-type="string">
            <text:p>11:14:23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47.898951" calcext:value-type="float">
            <text:p>47,898951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3.117445" calcext:value-type="float">
            <text:p>43,117445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91480333830686" calcext:value-type="float">
            <text:p>0,191480333830686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31.1686659405941" calcext:value-type="float">
            <text:p>31,1686659405941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string" calcext:value-type="string">
            <text:p>2023-02-05</text:p>
          </table:table-cell>
          <table:table-cell office:value-type="string" calcext:value-type="string">
            <text:p>11:32:13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53.183774" calcext:value-type="float">
            <text:p>53,18377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2.278584" calcext:value-type="float">
            <text:p>42,27858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67669966736383" calcext:value-type="float">
            <text:p>0,167669966736383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.0905474001920702" calcext:value-type="float">
            <text:p>0,09054740019207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32.5355293069307" calcext:value-type="float">
            <text:p>32,5355293069307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string" calcext:value-type="string">
            <text:p>2023-02-05</text:p>
          </table:table-cell>
          <table:table-cell office:value-type="string" calcext:value-type="string">
            <text:p>11:49:58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52.4288" calcext:value-type="float">
            <text:p>52,428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1.859153" calcext:value-type="float">
            <text:p>41,859153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31941195025963" calcext:value-type="float">
            <text:p>0,131941195025963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30.9978120792079" calcext:value-type="float">
            <text:p>30,9978120792079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string" calcext:value-type="string">
            <text:p>2023-02-05</text:p>
          </table:table-cell>
          <table:table-cell office:value-type="string" calcext:value-type="string">
            <text:p>12:07:44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53.687091" calcext:value-type="float">
            <text:p>53,687091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3.452989" calcext:value-type="float">
            <text:p>43,452989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97870442769287" calcext:value-type="float">
            <text:p>0,197870442769287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30.8895158415842" calcext:value-type="float">
            <text:p>30,8895158415842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2023-02-05</text:p>
          </table:table-cell>
          <table:table-cell office:value-type="string" calcext:value-type="string">
            <text:p>12:25:25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52.512686" calcext:value-type="float">
            <text:p>52,51268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0.181432" calcext:value-type="float">
            <text:p>40,18143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18496196441392" calcext:value-type="float">
            <text:p>0,118496196441392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.0577417212807114" calcext:value-type="float">
            <text:p>0,057741721280711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34.6369883168317" calcext:value-type="float">
            <text:p>34,6369883168317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string" calcext:value-type="string">
            <text:p>2023-02-05</text:p>
          </table:table-cell>
          <table:table-cell office:value-type="string" calcext:value-type="string">
            <text:p>12:43:05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51.841597" calcext:value-type="float">
            <text:p>51,841597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3.285217" calcext:value-type="float">
            <text:p>43,285217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213535542970337" calcext:value-type="float">
            <text:p>0,213535542970337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31.1583785148515" calcext:value-type="float">
            <text:p>31,1583785148515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string" calcext:value-type="string">
            <text:p>2023-02-05</text:p>
          </table:table-cell>
          <table:table-cell office:value-type="string" calcext:value-type="string">
            <text:p>13:00:48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49.912217" calcext:value-type="float">
            <text:p>49,912217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6.137344" calcext:value-type="float">
            <text:p>46,13734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00488931818836" calcext:value-type="float">
            <text:p>0,100488931818836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.050287898217294" calcext:value-type="float">
            <text:p>0,050287898217294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31.5577891089109" calcext:value-type="float">
            <text:p>31,5577891089109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string" calcext:value-type="string">
            <text:p>2023-02-05</text:p>
          </table:table-cell>
          <table:table-cell office:value-type="string" calcext:value-type="string">
            <text:p>13:18:29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51.254394" calcext:value-type="float">
            <text:p>51,25439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39.929774" calcext:value-type="float">
            <text:p>39,92977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242151677749294" calcext:value-type="float">
            <text:p>0,242151677749294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31.188062970297" calcext:value-type="float">
            <text:p>31,188062970297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string" calcext:value-type="string">
            <text:p>2023-02-05</text:p>
          </table:table-cell>
          <table:table-cell office:value-type="string" calcext:value-type="string">
            <text:p>13:36:09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50.583306" calcext:value-type="float">
            <text:p>50,58330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4.29185" calcext:value-type="float">
            <text:p>44,29185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216172364127394" calcext:value-type="float">
            <text:p>0,216172364127394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31.1327236633663" calcext:value-type="float">
            <text:p>31,1327236633663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string" calcext:value-type="string">
            <text:p>2023-02-05</text:p>
          </table:table-cell>
          <table:table-cell office:value-type="string" calcext:value-type="string">
            <text:p>13:53:53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51.673825" calcext:value-type="float">
            <text:p>51,673825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1.607495" calcext:value-type="float">
            <text:p>41,607495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65417814371548" calcext:value-type="float">
            <text:p>0,165417814371548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31.3050957425743" calcext:value-type="float">
            <text:p>31,3050957425743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string" calcext:value-type="string">
            <text:p>2023-02-05</text:p>
          </table:table-cell>
          <table:table-cell office:value-type="string" calcext:value-type="string">
            <text:p>14:11:39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54.274293" calcext:value-type="float">
            <text:p>54,274293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6.389002" calcext:value-type="float">
            <text:p>46,38900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89103312710759" calcext:value-type="float">
            <text:p>0,189103312710759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30.8233654455446" calcext:value-type="float">
            <text:p>30,8233654455446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string" calcext:value-type="string">
            <text:p>2023-02-05</text:p>
          </table:table-cell>
          <table:table-cell office:value-type="string" calcext:value-type="string">
            <text:p>14:29:27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49.325015" calcext:value-type="float">
            <text:p>49,325015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2.278584" calcext:value-type="float">
            <text:p>42,27858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208979446486918" calcext:value-type="float">
            <text:p>0,208979446486918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.123473727534641" calcext:value-type="float">
            <text:p>0,123473727534641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32.7274847524752" calcext:value-type="float">
            <text:p>32,7274847524752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string" calcext:value-type="string">
            <text:p>2023-02-05</text:p>
          </table:table-cell>
          <table:table-cell office:value-type="string" calcext:value-type="string">
            <text:p>14:47:12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50.079989" calcext:value-type="float">
            <text:p>50,079989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3.536875" calcext:value-type="float">
            <text:p>43,536875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96986791612242" calcext:value-type="float">
            <text:p>0,196986791612242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30.9212794059406" calcext:value-type="float">
            <text:p>30,9212794059406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string" calcext:value-type="string">
            <text:p>2023-02-05</text:p>
          </table:table-cell>
          <table:table-cell office:value-type="string" calcext:value-type="string">
            <text:p>15:05:01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52.261027" calcext:value-type="float">
            <text:p>52,261027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3.536875" calcext:value-type="float">
            <text:p>43,536875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24287138010532" calcext:value-type="float">
            <text:p>0,24287138010532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.114578059633883" calcext:value-type="float">
            <text:p>0,114578059633883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31.1776853" calcext:value-type="float">
            <text:p>31,1776853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string" calcext:value-type="string">
            <text:p>2023-02-05</text:p>
          </table:table-cell>
          <table:table-cell office:value-type="string" calcext:value-type="string">
            <text:p>15:22:48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53.603205" calcext:value-type="float">
            <text:p>53,603205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1.859153" calcext:value-type="float">
            <text:p>41,859153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236692075208647" calcext:value-type="float">
            <text:p>0,236692075208647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.293767147964415" calcext:value-type="float">
            <text:p>0,293767147964415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40.8375698" calcext:value-type="float">
            <text:p>40,8375698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string" calcext:value-type="string">
            <text:p>2023-02-05</text:p>
          </table:table-cell>
          <table:table-cell office:value-type="string" calcext:value-type="string">
            <text:p>15:40:56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52.093255" calcext:value-type="float">
            <text:p>52,093255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4.040192" calcext:value-type="float">
            <text:p>44,04019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222147212972372" calcext:value-type="float">
            <text:p>0,222147212972372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.0131707188578353" calcext:value-type="float">
            <text:p>0,013170718857835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31.836452970297" calcext:value-type="float">
            <text:p>31,836452970297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string" calcext:value-type="string">
            <text:p>2023-02-05</text:p>
          </table:table-cell>
          <table:table-cell office:value-type="string" calcext:value-type="string">
            <text:p>15:58:36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52.764344" calcext:value-type="float">
            <text:p>52,76434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3.117445" calcext:value-type="float">
            <text:p>43,117445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278188407748416" calcext:value-type="float">
            <text:p>0,278188407748416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.158738699956952" calcext:value-type="float">
            <text:p>0,158738699956952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62.5980844554456" calcext:value-type="float">
            <text:p>62,5980844554456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string" calcext:value-type="string">
            <text:p>2023-02-05</text:p>
          </table:table-cell>
          <table:table-cell office:value-type="string" calcext:value-type="string">
            <text:p>16:16:15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48.486154" calcext:value-type="float">
            <text:p>48,48615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2.194698" calcext:value-type="float">
            <text:p>42,19469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344914673026749" calcext:value-type="float">
            <text:p>0,344914673026749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4.5115882660215" calcext:value-type="float">
            <text:p>4,5115882660215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31.703609009901" calcext:value-type="float">
            <text:p>31,703609009901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string" calcext:value-type="string">
            <text:p>2023-02-05</text:p>
          </table:table-cell>
          <table:table-cell office:value-type="string" calcext:value-type="string">
            <text:p>16:33:56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51.925483" calcext:value-type="float">
            <text:p>51,925483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7.06009" calcext:value-type="float">
            <text:p>47,06009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258374229606716" calcext:value-type="float">
            <text:p>0,258374229606716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.192279248631859" calcext:value-type="float">
            <text:p>0,192279248631859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33.2429363366337" calcext:value-type="float">
            <text:p>33,2429363366337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string" calcext:value-type="string">
            <text:p>2023-02-05</text:p>
          </table:table-cell>
          <table:table-cell office:value-type="string" calcext:value-type="string">
            <text:p>16:51:36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43.285217" calcext:value-type="float">
            <text:p>43,285217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30.786191" calcext:value-type="float">
            <text:p>30,786191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317091811816498" calcext:value-type="float">
            <text:p>0,317091811816498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.342904514281408" calcext:value-type="float">
            <text:p>0,342904514281408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58.2942420792079" calcext:value-type="float">
            <text:p>58,2942420792079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string" calcext:value-type="string">
            <text:p>2023-02-05</text:p>
          </table:table-cell>
          <table:table-cell office:value-type="string" calcext:value-type="string">
            <text:p>17:09:16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53.770977" calcext:value-type="float">
            <text:p>53,770977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2.36247" calcext:value-type="float">
            <text:p>42,36247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246503435057645" calcext:value-type="float">
            <text:p>0,246503435057645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.0520305611085248" calcext:value-type="float">
            <text:p>0,052030561108525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32.062566039604" calcext:value-type="float">
            <text:p>32,062566039604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string" calcext:value-type="string">
            <text:p>2023-02-05</text:p>
          </table:table-cell>
          <table:table-cell office:value-type="string" calcext:value-type="string">
            <text:p>17:27:01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52.093255" calcext:value-type="float">
            <text:p>52,093255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1.355837" calcext:value-type="float">
            <text:p>41,355837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90169770272083" calcext:value-type="float">
            <text:p>0,190169770272083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.224410221885607" calcext:value-type="float">
            <text:p>0,224410221885607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34.240017" calcext:value-type="float">
            <text:p>34,240017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string" calcext:value-type="string">
            <text:p>2023-02-05</text:p>
          </table:table-cell>
          <table:table-cell office:value-type="string" calcext:value-type="string">
            <text:p>17:44:52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51.33828" calcext:value-type="float">
            <text:p>51,3382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2.278584" calcext:value-type="float">
            <text:p>42,27858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27832068634756" calcext:value-type="float">
            <text:p>0,27832068634756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31.2438834653465" calcext:value-type="float">
            <text:p>31,2438834653465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string" calcext:value-type="string">
            <text:p>2023-02-05</text:p>
          </table:table-cell>
          <table:table-cell office:value-type="string" calcext:value-type="string">
            <text:p>18:02:33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52.512686" calcext:value-type="float">
            <text:p>52,51268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1.439723" calcext:value-type="float">
            <text:p>41,439723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211658568673359" calcext:value-type="float">
            <text:p>0,211658568673359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32.0311869306931" calcext:value-type="float">
            <text:p>32,0311869306931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string" calcext:value-type="string">
            <text:p>2023-02-05</text:p>
          </table:table-cell>
          <table:table-cell office:value-type="string" calcext:value-type="string">
            <text:p>18:20:23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52.009369" calcext:value-type="float">
            <text:p>52,009369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6.305116" calcext:value-type="float">
            <text:p>46,30511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80598629401834" calcext:value-type="float">
            <text:p>0,180598629401834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.00751578314460367" calcext:value-type="float">
            <text:p>0,007515783144604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30.7344821782178" calcext:value-type="float">
            <text:p>30,7344821782178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string" calcext:value-type="string">
            <text:p>2023-02-05</text:p>
          </table:table-cell>
          <table:table-cell office:value-type="string" calcext:value-type="string">
            <text:p>18:38:09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47.982837" calcext:value-type="float">
            <text:p>47,982837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4.207964" calcext:value-type="float">
            <text:p>44,20796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19796184694952" calcext:value-type="float">
            <text:p>0,119796184694952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.241419124593261" calcext:value-type="float">
            <text:p>0,241419124593261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32.2458837623762" calcext:value-type="float">
            <text:p>32,2458837623762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string" calcext:value-type="string">
            <text:p>2023-02-05</text:p>
          </table:table-cell>
          <table:table-cell office:value-type="string" calcext:value-type="string">
            <text:p>18:55:56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53.351546" calcext:value-type="float">
            <text:p>53,35154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2.110812" calcext:value-type="float">
            <text:p>42,11081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396450866432985" calcext:value-type="float">
            <text:p>0,396450866432985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.173553719008264" calcext:value-type="float">
            <text:p>0,173553719008264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33.0712297029703" calcext:value-type="float">
            <text:p>33,0712297029703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string" calcext:value-type="string">
            <text:p>2023-02-05</text:p>
          </table:table-cell>
          <table:table-cell office:value-type="string" calcext:value-type="string">
            <text:p>19:13:35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54.190407" calcext:value-type="float">
            <text:p>54,190407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1.607495" calcext:value-type="float">
            <text:p>41,607495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206162287715228" calcext:value-type="float">
            <text:p>0,206162287715228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.186801237906711" calcext:value-type="float">
            <text:p>0,186801237906711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32.4548304950495" calcext:value-type="float">
            <text:p>32,4548304950495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string" calcext:value-type="string">
            <text:p>2023-02-05</text:p>
          </table:table-cell>
          <table:table-cell office:value-type="string" calcext:value-type="string">
            <text:p>19:31:16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53.26766" calcext:value-type="float">
            <text:p>53,2676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3.872419" calcext:value-type="float">
            <text:p>43,872419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207171943532457" calcext:value-type="float">
            <text:p>0,207171943532457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.190380496575795" calcext:value-type="float">
            <text:p>0,190380496575795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31.6140908910891" calcext:value-type="float">
            <text:p>31,6140908910891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string" calcext:value-type="string">
            <text:p>2023-02-05</text:p>
          </table:table-cell>
          <table:table-cell office:value-type="string" calcext:value-type="string">
            <text:p>19:48:56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52.4288" calcext:value-type="float">
            <text:p>52,428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3.369103" calcext:value-type="float">
            <text:p>43,369103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84407384553829" calcext:value-type="float">
            <text:p>0,184407384553829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.403905309616156" calcext:value-type="float">
            <text:p>0,403905309616156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33.1907698019802" calcext:value-type="float">
            <text:p>33,1907698019802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string" calcext:value-type="string">
            <text:p>2023-02-05</text:p>
          </table:table-cell>
          <table:table-cell office:value-type="string" calcext:value-type="string">
            <text:p>20:06:58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53.435432" calcext:value-type="float">
            <text:p>53,43543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6.808432" calcext:value-type="float">
            <text:p>46,80843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61849798453199" calcext:value-type="float">
            <text:p>0,161849798453199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.44361833952912" calcext:value-type="float">
            <text:p>0,44361833952912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33.2149061616162" calcext:value-type="float">
            <text:p>33,2149061616162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string" calcext:value-type="string">
            <text:p>2023-02-05</text:p>
          </table:table-cell>
          <table:table-cell office:value-type="string" calcext:value-type="string">
            <text:p>20:24:39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52.932116" calcext:value-type="float">
            <text:p>52,93211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4.627394" calcext:value-type="float">
            <text:p>44,62739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231775726925228" calcext:value-type="float">
            <text:p>0,231775726925228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.317138475135824" calcext:value-type="float">
            <text:p>0,317138475135824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32.9124053465347" calcext:value-type="float">
            <text:p>32,9124053465347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string" calcext:value-type="string">
            <text:p>2023-02-05</text:p>
          </table:table-cell>
          <table:table-cell office:value-type="string" calcext:value-type="string">
            <text:p>20:43:13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52.680458" calcext:value-type="float">
            <text:p>52,68045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4.627394" calcext:value-type="float">
            <text:p>44,62739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5613952630686" calcext:value-type="float">
            <text:p>0,15613952630686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.00259942812581232" calcext:value-type="float">
            <text:p>0,002599428125812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32.9124053465347" calcext:value-type="float">
            <text:p>32,9124053465347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string" calcext:value-type="string">
            <text:p>2023-02-05</text:p>
          </table:table-cell>
          <table:table-cell office:value-type="string" calcext:value-type="string">
            <text:p>21:00:58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54.442065" calcext:value-type="float">
            <text:p>54,442065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6.22123" calcext:value-type="float">
            <text:p>46,22123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246045339194023" calcext:value-type="float">
            <text:p>0,246045339194023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31.0608017821782" calcext:value-type="float">
            <text:p>31,0608017821782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string" calcext:value-type="string">
            <text:p>2023-02-05</text:p>
          </table:table-cell>
          <table:table-cell office:value-type="string" calcext:value-type="string">
            <text:p>21:18:50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53.435432" calcext:value-type="float">
            <text:p>53,43543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39.929774" calcext:value-type="float">
            <text:p>39,92977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65542362581165" calcext:value-type="float">
            <text:p>0,165542362581165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31.2974621782178" calcext:value-type="float">
            <text:p>31,2974621782178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string" calcext:value-type="string">
            <text:p>2023-02-05</text:p>
          </table:table-cell>
          <table:table-cell office:value-type="string" calcext:value-type="string">
            <text:p>21:36:40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50.079989" calcext:value-type="float">
            <text:p>50,079989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39.007027" calcext:value-type="float">
            <text:p>39,007027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48912579403951" calcext:value-type="float">
            <text:p>0,148912579403951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35.5656099" calcext:value-type="float">
            <text:p>35,5656099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string" calcext:value-type="string">
            <text:p>2023-02-05</text:p>
          </table:table-cell>
          <table:table-cell office:value-type="string" calcext:value-type="string">
            <text:p>21:54:26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53.435432" calcext:value-type="float">
            <text:p>53,43543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1.104179" calcext:value-type="float">
            <text:p>41,104179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202294143022482" calcext:value-type="float">
            <text:p>0,202294143022482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.00282230751862723" calcext:value-type="float">
            <text:p>0,002822307518627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31.239859009901" calcext:value-type="float">
            <text:p>31,239859009901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string" calcext:value-type="string">
            <text:p>2023-02-05</text:p>
          </table:table-cell>
          <table:table-cell office:value-type="string" calcext:value-type="string">
            <text:p>22:12:08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49.828331" calcext:value-type="float">
            <text:p>49,828331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5.382369" calcext:value-type="float">
            <text:p>45,382369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27832821054022" calcext:value-type="float">
            <text:p>0,127832821054022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.00511247443762781" calcext:value-type="float">
            <text:p>0,005112474437628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31.2755747524752" calcext:value-type="float">
            <text:p>31,2755747524752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string" calcext:value-type="string">
            <text:p>2023-02-05</text:p>
          </table:table-cell>
          <table:table-cell office:value-type="string" calcext:value-type="string">
            <text:p>22:29:47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52.009369" calcext:value-type="float">
            <text:p>52,009369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3.117445" calcext:value-type="float">
            <text:p>43,117445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280876196533291" calcext:value-type="float">
            <text:p>0,280876196533291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.0134524321997417" calcext:value-type="float">
            <text:p>0,013452432199742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31.1930416831683" calcext:value-type="float">
            <text:p>31,1930416831683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string" calcext:value-type="string">
            <text:p>2023-02-05</text:p>
          </table:table-cell>
          <table:table-cell office:value-type="string" calcext:value-type="string">
            <text:p>22:47:28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52.512686" calcext:value-type="float">
            <text:p>52,51268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3.117445" calcext:value-type="float">
            <text:p>43,117445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45839630340701" calcext:value-type="float">
            <text:p>0,145839630340701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.00269048643994834" calcext:value-type="float">
            <text:p>0,002690486439948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35.3645333663366" calcext:value-type="float">
            <text:p>35,3645333663366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string" calcext:value-type="string">
            <text:p>2023-02-05</text:p>
          </table:table-cell>
          <table:table-cell office:value-type="string" calcext:value-type="string">
            <text:p>23:05:10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52.596572" calcext:value-type="float">
            <text:p>52,59657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3.201331" calcext:value-type="float">
            <text:p>43,201331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96634966854581" calcext:value-type="float">
            <text:p>0,196634966854581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32.341753960396" calcext:value-type="float">
            <text:p>32,341753960396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string" calcext:value-type="string">
            <text:p>2023-02-05</text:p>
          </table:table-cell>
          <table:table-cell office:value-type="string" calcext:value-type="string">
            <text:p>23:22:59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53.770977" calcext:value-type="float">
            <text:p>53,770977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6.892318" calcext:value-type="float">
            <text:p>46,89231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99001571132871" calcext:value-type="float">
            <text:p>0,199001571132871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31.9205462376238" calcext:value-type="float">
            <text:p>31,9205462376238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string" calcext:value-type="string">
            <text:p>2023-02-05</text:p>
          </table:table-cell>
          <table:table-cell office:value-type="string" calcext:value-type="string">
            <text:p>23:40:45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51.086622" calcext:value-type="float">
            <text:p>51,08662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0.516976" calcext:value-type="float">
            <text:p>40,51697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249770131650834" calcext:value-type="float">
            <text:p>0,249770131650834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31.1415027722772" calcext:value-type="float">
            <text:p>31,1415027722772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string" calcext:value-type="string">
            <text:p>2023-02-05</text:p>
          </table:table-cell>
          <table:table-cell office:value-type="string" calcext:value-type="string">
            <text:p>23:58:31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53.26766" calcext:value-type="float">
            <text:p>53,2676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1.607495" calcext:value-type="float">
            <text:p>41,607495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74264603727792" calcext:value-type="float">
            <text:p>0,174264603727792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.00278815591367869" calcext:value-type="float">
            <text:p>0,002788155913679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31.1313954455446" calcext:value-type="float">
            <text:p>31,1313954455446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string" calcext:value-type="string">
            <text:p>2023-02-06</text:p>
          </table:table-cell>
          <table:table-cell office:value-type="string" calcext:value-type="string">
            <text:p>00:16:14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51.589939" calcext:value-type="float">
            <text:p>51,589939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0.181432" calcext:value-type="float">
            <text:p>40,18143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65851127385995" calcext:value-type="float">
            <text:p>0,165851127385995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31.2759263366337" calcext:value-type="float">
            <text:p>31,2759263366337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string" calcext:value-type="string">
            <text:p>2023-02-06</text:p>
          </table:table-cell>
          <table:table-cell office:value-type="string" calcext:value-type="string">
            <text:p>00:33:56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52.596572" calcext:value-type="float">
            <text:p>52,59657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2.36247" calcext:value-type="float">
            <text:p>42,36247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46641954971589" calcext:value-type="float">
            <text:p>0,146641954971589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30.6666389108911" calcext:value-type="float">
            <text:p>30,6666389108911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string" calcext:value-type="string">
            <text:p>2023-02-06</text:p>
          </table:table-cell>
          <table:table-cell office:value-type="string" calcext:value-type="string">
            <text:p>00:51:36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49.492787" calcext:value-type="float">
            <text:p>49,492787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2.110812" calcext:value-type="float">
            <text:p>42,11081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37177224751673" calcext:value-type="float">
            <text:p>0,137177224751673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30.5868235643564" calcext:value-type="float">
            <text:p>30,5868235643564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string" calcext:value-type="string">
            <text:p>2023-02-06</text:p>
          </table:table-cell>
          <table:table-cell office:value-type="string" calcext:value-type="string">
            <text:p>01:09:23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51.086622" calcext:value-type="float">
            <text:p>51,08662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4.040192" calcext:value-type="float">
            <text:p>44,04019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79670424846468" calcext:value-type="float">
            <text:p>0,179670424846468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.0131707188578353" calcext:value-type="float">
            <text:p>0,013170718857835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30.677637029703" calcext:value-type="float">
            <text:p>30,677637029703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string" calcext:value-type="string">
            <text:p>2023-02-06</text:p>
          </table:table-cell>
          <table:table-cell office:value-type="string" calcext:value-type="string">
            <text:p>01:27:06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53.854863" calcext:value-type="float">
            <text:p>53,854863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3.956305" calcext:value-type="float">
            <text:p>43,956305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373917039374259" calcext:value-type="float">
            <text:p>0,373917039374259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34.5644172277228" calcext:value-type="float">
            <text:p>34,5644172277228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string" calcext:value-type="string">
            <text:p>2023-02-06</text:p>
          </table:table-cell>
          <table:table-cell office:value-type="string" calcext:value-type="string">
            <text:p>01:44:49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51.673825" calcext:value-type="float">
            <text:p>51,673825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3.201331" calcext:value-type="float">
            <text:p>43,201331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35240671964473" calcext:value-type="float">
            <text:p>0,135240671964473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.0698174006444683" calcext:value-type="float">
            <text:p>0,069817400644468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32.0807016831683" calcext:value-type="float">
            <text:p>32,0807016831683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string" calcext:value-type="string">
            <text:p>2023-02-06</text:p>
          </table:table-cell>
          <table:table-cell office:value-type="string" calcext:value-type="string">
            <text:p>02:02:34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46.808432" calcext:value-type="float">
            <text:p>46,80843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1.271951" calcext:value-type="float">
            <text:p>41,271951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72069726198349" calcext:value-type="float">
            <text:p>0,172069726198349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31.238487029703" calcext:value-type="float">
            <text:p>31,238487029703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string" calcext:value-type="string">
            <text:p>2023-02-06</text:p>
          </table:table-cell>
          <table:table-cell office:value-type="string" calcext:value-type="string">
            <text:p>02:20:21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52.680458" calcext:value-type="float">
            <text:p>52,68045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1.355837" calcext:value-type="float">
            <text:p>41,355837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06171647124437" calcext:value-type="float">
            <text:p>0,106171647124437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.00280512777357009" calcext:value-type="float">
            <text:p>0,00280512777357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31.3581878217822" calcext:value-type="float">
            <text:p>31,3581878217822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string" calcext:value-type="string">
            <text:p>2023-02-06</text:p>
          </table:table-cell>
          <table:table-cell office:value-type="string" calcext:value-type="string">
            <text:p>02:38:15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53.435432" calcext:value-type="float">
            <text:p>53,43543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7.06009" calcext:value-type="float">
            <text:p>47,06009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15382301165421" calcext:value-type="float">
            <text:p>0,115382301165421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.0172554046392388" calcext:value-type="float">
            <text:p>0,017255404639239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36.3315452475247" calcext:value-type="float">
            <text:p>36,3315452475247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string" calcext:value-type="string">
            <text:p>2023-02-06</text:p>
          </table:table-cell>
          <table:table-cell office:value-type="string" calcext:value-type="string">
            <text:p>02:55:56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50.49942" calcext:value-type="float">
            <text:p>50,4994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2.865786" calcext:value-type="float">
            <text:p>42,86578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70513848749579" calcext:value-type="float">
            <text:p>0,170513848749579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.0216502936321074" calcext:value-type="float">
            <text:p>0,021650293632107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31.2332801980198" calcext:value-type="float">
            <text:p>31,2332801980198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string" calcext:value-type="string">
            <text:p>2023-02-06</text:p>
          </table:table-cell>
          <table:table-cell office:value-type="string" calcext:value-type="string">
            <text:p>03:13:38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51.33828" calcext:value-type="float">
            <text:p>51,3382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2.614128" calcext:value-type="float">
            <text:p>42,61412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37535370667403" calcext:value-type="float">
            <text:p>0,137535370667403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31.054293960396" calcext:value-type="float">
            <text:p>31,054293960396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string" calcext:value-type="string">
            <text:p>2023-02-06</text:p>
          </table:table-cell>
          <table:table-cell office:value-type="string" calcext:value-type="string">
            <text:p>03:31:17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53.603205" calcext:value-type="float">
            <text:p>53,603205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2.194698" calcext:value-type="float">
            <text:p>42,19469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211260735730696" calcext:value-type="float">
            <text:p>0,211260735730696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31.0235185148515" calcext:value-type="float">
            <text:p>31,0235185148515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string" calcext:value-type="string">
            <text:p>2023-02-06</text:p>
          </table:table-cell>
          <table:table-cell office:value-type="string" calcext:value-type="string">
            <text:p>03:49:01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50.751078" calcext:value-type="float">
            <text:p>50,75107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4.040192" calcext:value-type="float">
            <text:p>44,04019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81603572750972" calcext:value-type="float">
            <text:p>0,181603572750972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31.0809378217822" calcext:value-type="float">
            <text:p>31,0809378217822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string" calcext:value-type="string">
            <text:p>2023-02-06</text:p>
          </table:table-cell>
          <table:table-cell office:value-type="string" calcext:value-type="string">
            <text:p>04:06:46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49.325015" calcext:value-type="float">
            <text:p>49,325015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4.459622" calcext:value-type="float">
            <text:p>44,45962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88420383577837" calcext:value-type="float">
            <text:p>0,188420383577837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30.5536783168317" calcext:value-type="float">
            <text:p>30,5536783168317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string" calcext:value-type="string">
            <text:p>2023-02-06</text:p>
          </table:table-cell>
          <table:table-cell office:value-type="string" calcext:value-type="string">
            <text:p>04:24:34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50.583306" calcext:value-type="float">
            <text:p>50,58330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0.265318" calcext:value-type="float">
            <text:p>40,26531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67149045282321" calcext:value-type="float">
            <text:p>0,167149045282321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31.0360153465347" calcext:value-type="float">
            <text:p>31,0360153465347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string" calcext:value-type="string">
            <text:p>2023-02-06</text:p>
          </table:table-cell>
          <table:table-cell office:value-type="string" calcext:value-type="string">
            <text:p>04:42:14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52.512686" calcext:value-type="float">
            <text:p>52,51268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4.543508" calcext:value-type="float">
            <text:p>44,54350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87626807551941" calcext:value-type="float">
            <text:p>0,187626807551941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.00260437013308331" calcext:value-type="float">
            <text:p>0,002604370133083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31.0448654455446" calcext:value-type="float">
            <text:p>31,0448654455446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string" calcext:value-type="string">
            <text:p>2023-02-06</text:p>
          </table:table-cell>
          <table:table-cell office:value-type="string" calcext:value-type="string">
            <text:p>04:59:55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53.435432" calcext:value-type="float">
            <text:p>53,43543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1.439723" calcext:value-type="float">
            <text:p>41,439723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7657741255501" calcext:value-type="float">
            <text:p>0,17657741255501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.00279939533060859" calcext:value-type="float">
            <text:p>0,002799395330609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30.9895193069307" calcext:value-type="float">
            <text:p>30,9895193069307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string" calcext:value-type="string">
            <text:p>2023-02-06</text:p>
          </table:table-cell>
          <table:table-cell office:value-type="string" calcext:value-type="string">
            <text:p>05:17:41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51.422167" calcext:value-type="float">
            <text:p>51,422167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6.472888" calcext:value-type="float">
            <text:p>46,47288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201229725104489" calcext:value-type="float">
            <text:p>0,201229725104489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31.1566202970297" calcext:value-type="float">
            <text:p>31,1566202970297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string" calcext:value-type="string">
            <text:p>2023-02-06</text:p>
          </table:table-cell>
          <table:table-cell office:value-type="string" calcext:value-type="string">
            <text:p>05:35:22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49.996103" calcext:value-type="float">
            <text:p>49,996103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2.530242" calcext:value-type="float">
            <text:p>42,53024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37234680709068" calcext:value-type="float">
            <text:p>0,137234680709068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.0327314385467241" calcext:value-type="float">
            <text:p>0,032731438546724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30.2170266336634" calcext:value-type="float">
            <text:p>30,2170266336634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string" calcext:value-type="string">
            <text:p>2023-02-06</text:p>
          </table:table-cell>
          <table:table-cell office:value-type="string" calcext:value-type="string">
            <text:p>05:53:08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52.764344" calcext:value-type="float">
            <text:p>52,76434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5.801799" calcext:value-type="float">
            <text:p>45,801799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17441687715006" calcext:value-type="float">
            <text:p>0,117441687715006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.149435185654222" calcext:value-type="float">
            <text:p>0,149435185654222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31.3146894059406" calcext:value-type="float">
            <text:p>31,3146894059406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string" calcext:value-type="string">
            <text:p>2023-02-06</text:p>
          </table:table-cell>
          <table:table-cell office:value-type="string" calcext:value-type="string">
            <text:p>06:10:49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51.086622" calcext:value-type="float">
            <text:p>51,08662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2.7819" calcext:value-type="float">
            <text:p>42,7819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0861259126874391" calcext:value-type="float">
            <text:p>0,086125912687439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.195233059464736" calcext:value-type="float">
            <text:p>0,195233059464736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37.0988048514851" calcext:value-type="float">
            <text:p>37,0988048514851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string" calcext:value-type="string">
            <text:p>2023-02-06</text:p>
          </table:table-cell>
          <table:table-cell office:value-type="string" calcext:value-type="string">
            <text:p>06:28:37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51.086622" calcext:value-type="float">
            <text:p>51,08662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3.872419" calcext:value-type="float">
            <text:p>43,872419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210193400437898" calcext:value-type="float">
            <text:p>0,210193400437898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.00264417356355271" calcext:value-type="float">
            <text:p>0,002644173563553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31.3004618811881" calcext:value-type="float">
            <text:p>31,3004618811881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string" calcext:value-type="string">
            <text:p>2023-02-06</text:p>
          </table:table-cell>
          <table:table-cell office:value-type="string" calcext:value-type="string">
            <text:p>06:46:16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50.247761" calcext:value-type="float">
            <text:p>50,247761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1.94304" calcext:value-type="float">
            <text:p>41,9430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51455643918747" calcext:value-type="float">
            <text:p>0,151455643918747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.0138293458719403" calcext:value-type="float">
            <text:p>0,01382934587194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32.6477297029703" calcext:value-type="float">
            <text:p>32,6477297029703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string" calcext:value-type="string">
            <text:p>2023-02-06</text:p>
          </table:table-cell>
          <table:table-cell office:value-type="string" calcext:value-type="string">
            <text:p>07:04:02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50.079989" calcext:value-type="float">
            <text:p>50,079989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3.704647" calcext:value-type="float">
            <text:p>43,704647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26725108023105" calcext:value-type="float">
            <text:p>0,126725108023105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32.8336333663366" calcext:value-type="float">
            <text:p>32,8336333663366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string" calcext:value-type="string">
            <text:p>2023-02-06</text:p>
          </table:table-cell>
          <table:table-cell office:value-type="string" calcext:value-type="string">
            <text:p>07:21:42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51.254394" calcext:value-type="float">
            <text:p>51,25439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0.43309" calcext:value-type="float">
            <text:p>40,43309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203705989939637" calcext:value-type="float">
            <text:p>0,203705989939637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31.2564655445545" calcext:value-type="float">
            <text:p>31,2564655445545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string" calcext:value-type="string">
            <text:p>2023-02-06</text:p>
          </table:table-cell>
          <table:table-cell office:value-type="string" calcext:value-type="string">
            <text:p>07:39:21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52.596572" calcext:value-type="float">
            <text:p>52,59657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2.865786" calcext:value-type="float">
            <text:p>42,86578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59167055937988" calcext:value-type="float">
            <text:p>0,159167055937988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47.7202338613861" calcext:value-type="float">
            <text:p>47,7202338613861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string" calcext:value-type="string">
            <text:p>2023-02-06</text:p>
          </table:table-cell>
          <table:table-cell office:value-type="string" calcext:value-type="string">
            <text:p>07:57:03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54.442065" calcext:value-type="float">
            <text:p>54,442065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5.969571" calcext:value-type="float">
            <text:p>45,969571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74742765677233" calcext:value-type="float">
            <text:p>0,174742765677233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.00252353193529664" calcext:value-type="float">
            <text:p>0,002523531935297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30.9018663366337" calcext:value-type="float">
            <text:p>30,9018663366337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string" calcext:value-type="string">
            <text:p>2023-02-06</text:p>
          </table:table-cell>
          <table:table-cell office:value-type="string" calcext:value-type="string">
            <text:p>08:14:46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52.093255" calcext:value-type="float">
            <text:p>52,093255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2.194698" calcext:value-type="float">
            <text:p>42,19469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74107323135314" calcext:value-type="float">
            <text:p>0,174107323135314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.00274929205729525" calcext:value-type="float">
            <text:p>0,002749292057295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31.1502775247525" calcext:value-type="float">
            <text:p>31,1502775247525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string" calcext:value-type="string">
            <text:p>2023-02-06</text:p>
          </table:table-cell>
          <table:table-cell office:value-type="string" calcext:value-type="string">
            <text:p>08:32:26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51.589939" calcext:value-type="float">
            <text:p>51,589939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2.530242" calcext:value-type="float">
            <text:p>42,53024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88138019052403" calcext:value-type="float">
            <text:p>0,188138019052403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30.9123598019802" calcext:value-type="float">
            <text:p>30,9123598019802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string" calcext:value-type="string">
            <text:p>2023-02-06</text:p>
          </table:table-cell>
          <table:table-cell office:value-type="string" calcext:value-type="string">
            <text:p>08:50:07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52.596572" calcext:value-type="float">
            <text:p>52,59657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3.452989" calcext:value-type="float">
            <text:p>43,452989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73154043225741" calcext:value-type="float">
            <text:p>0,173154043225741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.00266972795472141" calcext:value-type="float">
            <text:p>0,002669727954721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30.844671980198" calcext:value-type="float">
            <text:p>30,844671980198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string" calcext:value-type="string">
            <text:p>2023-02-06</text:p>
          </table:table-cell>
          <table:table-cell office:value-type="string" calcext:value-type="string">
            <text:p>09:07:51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50.247761" calcext:value-type="float">
            <text:p>50,247761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2.7819" calcext:value-type="float">
            <text:p>42,7819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259312252385535" calcext:value-type="float">
            <text:p>0,259312252385535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30.8518666336634" calcext:value-type="float">
            <text:p>30,8518666336634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string" calcext:value-type="string">
            <text:p>2023-02-06</text:p>
          </table:table-cell>
          <table:table-cell office:value-type="string" calcext:value-type="string">
            <text:p>09:25:30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47.563407" calcext:value-type="float">
            <text:p>47,563407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2.530242" calcext:value-type="float">
            <text:p>42,53024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3442630096945" calcext:value-type="float">
            <text:p>0,13442630096945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.0627352572145546" calcext:value-type="float">
            <text:p>0,062735257214555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31.1760141584158" calcext:value-type="float">
            <text:p>31,1760141584158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string" calcext:value-type="string">
            <text:p>2023-02-06</text:p>
          </table:table-cell>
          <table:table-cell office:value-type="string" calcext:value-type="string">
            <text:p>09:43:10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50.247761" calcext:value-type="float">
            <text:p>50,247761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0.85252" calcext:value-type="float">
            <text:p>40,8525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73549200174166" calcext:value-type="float">
            <text:p>0,173549200174166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.059631985461154" calcext:value-type="float">
            <text:p>0,059631985461154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31.2768187128713" calcext:value-type="float">
            <text:p>31,2768187128713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string" calcext:value-type="string">
            <text:p>2023-02-06</text:p>
          </table:table-cell>
          <table:table-cell office:value-type="string" calcext:value-type="string">
            <text:p>10:00:55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53.26766" calcext:value-type="float">
            <text:p>53,2676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5.801799" calcext:value-type="float">
            <text:p>45,801799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55757420088662" calcext:value-type="float">
            <text:p>0,155757420088662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.0506559951370245" calcext:value-type="float">
            <text:p>0,050655995137025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33.1318254455446" calcext:value-type="float">
            <text:p>33,1318254455446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string" calcext:value-type="string">
            <text:p>2023-02-06</text:p>
          </table:table-cell>
          <table:table-cell office:value-type="string" calcext:value-type="string">
            <text:p>10:18:40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48.234496" calcext:value-type="float">
            <text:p>48,23449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4.29185" calcext:value-type="float">
            <text:p>44,29185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54385864843525" calcext:value-type="float">
            <text:p>0,154385864843525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31.4349798019802" calcext:value-type="float">
            <text:p>31,4349798019802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string" calcext:value-type="string">
            <text:p>2023-02-06</text:p>
          </table:table-cell>
          <table:table-cell office:value-type="string" calcext:value-type="string">
            <text:p>10:36:24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47.227863" calcext:value-type="float">
            <text:p>47,227863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0.265318" calcext:value-type="float">
            <text:p>40,26531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65862403256477" calcext:value-type="float">
            <text:p>0,165862403256477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34.9960752475247" calcext:value-type="float">
            <text:p>34,9960752475247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string" calcext:value-type="string">
            <text:p>2023-02-06</text:p>
          </table:table-cell>
          <table:table-cell office:value-type="string" calcext:value-type="string">
            <text:p>10:54:03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47.227863" calcext:value-type="float">
            <text:p>47,227863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1.188065" calcext:value-type="float">
            <text:p>41,188065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79823138939473" calcext:value-type="float">
            <text:p>0,179823138939473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36.5299464356436" calcext:value-type="float">
            <text:p>36,5299464356436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string" calcext:value-type="string">
            <text:p>2023-02-06</text:p>
          </table:table-cell>
          <table:table-cell office:value-type="string" calcext:value-type="string">
            <text:p>11:11:48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49.576673" calcext:value-type="float">
            <text:p>49,576673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6.64066" calcext:value-type="float">
            <text:p>46,6406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208258550612687" calcext:value-type="float">
            <text:p>0,208258550612687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.0149235169755006" calcext:value-type="float">
            <text:p>0,014923516975501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30.828098019802" calcext:value-type="float">
            <text:p>30,828098019802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string" calcext:value-type="string">
            <text:p>2023-02-06</text:p>
          </table:table-cell>
          <table:table-cell office:value-type="string" calcext:value-type="string">
            <text:p>11:29:31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47.311749" calcext:value-type="float">
            <text:p>47,311749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1.607495" calcext:value-type="float">
            <text:p>41,607495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257453393590908" calcext:value-type="float">
            <text:p>0,257453393590908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.00278815591367869" calcext:value-type="float">
            <text:p>0,002788155913679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31.2406758415842" calcext:value-type="float">
            <text:p>31,2406758415842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string" calcext:value-type="string">
            <text:p>2023-02-06</text:p>
          </table:table-cell>
          <table:table-cell office:value-type="string" calcext:value-type="string">
            <text:p>11:47:15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47.563407" calcext:value-type="float">
            <text:p>47,563407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4.543508" calcext:value-type="float">
            <text:p>44,54350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85984841313486" calcext:value-type="float">
            <text:p>0,185984841313486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30.9337813861386" calcext:value-type="float">
            <text:p>30,9337813861386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string" calcext:value-type="string">
            <text:p>2023-02-06</text:p>
          </table:table-cell>
          <table:table-cell office:value-type="string" calcext:value-type="string">
            <text:p>12:05:02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51.254394" calcext:value-type="float">
            <text:p>51,25439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1.271951" calcext:value-type="float">
            <text:p>41,271951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246058078850955" calcext:value-type="float">
            <text:p>0,246058078850955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31.3429193069307" calcext:value-type="float">
            <text:p>31,3429193069307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string" calcext:value-type="string">
            <text:p>2023-02-06</text:p>
          </table:table-cell>
          <table:table-cell office:value-type="string" calcext:value-type="string">
            <text:p>12:22:42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53.770977" calcext:value-type="float">
            <text:p>53,770977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2.36247" calcext:value-type="float">
            <text:p>42,36247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44789883250326" calcext:value-type="float">
            <text:p>0,144789883250326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.0465536599392064" calcext:value-type="float">
            <text:p>0,046553659939206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33.4663720792079" calcext:value-type="float">
            <text:p>33,4663720792079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string" calcext:value-type="string">
            <text:p>2023-02-06</text:p>
          </table:table-cell>
          <table:table-cell office:value-type="string" calcext:value-type="string">
            <text:p>12:40:22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1.728512" calcext:value-type="float">
            <text:p>1,72851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39.594229" calcext:value-type="float">
            <text:p>39,594229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99957690647906" calcext:value-type="float">
            <text:p>0,199957690647906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31.62673" calcext:value-type="float">
            <text:p>31,62673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string" calcext:value-type="string">
            <text:p>2023-02-06</text:p>
          </table:table-cell>
          <table:table-cell office:value-type="string" calcext:value-type="string">
            <text:p>12:58:07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50.834964" calcext:value-type="float">
            <text:p>50,83496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2.7819" calcext:value-type="float">
            <text:p>42,7819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31033341303416" calcext:value-type="float">
            <text:p>0,131033341303416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41.0323331683168" calcext:value-type="float">
            <text:p>41,0323331683168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string" calcext:value-type="string">
            <text:p>2023-02-06</text:p>
          </table:table-cell>
          <table:table-cell office:value-type="string" calcext:value-type="string">
            <text:p>13:15:54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49.073356" calcext:value-type="float">
            <text:p>49,07335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3.872419" calcext:value-type="float">
            <text:p>43,872419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14605051650477" calcext:value-type="float">
            <text:p>0,114605051650477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.145429545995399" calcext:value-type="float">
            <text:p>0,145429545995399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30.9247095049505" calcext:value-type="float">
            <text:p>30,9247095049505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string" calcext:value-type="string">
            <text:p>2023-02-06</text:p>
          </table:table-cell>
          <table:table-cell office:value-type="string" calcext:value-type="string">
            <text:p>13:33:39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51.170508" calcext:value-type="float">
            <text:p>51,17050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4.627394" calcext:value-type="float">
            <text:p>44,62739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284808785449621" calcext:value-type="float">
            <text:p>0,284808785449621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.114374837535742" calcext:value-type="float">
            <text:p>0,114374837535742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31.366713960396" calcext:value-type="float">
            <text:p>31,366713960396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string" calcext:value-type="string">
            <text:p>2023-02-06</text:p>
          </table:table-cell>
          <table:table-cell office:value-type="string" calcext:value-type="string">
            <text:p>13:51:21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47.143976" calcext:value-type="float">
            <text:p>47,14397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2.698014" calcext:value-type="float">
            <text:p>42,69801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72519819482686" calcext:value-type="float">
            <text:p>0,172519819482686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30.9782735643564" calcext:value-type="float">
            <text:p>30,9782735643564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string" calcext:value-type="string">
            <text:p>2023-02-06</text:p>
          </table:table-cell>
          <table:table-cell office:value-type="string" calcext:value-type="string">
            <text:p>14:09:06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52.680458" calcext:value-type="float">
            <text:p>52,68045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0.85252" calcext:value-type="float">
            <text:p>40,8525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50200933793053" calcext:value-type="float">
            <text:p>0,150200933793053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30.7307785148515" calcext:value-type="float">
            <text:p>30,7307785148515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string" calcext:value-type="string">
            <text:p>2023-02-06</text:p>
          </table:table-cell>
          <table:table-cell office:value-type="string" calcext:value-type="string">
            <text:p>14:26:48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49.325015" calcext:value-type="float">
            <text:p>49,325015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0.265318" calcext:value-type="float">
            <text:p>40,26531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58287320951009" calcext:value-type="float">
            <text:p>0,158287320951009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.109481690627791" calcext:value-type="float">
            <text:p>0,109481690627791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28.5211886138614" calcext:value-type="float">
            <text:p>28,5211886138614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string" calcext:value-type="string">
            <text:p>2023-02-06</text:p>
          </table:table-cell>
          <table:table-cell office:value-type="string" calcext:value-type="string">
            <text:p>14:44:32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51.673825" calcext:value-type="float">
            <text:p>51,673825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3.285217" calcext:value-type="float">
            <text:p>43,285217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5294003083438" calcext:value-type="float">
            <text:p>0,15294003083438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.0375204352370487" calcext:value-type="float">
            <text:p>0,037520435237049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31.8766113861386" calcext:value-type="float">
            <text:p>31,8766113861386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string" calcext:value-type="string">
            <text:p>2023-02-06</text:p>
          </table:table-cell>
          <table:table-cell office:value-type="string" calcext:value-type="string">
            <text:p>15:02:12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46.724546" calcext:value-type="float">
            <text:p>46,72454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0.600862" calcext:value-type="float">
            <text:p>40,60086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04118658140101" calcext:value-type="float">
            <text:p>0,104118658140101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31.2421983168317" calcext:value-type="float">
            <text:p>31,2421983168317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string" calcext:value-type="string">
            <text:p>2023-02-06</text:p>
          </table:table-cell>
          <table:table-cell office:value-type="string" calcext:value-type="string">
            <text:p>15:19:57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48.653926" calcext:value-type="float">
            <text:p>48,65392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4.459622" calcext:value-type="float">
            <text:p>44,45962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20060328236201" calcext:value-type="float">
            <text:p>0,20060328236201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30.7375841584158" calcext:value-type="float">
            <text:p>30,7375841584158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string" calcext:value-type="string">
            <text:p>2023-02-06</text:p>
          </table:table-cell>
          <table:table-cell office:value-type="string" calcext:value-type="string">
            <text:p>15:37:37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48.821698" calcext:value-type="float">
            <text:p>48,82169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6.64066" calcext:value-type="float">
            <text:p>46,6406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50727128057869" calcext:value-type="float">
            <text:p>0,150727128057869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.00248725282925009" calcext:value-type="float">
            <text:p>0,00248725282925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31.272468019802" calcext:value-type="float">
            <text:p>31,272468019802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string" calcext:value-type="string">
            <text:p>2023-02-06</text:p>
          </table:table-cell>
          <table:table-cell office:value-type="string" calcext:value-type="string">
            <text:p>15:55:19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47.311749" calcext:value-type="float">
            <text:p>47,311749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1.691381" calcext:value-type="float">
            <text:p>41,691381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92081908208225" calcext:value-type="float">
            <text:p>0,192081908208225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31.2819646534653" calcext:value-type="float">
            <text:p>31,2819646534653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string" calcext:value-type="string">
            <text:p>2023-02-06</text:p>
          </table:table-cell>
          <table:table-cell office:value-type="string" calcext:value-type="string">
            <text:p>16:13:05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47.479521" calcext:value-type="float">
            <text:p>47,479521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1.355837" calcext:value-type="float">
            <text:p>41,355837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83521390007426" calcext:value-type="float">
            <text:p>0,183521390007426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31.366312970297" calcext:value-type="float">
            <text:p>31,366312970297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string" calcext:value-type="string">
            <text:p>2023-02-06</text:p>
          </table:table-cell>
          <table:table-cell office:value-type="string" calcext:value-type="string">
            <text:p>16:30:54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49.576673" calcext:value-type="float">
            <text:p>49,576673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3.117445" calcext:value-type="float">
            <text:p>43,117445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204459930741119" calcext:value-type="float">
            <text:p>0,204459930741119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35.2624808910891" calcext:value-type="float">
            <text:p>35,2624808910891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string" calcext:value-type="string">
            <text:p>2023-02-06</text:p>
          </table:table-cell>
          <table:table-cell office:value-type="string" calcext:value-type="string">
            <text:p>16:48:44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47.06009" calcext:value-type="float">
            <text:p>47,06009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1.523609" calcext:value-type="float">
            <text:p>41,523609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64867986767741" calcext:value-type="float">
            <text:p>0,164867986767741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31.1760265346535" calcext:value-type="float">
            <text:p>31,1760265346535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string" calcext:value-type="string">
            <text:p>2023-02-06</text:p>
          </table:table-cell>
          <table:table-cell office:value-type="string" calcext:value-type="string">
            <text:p>17:06:25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46.892318" calcext:value-type="float">
            <text:p>46,89231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3.872419" calcext:value-type="float">
            <text:p>43,872419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85463230948234" calcext:value-type="float">
            <text:p>0,185463230948234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32.3240732673267" calcext:value-type="float">
            <text:p>32,3240732673267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string" calcext:value-type="string">
            <text:p>2023-02-06</text:p>
          </table:table-cell>
          <table:table-cell office:value-type="string" calcext:value-type="string">
            <text:p>17:43:30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53.183774" calcext:value-type="float">
            <text:p>53,18377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2.7819" calcext:value-type="float">
            <text:p>42,7819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235685294632588" calcext:value-type="float">
            <text:p>0,235685294632588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31.2293137623762" calcext:value-type="float">
            <text:p>31,2293137623762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string" calcext:value-type="string">
            <text:p>2023-02-06</text:p>
          </table:table-cell>
          <table:table-cell office:value-type="string" calcext:value-type="string">
            <text:p>18:01:09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47.311749" calcext:value-type="float">
            <text:p>47,311749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3.285217" calcext:value-type="float">
            <text:p>43,285217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22448744338372" calcext:value-type="float">
            <text:p>0,22448744338372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30.9288667326733" calcext:value-type="float">
            <text:p>30,9288667326733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string" calcext:value-type="string">
            <text:p>2023-02-06</text:p>
          </table:table-cell>
          <table:table-cell office:value-type="string" calcext:value-type="string">
            <text:p>18:18:51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52.177141" calcext:value-type="float">
            <text:p>52,177141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5.046824" calcext:value-type="float">
            <text:p>45,04682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89179079936747" calcext:value-type="float">
            <text:p>0,189179079936747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37.5176258415842" calcext:value-type="float">
            <text:p>37,5176258415842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string" calcext:value-type="string">
            <text:p>2023-02-06</text:p>
          </table:table-cell>
          <table:table-cell office:value-type="string" calcext:value-type="string">
            <text:p>18:36:38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48.821698" calcext:value-type="float">
            <text:p>48,82169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6.64066" calcext:value-type="float">
            <text:p>46,6406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225878073740498" calcext:value-type="float">
            <text:p>0,225878073740498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31.4126416831683" calcext:value-type="float">
            <text:p>31,4126416831683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string" calcext:value-type="string">
            <text:p>2023-02-06</text:p>
          </table:table-cell>
          <table:table-cell office:value-type="string" calcext:value-type="string">
            <text:p>18:54:18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51.925483" calcext:value-type="float">
            <text:p>51,925483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4.71128" calcext:value-type="float">
            <text:p>44,7112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52148474137062" calcext:value-type="float">
            <text:p>0,152148474137062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31.2349677227723" calcext:value-type="float">
            <text:p>31,2349677227723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string" calcext:value-type="string">
            <text:p>2023-02-06</text:p>
          </table:table-cell>
          <table:table-cell office:value-type="string" calcext:value-type="string">
            <text:p>19:49:15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52.764344" calcext:value-type="float">
            <text:p>52,76434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1.691381" calcext:value-type="float">
            <text:p>41,691381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285927152906157" calcext:value-type="float">
            <text:p>0,285927152906157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37.201538989899" calcext:value-type="float">
            <text:p>37,201538989899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string" calcext:value-type="string">
            <text:p>2023-02-06</text:p>
          </table:table-cell>
          <table:table-cell office:value-type="string" calcext:value-type="string">
            <text:p>20:07:00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47.395635" calcext:value-type="float">
            <text:p>47,395635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3.872419" calcext:value-type="float">
            <text:p>43,872419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85933772934336" calcext:value-type="float">
            <text:p>0,185933772934336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.203601364393559" calcext:value-type="float">
            <text:p>0,203601364393559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32.6798318811881" calcext:value-type="float">
            <text:p>32,6798318811881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string" calcext:value-type="string">
            <text:p>2023-02-06</text:p>
          </table:table-cell>
          <table:table-cell office:value-type="string" calcext:value-type="string">
            <text:p>20:24:52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48.234496" calcext:value-type="float">
            <text:p>48,23449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6.64066" calcext:value-type="float">
            <text:p>46,6406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232075641244369" calcext:value-type="float">
            <text:p>0,232075641244369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.124362641462505" calcext:value-type="float">
            <text:p>0,124362641462505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29.1911113861386" calcext:value-type="float">
            <text:p>29,1911113861386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string" calcext:value-type="string">
            <text:p>2023-02-06</text:p>
          </table:table-cell>
          <table:table-cell office:value-type="string" calcext:value-type="string">
            <text:p>20:42:33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53.770977" calcext:value-type="float">
            <text:p>53,770977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5.298483" calcext:value-type="float">
            <text:p>45,298483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200898039872173" calcext:value-type="float">
            <text:p>0,200898039872173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.0665847162466708" calcext:value-type="float">
            <text:p>0,066584716246671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34.9035240594059" calcext:value-type="float">
            <text:p>34,9035240594059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string" calcext:value-type="string">
            <text:p>2023-02-06</text:p>
          </table:table-cell>
          <table:table-cell office:value-type="string" calcext:value-type="string">
            <text:p>21:00:19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48.98947" calcext:value-type="float">
            <text:p>48,98947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1.859153" calcext:value-type="float">
            <text:p>41,859153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60810273326203" calcext:value-type="float">
            <text:p>0,160810273326203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.0498849873901838" calcext:value-type="float">
            <text:p>0,049884987390184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28.0269894059406" calcext:value-type="float">
            <text:p>28,0269894059406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string" calcext:value-type="string">
            <text:p>2023-02-06</text:p>
          </table:table-cell>
          <table:table-cell office:value-type="string" calcext:value-type="string">
            <text:p>21:18:05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50.751078" calcext:value-type="float">
            <text:p>50,75107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5.130711" calcext:value-type="float">
            <text:p>45,130711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228115756921542" calcext:value-type="float">
            <text:p>0,228115756921542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.107960825643267" calcext:value-type="float">
            <text:p>0,107960825643267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28.0207622772277" calcext:value-type="float">
            <text:p>28,0207622772277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string" calcext:value-type="string">
            <text:p>2023-02-06</text:p>
          </table:table-cell>
          <table:table-cell office:value-type="string" calcext:value-type="string">
            <text:p>21:54:32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50.583306" calcext:value-type="float">
            <text:p>50,58330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3.956305" calcext:value-type="float">
            <text:p>43,956305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75180224551032" calcext:value-type="float">
            <text:p>0,175180224551032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2.82916787627669" calcext:value-type="float">
            <text:p>2,82916787627669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28.3295739795918" calcext:value-type="float">
            <text:p>28,3295739795918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00f742176163908c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string" calcext:value-type="string">
            <text:p>2023-02-07</text:p>
          </table:table-cell>
          <table:table-cell office:value-type="string" calcext:value-type="string">
            <text:p>01:19:00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52.261027" calcext:value-type="float">
            <text:p>52,261027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3.536875" calcext:value-type="float">
            <text:p>43,536875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95509740865874" calcext:value-type="float">
            <text:p>0,195509740865874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.037304484531962" calcext:value-type="float">
            <text:p>0,037304484531962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27.6123058415842" calcext:value-type="float">
            <text:p>27,6123058415842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d52bb0762bc10615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string" calcext:value-type="string">
            <text:p>2023-02-07</text:p>
          </table:table-cell>
          <table:table-cell office:value-type="string" calcext:value-type="string">
            <text:p>01:36:45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53.603205" calcext:value-type="float">
            <text:p>53,603205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3.201331" calcext:value-type="float">
            <text:p>43,201331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256307641356401" calcext:value-type="float">
            <text:p>0,256307641356401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.0456498388829216" calcext:value-type="float">
            <text:p>0,045649838882922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32.2816865346535" calcext:value-type="float">
            <text:p>32,2816865346535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d52bb0762bc10615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string" calcext:value-type="string">
            <text:p>2023-02-07</text:p>
          </table:table-cell>
          <table:table-cell office:value-type="string" calcext:value-type="string">
            <text:p>01:54:30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52.4288" calcext:value-type="float">
            <text:p>52,428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3.956305" calcext:value-type="float">
            <text:p>43,956305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41405634543146" calcext:value-type="float">
            <text:p>0,141405634543146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.0607004301813095" calcext:value-type="float">
            <text:p>0,06070043018131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27.7352902970297" calcext:value-type="float">
            <text:p>27,7352902970297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d52bb0762bc10615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string" calcext:value-type="string">
            <text:p>2023-02-07</text:p>
          </table:table-cell>
          <table:table-cell office:value-type="string" calcext:value-type="string">
            <text:p>02:12:14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51.506053" calcext:value-type="float">
            <text:p>51,506053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3.620761" calcext:value-type="float">
            <text:p>43,620761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85242367115007" calcext:value-type="float">
            <text:p>0,185242367115007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.0265943300888251" calcext:value-type="float">
            <text:p>0,026594330088825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27.6832748514851" calcext:value-type="float">
            <text:p>27,6832748514851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d52bb0762bc10615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string" calcext:value-type="string">
            <text:p>2023-02-07</text:p>
          </table:table-cell>
          <table:table-cell office:value-type="string" calcext:value-type="string">
            <text:p>02:29:55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49.912217" calcext:value-type="float">
            <text:p>49,912217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4.459622" calcext:value-type="float">
            <text:p>44,45962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230928178704514" calcext:value-type="float">
            <text:p>0,230928178704514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.0391389432485323" calcext:value-type="float">
            <text:p>0,039138943248532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28.1978521782178" calcext:value-type="float">
            <text:p>28,1978521782178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d52bb0762bc10615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string" calcext:value-type="string">
            <text:p>2023-02-07</text:p>
          </table:table-cell>
          <table:table-cell office:value-type="string" calcext:value-type="string">
            <text:p>02:47:35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54.106521" calcext:value-type="float">
            <text:p>54,106521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1.104179" calcext:value-type="float">
            <text:p>41,104179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37919334308374" calcext:value-type="float">
            <text:p>0,137919334308374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.062089013066915" calcext:value-type="float">
            <text:p>0,062089013066915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27.3368053465347" calcext:value-type="float">
            <text:p>27,3368053465347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d52bb0762bc10615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string" calcext:value-type="string">
            <text:p>2023-02-07</text:p>
          </table:table-cell>
          <table:table-cell office:value-type="string" calcext:value-type="string">
            <text:p>03:05:19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50.079989" calcext:value-type="float">
            <text:p>50,079989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3.369103" calcext:value-type="float">
            <text:p>43,369103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205471077632864" calcext:value-type="float">
            <text:p>0,205471077632864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.0454727832018189" calcext:value-type="float">
            <text:p>0,045472783201819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27.5564030693069" calcext:value-type="float">
            <text:p>27,5564030693069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d52bb0762bc10615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string" calcext:value-type="string">
            <text:p>2023-02-07</text:p>
          </table:table-cell>
          <table:table-cell office:value-type="string" calcext:value-type="string">
            <text:p>03:23:00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52.680458" calcext:value-type="float">
            <text:p>52,68045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5.801799" calcext:value-type="float">
            <text:p>45,801799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46031949833567" calcext:value-type="float">
            <text:p>0,146031949833567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.0329263968390659" calcext:value-type="float">
            <text:p>0,032926396839066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29.0882256435644" calcext:value-type="float">
            <text:p>29,0882256435644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d52bb0762bc10615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string" calcext:value-type="string">
            <text:p>2023-02-07</text:p>
          </table:table-cell>
          <table:table-cell office:value-type="string" calcext:value-type="string">
            <text:p>03:40:39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52.764344" calcext:value-type="float">
            <text:p>52,76434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7.06009" calcext:value-type="float">
            <text:p>47,06009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80205600934256" calcext:value-type="float">
            <text:p>0,180205600934256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.0493011561121108" calcext:value-type="float">
            <text:p>0,049301156112111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32.9052769306931" calcext:value-type="float">
            <text:p>32,9052769306931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d52bb0762bc10615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string" calcext:value-type="string">
            <text:p>2023-02-07</text:p>
          </table:table-cell>
          <table:table-cell office:value-type="string" calcext:value-type="string">
            <text:p>03:58:18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53.183774" calcext:value-type="float">
            <text:p>53,18377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5.550141" calcext:value-type="float">
            <text:p>45,550141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89360680172361" calcext:value-type="float">
            <text:p>0,189360680172361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.050935948045333" calcext:value-type="float">
            <text:p>0,050935948045333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27.9583150495049" calcext:value-type="float">
            <text:p>27,9583150495049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d52bb0762bc10615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string" calcext:value-type="string">
            <text:p>2023-02-07</text:p>
          </table:table-cell>
          <table:table-cell office:value-type="string" calcext:value-type="string">
            <text:p>04:16:02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53.016002" calcext:value-type="float">
            <text:p>53,01600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3.285217" calcext:value-type="float">
            <text:p>43,285217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44638350341575" calcext:value-type="float">
            <text:p>0,144638350341575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.0455605285021306" calcext:value-type="float">
            <text:p>0,045560528502131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27.6780371287129" calcext:value-type="float">
            <text:p>27,6780371287129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d52bb0762bc10615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string" calcext:value-type="string">
            <text:p>2023-02-07</text:p>
          </table:table-cell>
          <table:table-cell office:value-type="string" calcext:value-type="string">
            <text:p>04:33:43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50.583306" calcext:value-type="float">
            <text:p>50,58330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2.446356" calcext:value-type="float">
            <text:p>42,44635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43113982659009" calcext:value-type="float">
            <text:p>0,143113982659009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.0491951132854137" calcext:value-type="float">
            <text:p>0,049195113285414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27.5705292" calcext:value-type="float">
            <text:p>27,5705292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d52bb0762bc10615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string" calcext:value-type="string">
            <text:p>2023-02-07</text:p>
          </table:table-cell>
          <table:table-cell office:value-type="string" calcext:value-type="string">
            <text:p>04:51:30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48.57004" calcext:value-type="float">
            <text:p>48,5700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1.607495" calcext:value-type="float">
            <text:p>41,607495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63000641179685" calcext:value-type="float">
            <text:p>0,163000641179685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.0613394301009312" calcext:value-type="float">
            <text:p>0,061339430100931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27.7074258415842" calcext:value-type="float">
            <text:p>27,7074258415842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d52bb0762bc10615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string" calcext:value-type="string">
            <text:p>2023-02-07</text:p>
          </table:table-cell>
          <table:table-cell office:value-type="string" calcext:value-type="string">
            <text:p>05:09:14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54.190407" calcext:value-type="float">
            <text:p>54,190407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2.698014" calcext:value-type="float">
            <text:p>42,69801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28678532812698" calcext:value-type="float">
            <text:p>0,128678532812698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.0217355865891431" calcext:value-type="float">
            <text:p>0,021735586589143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27.4974023762376" calcext:value-type="float">
            <text:p>27,4974023762376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d52bb0762bc10615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string" calcext:value-type="string">
            <text:p>2023-02-07</text:p>
          </table:table-cell>
          <table:table-cell office:value-type="string" calcext:value-type="string">
            <text:p>05:26:53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51.170508" calcext:value-type="float">
            <text:p>51,17050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0.181432" calcext:value-type="float">
            <text:p>40,18143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21390592568454" calcext:value-type="float">
            <text:p>0,21390592568454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.0346450327684268" calcext:value-type="float">
            <text:p>0,034645032768427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27.6045114851485" calcext:value-type="float">
            <text:p>27,6045114851485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d52bb0762bc10615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string" calcext:value-type="string">
            <text:p>2023-02-07</text:p>
          </table:table-cell>
          <table:table-cell office:value-type="string" calcext:value-type="string">
            <text:p>05:44:33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51.757711" calcext:value-type="float">
            <text:p>51,757711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5.130711" calcext:value-type="float">
            <text:p>45,130711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228500067444161" calcext:value-type="float">
            <text:p>0,228500067444161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.0385574377297381" calcext:value-type="float">
            <text:p>0,038557437729738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27.657315049505" calcext:value-type="float">
            <text:p>27,657315049505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861e219579ead198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string" calcext:value-type="string">
            <text:p>2023-02-07</text:p>
          </table:table-cell>
          <table:table-cell office:value-type="string" calcext:value-type="string">
            <text:p>06:02:18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50.834964" calcext:value-type="float">
            <text:p>50,83496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4.795166" calcext:value-type="float">
            <text:p>44,79516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49889411383931" calcext:value-type="float">
            <text:p>0,149889411383931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.0517946858652302" calcext:value-type="float">
            <text:p>0,05179468586523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28.0051277227723" calcext:value-type="float">
            <text:p>28,0051277227723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861e219579ead198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string" calcext:value-type="string">
            <text:p>2023-02-07</text:p>
          </table:table-cell>
          <table:table-cell office:value-type="string" calcext:value-type="string">
            <text:p>06:19:58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52.932116" calcext:value-type="float">
            <text:p>52,93211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5.298483" calcext:value-type="float">
            <text:p>45,298483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212356779765471" calcext:value-type="float">
            <text:p>0,212356779765471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.0281704568735915" calcext:value-type="float">
            <text:p>0,028170456873592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27.1212248514851" calcext:value-type="float">
            <text:p>27,1212248514851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861e219579ead198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string" calcext:value-type="string">
            <text:p>2023-02-07</text:p>
          </table:table-cell>
          <table:table-cell office:value-type="string" calcext:value-type="string">
            <text:p>06:37:42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51.506053" calcext:value-type="float">
            <text:p>51,506053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0.936407" calcext:value-type="float">
            <text:p>40,936407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44791334973149" calcext:value-type="float">
            <text:p>0,144791334973149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.0311720698254364" calcext:value-type="float">
            <text:p>0,031172069825437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28.4964658415842" calcext:value-type="float">
            <text:p>28,4964658415842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861e219579ead198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string" calcext:value-type="string">
            <text:p>2023-02-07</text:p>
          </table:table-cell>
          <table:table-cell office:value-type="string" calcext:value-type="string">
            <text:p>06:55:23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50.834964" calcext:value-type="float">
            <text:p>50,83496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0.43309" calcext:value-type="float">
            <text:p>40,43309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8119804936852" calcext:value-type="float">
            <text:p>0,18119804936852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.0143455557468296" calcext:value-type="float">
            <text:p>0,01434555574683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27.8775053465346" calcext:value-type="float">
            <text:p>27,8775053465346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861e219579ead198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string" calcext:value-type="string">
            <text:p>2023-02-07</text:p>
          </table:table-cell>
          <table:table-cell office:value-type="string" calcext:value-type="string">
            <text:p>07:13:04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52.596572" calcext:value-type="float">
            <text:p>52,59657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3.033559" calcext:value-type="float">
            <text:p>43,033559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35018092776401" calcext:value-type="float">
            <text:p>0,135018092776401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.0323493732308936" calcext:value-type="float">
            <text:p>0,032349373230894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28.2009454455446" calcext:value-type="float">
            <text:p>28,2009454455446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861e219579ead198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string" calcext:value-type="string">
            <text:p>2023-02-07</text:p>
          </table:table-cell>
          <table:table-cell office:value-type="string" calcext:value-type="string">
            <text:p>07:30:46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50.667192" calcext:value-type="float">
            <text:p>50,66719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2.614128" calcext:value-type="float">
            <text:p>42,61412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4603486578782" calcext:value-type="float">
            <text:p>0,14603486578782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.0272227364294659" calcext:value-type="float">
            <text:p>0,027222736429466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27.1086332673267" calcext:value-type="float">
            <text:p>27,1086332673267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861e219579ead198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string" calcext:value-type="string">
            <text:p>2023-02-07</text:p>
          </table:table-cell>
          <table:table-cell office:value-type="string" calcext:value-type="string">
            <text:p>07:48:25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52.344913" calcext:value-type="float">
            <text:p>52,344913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3.956305" calcext:value-type="float">
            <text:p>43,956305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277788828956411" calcext:value-type="float">
            <text:p>0,277788828956411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.0316697896598137" calcext:value-type="float">
            <text:p>0,031669789659814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27.8788063366337" calcext:value-type="float">
            <text:p>27,8788063366337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861e219579ead198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string" calcext:value-type="string">
            <text:p>2023-02-07</text:p>
          </table:table-cell>
          <table:table-cell office:value-type="string" calcext:value-type="string">
            <text:p>08:06:06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49.660559" calcext:value-type="float">
            <text:p>49,660559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6.137344" calcext:value-type="float">
            <text:p>46,13734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215529556128203" calcext:value-type="float">
            <text:p>0,215529556128203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.160921274295341" calcext:value-type="float">
            <text:p>0,160921274295341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27.9385266336634" calcext:value-type="float">
            <text:p>27,9385266336634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861e219579ead198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string" calcext:value-type="string">
            <text:p>2023-02-07</text:p>
          </table:table-cell>
          <table:table-cell office:value-type="string" calcext:value-type="string">
            <text:p>08:23:46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52.932116" calcext:value-type="float">
            <text:p>52,93211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4.879052" calcext:value-type="float">
            <text:p>44,87905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73461095685311" calcext:value-type="float">
            <text:p>0,173461095685311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.0465284599079771" calcext:value-type="float">
            <text:p>0,046528459907977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27.521080990099" calcext:value-type="float">
            <text:p>27,521080990099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861e219579ead198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string" calcext:value-type="string">
            <text:p>2023-02-07</text:p>
          </table:table-cell>
          <table:table-cell office:value-type="string" calcext:value-type="string">
            <text:p>08:41:26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51.086622" calcext:value-type="float">
            <text:p>51,08662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3.788533" calcext:value-type="float">
            <text:p>43,788533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48464422407745" calcext:value-type="float">
            <text:p>0,148464422407745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.0344407354421661" calcext:value-type="float">
            <text:p>0,034440735442166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27.7031247524752" calcext:value-type="float">
            <text:p>27,7031247524752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861e219579ead198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string" calcext:value-type="string">
            <text:p>2023-02-07</text:p>
          </table:table-cell>
          <table:table-cell office:value-type="string" calcext:value-type="string">
            <text:p>08:59:07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51.002736" calcext:value-type="float">
            <text:p>51,00273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4.627394" calcext:value-type="float">
            <text:p>44,62739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30823017053207" calcext:value-type="float">
            <text:p>0,130823017053207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.0233948531323109" calcext:value-type="float">
            <text:p>0,023394853132311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28.0040777227723" calcext:value-type="float">
            <text:p>28,0040777227723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861e219579ead198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string" calcext:value-type="string">
            <text:p>2023-02-07</text:p>
          </table:table-cell>
          <table:table-cell office:value-type="string" calcext:value-type="string">
            <text:p>09:16:48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47.311749" calcext:value-type="float">
            <text:p>47,311749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6.305116" calcext:value-type="float">
            <text:p>46,30511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268516796664002" calcext:value-type="float">
            <text:p>0,268516796664002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.0425894378194208" calcext:value-type="float">
            <text:p>0,042589437819421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31.7693582178218" calcext:value-type="float">
            <text:p>31,7693582178218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861e219579ead198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string" calcext:value-type="string">
            <text:p>2023-02-07</text:p>
          </table:table-cell>
          <table:table-cell office:value-type="string" calcext:value-type="string">
            <text:p>09:34:29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51.254394" calcext:value-type="float">
            <text:p>51,25439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1.94304" calcext:value-type="float">
            <text:p>41,9430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50020904307189" calcext:value-type="float">
            <text:p>0,150020904307189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.0359562992670447" calcext:value-type="float">
            <text:p>0,035956299267045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27.7883206930693" calcext:value-type="float">
            <text:p>27,7883206930693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861e219579ead198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string" calcext:value-type="string">
            <text:p>2023-02-07</text:p>
          </table:table-cell>
          <table:table-cell office:value-type="string" calcext:value-type="string">
            <text:p>09:52:08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53.099888" calcext:value-type="float">
            <text:p>53,09988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2.278584" calcext:value-type="float">
            <text:p>42,27858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37136246837357" calcext:value-type="float">
            <text:p>0,137136246837357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.0356701879544519" calcext:value-type="float">
            <text:p>0,035670187954452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28.5230528712871" calcext:value-type="float">
            <text:p>28,5230528712871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861e219579ead198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string" calcext:value-type="string">
            <text:p>2023-02-07</text:p>
          </table:table-cell>
          <table:table-cell office:value-type="string" calcext:value-type="string">
            <text:p>10:09:49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52.177141" calcext:value-type="float">
            <text:p>52,177141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1.775267" calcext:value-type="float">
            <text:p>41,775267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9192857232633" calcext:value-type="float">
            <text:p>0,19192857232633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.086084807419955" calcext:value-type="float">
            <text:p>0,086084807419955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27.7793973267327" calcext:value-type="float">
            <text:p>27,7793973267327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861e219579ead198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string" calcext:value-type="string">
            <text:p>2023-02-07</text:p>
          </table:table-cell>
          <table:table-cell office:value-type="string" calcext:value-type="string">
            <text:p>10:27:33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wnload:</text:p>
          </table:table-cell>
          <table:table-cell office:value-type="float" office:value="51.673825" calcext:value-type="float">
            <text:p>51,673825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pload:</text:p>
          </table:table-cell>
          <table:table-cell office:value-type="float" office:value="42.530242" calcext:value-type="float">
            <text:p>42,53024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71222114512323" calcext:value-type="float">
            <text:p>0,171222114512323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.0518247776989799" calcext:value-type="float">
            <text:p>0,05182477769898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28.1178668316832" calcext:value-type="float">
            <text:p>28,1178668316832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ar:</text:p>
          </table:table-cell>
          <table:table-cell office:value-type="string" calcext:value-type="string">
            <text:p>861e219579ead198</text:p>
          </table:table-cell>
        </table:table-row>
      </table:table>
      <table:named-expressions/>
      <table:database-ranges>
        <table:database-range table:name="__Anonymous_Sheet_DB__0" table:target-range-address="results.B1:results.C1048576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02-12T15:43:35.349676729</dc:date>
    <meta:editing-duration>PT23H10M50S</meta:editing-duration>
    <meta:editing-cycles>1</meta:editing-cycles>
    <meta:document-statistic meta:table-count="1" meta:cell-count="14960" meta:object-count="0"/>
    <meta:generator>LibreOffice/6.4.7.2$Linux_X86_64 LibreOffice_project/40$Build-2</meta:generator>
  </office:meta>
</office:document-meta>
</file>